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automatic-styles>
    <style:style style:name="Tabla1" style:family="table">
      <style:table-properties style:width="3.5333in" fo:margin-left="1.466in" fo:margin-top="0in" fo:margin-bottom="0in" table:align="left" style:writing-mode="lr-tb"/>
    </style:style>
    <style:style style:name="Tabla1.A" style:family="table-column">
      <style:table-column-properties style:column-width="1.5965in"/>
    </style:style>
    <style:style style:name="Tabla1.B" style:family="table-column">
      <style:table-column-properties style:column-width="1.9368in"/>
    </style:style>
    <style:style style:name="Tabla1.1" style:family="table-row">
      <style:table-row-properties fo:keep-together="auto"/>
    </style:style>
    <style:style style:name="Tabla1.A1" style:family="table-cell">
      <style:table-cell-properties fo:background-color="#a0a0a0" fo:padding-left="0.075in" fo:padding-right="0.075in" fo:padding-top="0in" fo:padding-bottom="0in" fo:border="0.5pt solid #000000">
        <style:background-image/>
      </style:table-cell-properties>
    </style:style>
    <style:style style:name="Tabla1.A2" style:family="table-cell">
      <style:table-cell-properties fo:padding-left="0.075in" fo:padding-right="0.075in" fo:padding-top="0in" fo:padding-bottom="0in" fo:border="0.5pt solid #000000"/>
    </style:style>
    <style:style style:name="Tabla1.B2" style:family="table-cell">
      <style:table-cell-properties fo:padding-left="0.075in" fo:padding-right="0.075in" fo:padding-top="0in" fo:padding-bottom="0in" fo:border="0.5pt solid #000000"/>
    </style:style>
    <style:style style:name="Tabla1.A3" style:family="table-cell">
      <style:table-cell-properties fo:padding-left="0.075in" fo:padding-right="0.075in" fo:padding-top="0in" fo:padding-bottom="0in" fo:border="0.5pt solid #000000"/>
    </style:style>
    <style:style style:name="Tabla1.B3" style:family="table-cell">
      <style:table-cell-properties fo:padding-left="0.075in" fo:padding-right="0.075in" fo:padding-top="0in" fo:padding-bottom="0in" fo:border="0.5pt solid #000000"/>
    </style:style>
    <style:style style:name="Tabla1.A4" style:family="table-cell">
      <style:table-cell-properties fo:padding-left="0.075in" fo:padding-right="0.075in" fo:padding-top="0in" fo:padding-bottom="0in" fo:border="0.5pt solid #000000"/>
    </style:style>
    <style:style style:name="Tabla1.B4" style:family="table-cell">
      <style:table-cell-properties fo:padding-left="0.075in" fo:padding-right="0.075in" fo:padding-top="0in" fo:padding-bottom="0in" fo:border="0.5pt solid #000000"/>
    </style:style>
    <style:style style:name="Table1" style:family="table">
      <style:table-properties style:width="6.7424in" fo:margin-left="0.0222in" fo:margin-top="0in" fo:margin-bottom="0in" table:align="left" style:writing-mode="lr-tb"/>
    </style:style>
    <style:style style:name="Table1.A" style:family="table-column">
      <style:table-column-properties style:column-width="3.3465in"/>
    </style:style>
    <style:style style:name="Table1.B" style:family="table-column">
      <style:table-column-properties style:column-width="3.3958in"/>
    </style:style>
    <style:style style:name="Table1.1" style:family="table-row">
      <style:table-row-properties fo:keep-together="auto"/>
    </style:style>
    <style:style style:name="Table1.A1" style:family="table-cell">
      <style:table-cell-properties fo:background-color="#d9d9d9" fo:padding-left="0.0486in" fo:padding-right="0.0486in" fo:padding-top="0in" fo:padding-bottom="0in" fo:border="0.5pt solid #000000">
        <style:background-image/>
      </style:table-cell-properties>
    </style:style>
    <style:style style:name="Table1.A2" style:family="table-cell">
      <style:table-cell-properties fo:padding-left="0.0486in" fo:padding-right="0.0486in" fo:padding-top="0in" fo:padding-bottom="0in" fo:border="0.5pt solid #000000"/>
    </style:style>
    <style:style style:name="Table1.B2" style:family="table-cell">
      <style:table-cell-properties fo:padding-left="0.0486in" fo:padding-right="0.0486in" fo:padding-top="0in" fo:padding-bottom="0in" fo:border="0.5pt solid #000000"/>
    </style:style>
    <style:style style:name="Table2" style:family="table">
      <style:table-properties style:width="6.7389in" fo:margin-left="0.0222in" fo:margin-top="0in" fo:margin-bottom="0in" table:align="left" style:writing-mode="lr-tb"/>
    </style:style>
    <style:style style:name="Table2.A" style:family="table-column">
      <style:table-column-properties style:column-width="3.3451in"/>
    </style:style>
    <style:style style:name="Table2.B" style:family="table-column">
      <style:table-column-properties style:column-width="3.3938in"/>
    </style:style>
    <style:style style:name="Table2.1" style:family="table-row">
      <style:table-row-properties fo:keep-together="auto"/>
    </style:style>
    <style:style style:name="Table2.A1" style:family="table-cell">
      <style:table-cell-properties fo:padding-left="0.0486in" fo:padding-right="0.0486in" fo:padding-top="0in" fo:padding-bottom="0in" fo:border="none"/>
    </style:style>
    <style:style style:name="P1" style:family="paragraph" style:parent-style-name="Standard">
      <style:paragraph-properties fo:text-align="center" style:justify-single-word="false"/>
      <style:text-properties style:font-name="Arial1" fo:font-size="10pt" fo:font-weight="bold" style:font-size-asian="10pt" style:font-weight-asian="bold" style:font-name-complex="Arial2"/>
    </style:style>
    <style:style style:name="P2" style:family="paragraph" style:parent-style-name="Standard">
      <style:paragraph-properties fo:text-align="justify" style:justify-single-word="false"/>
      <style:text-properties style:font-name="Arial1" fo:font-size="10pt" fo:font-weight="bold" style:font-size-asian="10pt" style:font-weight-asian="bold" style:font-name-complex="Arial2"/>
    </style:style>
    <style:style style:name="P3" style:family="paragraph" style:parent-style-name="Standard">
      <style:paragraph-properties fo:text-align="justify" style:justify-single-word="false" fo:orphans="2" fo:widows="2"/>
      <style:text-properties style:font-name="Arial1" fo:font-size="10pt" fo:font-weight="bold" style:font-size-asian="10pt" style:font-weight-asian="bold" style:font-name-complex="Arial2"/>
    </style:style>
    <style:style style:name="P4" style:family="paragraph" style:parent-style-name="Standard">
      <style:paragraph-properties fo:text-align="justify" style:justify-single-word="false"/>
      <style:text-properties style:font-name="Arial1" fo:font-size="10pt" fo:font-weight="bold" officeooo:paragraph-rsid="0019b98e" style:font-size-asian="10pt" style:font-weight-asian="bold" style:font-name-complex="Arial2"/>
    </style:style>
    <style:style style:name="P5" style:family="paragraph" style:parent-style-name="Standard">
      <style:paragraph-properties fo:text-align="justify" style:justify-single-word="false"/>
      <style:text-properties style:font-name="Arial1" fo:font-size="10pt" fo:font-weight="bold" fo:background-color="#ffff00" style:font-size-asian="10pt" style:font-weight-asian="bold" style:font-name-complex="Arial2"/>
    </style:style>
    <style:style style:name="P6" style:family="paragraph" style:parent-style-name="Standard">
      <style:text-properties style:font-name="Arial1" fo:font-size="10pt" style:font-size-asian="10pt" style:font-name-complex="Arial2"/>
    </style:style>
    <style:style style:name="P7" style:family="paragraph" style:parent-style-name="Standard">
      <style:paragraph-properties fo:text-align="justify" style:justify-single-word="false"/>
      <style:text-properties style:font-name="Arial1" fo:font-size="10pt" style:font-size-asian="10pt" style:font-name-complex="Arial2"/>
    </style:style>
    <style:style style:name="P8" style:family="paragraph" style:parent-style-name="Standard">
      <style:paragraph-properties fo:text-align="justify" style:justify-single-word="false">
        <style:tab-stops>
          <style:tab-stop style:position="2.8484in"/>
        </style:tab-stops>
      </style:paragraph-properties>
      <style:text-properties style:font-name="Arial1" fo:font-size="10pt" style:font-size-asian="10pt" style:font-name-complex="Arial2"/>
    </style:style>
    <style:style style:name="P9" style:family="paragraph" style:parent-style-name="Standard">
      <style:paragraph-properties fo:text-align="justify" style:justify-single-word="false">
        <style:tab-stops>
          <style:tab-stop style:position="2.8484in"/>
        </style:tab-stops>
      </style:paragraph-properties>
      <style:text-properties style:font-name="Arial1" fo:font-size="10pt" officeooo:paragraph-rsid="001626ba" style:font-size-asian="10pt" style:font-name-complex="Arial2"/>
    </style:style>
    <style:style style:name="P10" style:family="paragraph" style:parent-style-name="Standard">
      <style:paragraph-properties fo:text-align="justify" style:justify-single-word="false" fo:orphans="2" fo:widows="2"/>
      <style:text-properties style:font-name="Arial1" fo:font-size="10pt" style:font-size-asian="10pt" style:font-name-complex="Arial2"/>
    </style:style>
    <style:style style:name="P11" style:family="paragraph" style:parent-style-name="Standard">
      <style:paragraph-properties>
        <style:tab-stops>
          <style:tab-stop style:position="2.8484in"/>
        </style:tab-stops>
      </style:paragraph-properties>
      <style:text-properties style:font-name="Arial1" fo:font-size="10pt" style:font-size-asian="10pt" style:font-name-complex="Arial2"/>
    </style:style>
    <style:style style:name="P12" style:family="paragraph" style:parent-style-name="Standard">
      <style:paragraph-properties fo:text-align="justify" style:justify-single-word="false" fo:orphans="2" fo:widows="2"/>
      <style:text-properties style:font-name="Arial1" fo:font-size="10pt" style:font-size-asian="10pt" style:language-asian="es" style:country-asian="ES" style:font-name-complex="Arial2"/>
    </style:style>
    <style:style style:name="P13" style:family="paragraph" style:parent-style-name="Standard">
      <style:paragraph-properties fo:text-align="justify" style:justify-single-word="false"/>
      <style:text-properties style:font-name="Arial1" fo:font-size="10pt" fo:background-color="#ffff00" style:font-size-asian="10pt" style:font-name-complex="Arial2"/>
    </style:style>
    <style:style style:name="P14"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5" style:family="paragraph" style:parent-style-name="Standard">
      <style:paragraph-properties fo:text-align="center" style:justify-single-word="false">
        <style:tab-stops>
          <style:tab-stop style:position="2.8484in"/>
        </style:tab-stops>
      </style:paragraph-properties>
      <style:text-properties style:font-name="Arial1" fo:font-size="10pt" fo:letter-spacing="-0.0043in" fo:font-weight="bold" style:font-size-asian="10pt" style:font-weight-asian="bold" style:font-name-complex="Arial2"/>
    </style:style>
    <style:style style:name="P16" style:family="paragraph" style:parent-style-name="Standard">
      <style:paragraph-properties fo:text-align="justify" style:justify-single-word="false"/>
      <style:text-properties style:font-name="Arial1" fo:font-size="10pt" fo:letter-spacing="-0.0043in" style:font-size-asian="10pt" style:font-name-complex="Arial2"/>
    </style:style>
    <style:style style:name="P17" style:family="paragraph" style:parent-style-name="Standard">
      <style:paragraph-properties fo:text-align="justify" style:justify-single-word="false">
        <style:tab-stops>
          <style:tab-stop style:position="2.8484in"/>
        </style:tab-stops>
      </style:paragraph-properties>
      <style:text-properties style:font-name="Arial1" fo:font-size="10pt" fo:letter-spacing="-0.0043in" style:font-size-asian="10pt" style:font-name-complex="Arial2"/>
    </style:style>
    <style:style style:name="P18" style:family="paragraph" style:parent-style-name="Standard">
      <style:paragraph-properties fo:text-align="justify" style:justify-single-word="false"/>
      <style:text-properties style:font-name="Arial1" fo:font-size="10pt" fo:language="es" fo:country="MX" fo:font-weight="bold" style:font-size-asian="10pt" style:font-weight-asian="bold" style:font-name-complex="Arial2"/>
    </style:style>
    <style:style style:name="P19" style:family="paragraph" style:parent-style-name="Standard">
      <style:paragraph-properties fo:text-align="justify" style:justify-single-word="false" fo:orphans="2" fo:widows="2"/>
      <style:text-properties style:font-name="Arial1" fo:font-size="10pt" fo:language="es" fo:country="MX" fo:font-weight="bold" fo:background-color="#ffff00" style:font-size-asian="10pt" style:font-weight-asian="bold" style:font-name-complex="Arial2"/>
    </style:style>
    <style:style style:name="P20" style:family="paragraph" style:parent-style-name="Standard">
      <style:paragraph-properties fo:text-align="justify" style:justify-single-word="false"/>
      <style:text-properties style:font-name="Arial1" fo:font-size="10pt" fo:language="es" fo:country="MX" fo:background-color="#ffff00" style:font-size-asian="10pt" style:font-name-complex="Arial2"/>
    </style:style>
    <style:style style:name="P21" style:family="paragraph" style:parent-style-name="Standard">
      <style:paragraph-properties fo:text-align="justify" style:justify-single-word="false"/>
      <style:text-properties style:font-name="Arial1" fo:font-size="10pt" fo:language="es" fo:country="MX" style:font-size-asian="10pt" style:font-name-complex="Arial2"/>
    </style:style>
    <style:style style:name="P22" style:family="paragraph" style:parent-style-name="Standard">
      <style:paragraph-properties fo:text-align="justify" style:justify-single-word="false"/>
      <style:text-properties style:font-name="Arial1" fo:font-size="10pt" fo:language="es" fo:country="ES" style:font-size-asian="10pt" style:font-name-complex="Arial2"/>
    </style:style>
    <style:style style:name="P23" style:family="paragraph" style:parent-style-name="Standard">
      <style:paragraph-properties fo:text-align="justify" style:justify-single-word="false"/>
      <style:text-properties style:font-name="Arial1" fo:font-size="10pt" style:text-underline-style="solid" style:text-underline-width="auto" style:text-underline-color="font-color" fo:font-weight="bold" style:font-size-asian="10pt" style:font-weight-asian="bold" style:font-name-complex="Arial2"/>
    </style:style>
    <style:style style:name="P24" style:family="paragraph" style:parent-style-name="Standard">
      <style:paragraph-properties fo:text-align="justify" style:justify-single-word="false">
        <style:tab-stops>
          <style:tab-stop style:position="2.8484in"/>
        </style:tab-stops>
      </style:paragraph-properties>
      <style:text-properties style:font-name="Arial1" fo:font-size="10pt" style:text-underline-style="solid" style:text-underline-width="auto" style:text-underline-color="font-color" fo:font-weight="bold" officeooo:paragraph-rsid="0019b98e" style:font-size-asian="10pt" style:font-weight-asian="bold"/>
    </style:style>
    <style:style style:name="P25" style:family="paragraph" style:parent-style-name="Standard">
      <style:paragraph-properties fo:text-align="center" style:justify-single-word="false"/>
      <style:text-properties style:font-name="Arial1" fo:font-size="10pt" fo:language="pt" fo:country="BR" fo:font-weight="bold" style:font-size-asian="10pt" style:font-weight-asian="bold" style:font-name-complex="Arial2"/>
    </style:style>
    <style:style style:name="P26" style:family="paragraph" style:parent-style-name="Standard">
      <style:paragraph-properties fo:text-align="justify" style:justify-single-word="false"/>
    </style:style>
    <style:style style:name="P27" style:family="paragraph" style:parent-style-name="Standard">
      <style:paragraph-properties fo:text-align="justify" style:justify-single-word="false" fo:orphans="2" fo:widows="2"/>
    </style:style>
    <style:style style:name="P28" style:family="paragraph" style:parent-style-name="Standard">
      <style:paragraph-properties fo:text-align="justify" style:justify-single-word="false"/>
      <style:text-properties officeooo:paragraph-rsid="0012ce23"/>
    </style:style>
    <style:style style:name="P29" style:family="paragraph" style:parent-style-name="Standard">
      <style:paragraph-properties fo:text-align="justify" style:justify-single-word="false"/>
      <style:text-properties officeooo:paragraph-rsid="00144c4b"/>
    </style:style>
    <style:style style:name="P30" style:family="paragraph" style:parent-style-name="Standard">
      <style:paragraph-properties fo:text-align="justify" style:justify-single-word="false"/>
      <style:text-properties officeooo:paragraph-rsid="001558e6"/>
    </style:style>
    <style:style style:name="P31" style:family="paragraph" style:parent-style-name="Standard">
      <style:paragraph-properties fo:text-align="justify" style:justify-single-word="false"/>
      <style:text-properties officeooo:paragraph-rsid="001626ba"/>
    </style:style>
    <style:style style:name="P32" style:family="paragraph" style:parent-style-name="Standard">
      <style:paragraph-properties fo:text-align="justify" style:justify-single-word="false"/>
      <style:text-properties officeooo:paragraph-rsid="00175ec0"/>
    </style:style>
    <style:style style:name="P33" style:family="paragraph" style:parent-style-name="Standard">
      <style:paragraph-properties fo:text-align="justify" style:justify-single-word="false">
        <style:tab-stops>
          <style:tab-stop style:position="2.8484in"/>
        </style:tab-stops>
      </style:paragraph-properties>
      <style:text-properties officeooo:paragraph-rsid="0019b98e"/>
    </style:style>
    <style:style style:name="P34" style:family="paragraph" style:parent-style-name="Standard">
      <style:paragraph-properties fo:text-align="justify" style:justify-single-word="false"/>
      <style:text-properties officeooo:paragraph-rsid="001b2715"/>
    </style:style>
    <style:style style:name="P35" style:family="paragraph" style:parent-style-name="Standard">
      <style:paragraph-properties fo:text-align="justify" style:justify-single-word="false"/>
      <style:text-properties officeooo:paragraph-rsid="001ebf6a"/>
    </style:style>
    <style:style style:name="P36" style:family="paragraph" style:parent-style-name="Standard">
      <style:paragraph-properties fo:text-align="justify" style:justify-single-word="false"/>
      <style:text-properties fo:color="#000000" style:font-name="Arial1" fo:font-size="10pt" style:font-size-asian="10pt" style:font-name-complex="Arial2"/>
    </style:style>
    <style:style style:name="P37" style:family="paragraph" style:parent-style-name="Standard">
      <style:paragraph-properties fo:text-align="justify" style:justify-single-word="false">
        <style:tab-stops>
          <style:tab-stop style:position="0.3752in"/>
        </style:tab-stops>
      </style:paragraph-properties>
      <style:text-properties fo:color="#000000" style:font-name="Arial1" fo:font-size="10pt" style:font-size-asian="10pt" style:font-name-complex="Arial2"/>
    </style:style>
    <style:style style:name="P38"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font-size-asian="10pt" style:font-name-complex="Arial2"/>
    </style:style>
    <style:style style:name="P39" style:family="paragraph" style:parent-style-name="Standard">
      <style:paragraph-properties fo:text-align="center" style:justify-single-word="false"/>
      <style:text-properties fo:color="#000000" style:font-name="Arial1" fo:font-size="10pt" officeooo:paragraph-rsid="001b2715" style:font-size-asian="10pt" style:font-name-complex="Arial2"/>
    </style:style>
    <style:style style:name="P40" style:family="paragraph" style:parent-style-name="Standard">
      <style:text-properties fo:color="#000000" style:font-name="Arial1" fo:font-size="10pt" style:font-size-asian="10pt" style:language-asian="en" style:country-asian="US" style:font-name-complex="Arial2"/>
    </style:style>
    <style:style style:name="P41" style:family="paragraph" style:parent-style-name="Standard">
      <style:paragraph-properties fo:text-align="justify" style:justify-single-word="false"/>
      <style:text-properties fo:color="#000000" style:font-name="Arial1" fo:font-size="10pt" fo:background-color="#ffff00" style:font-size-asian="10pt" style:font-name-complex="Arial2"/>
    </style:style>
    <style:style style:name="P42" style:family="paragraph" style:parent-style-name="Standard">
      <style:paragraph-properties fo:text-align="justify" style:justify-single-word="false"/>
      <style:text-properties fo:color="#000000" style:font-name="Arial1" fo:font-size="10pt" fo:font-weight="bold" style:font-size-asian="10pt" style:font-weight-asian="bold" style:font-name-complex="Arial2"/>
    </style:style>
    <style:style style:name="P43" style:family="paragraph" style:parent-style-name="Standard">
      <style:paragraph-properties fo:text-align="justify" style:justify-single-word="false" fo:orphans="2" fo:widows="2"/>
      <style:text-properties fo:color="#000000" style:font-name="Arial1" fo:font-size="10pt" fo:font-weight="bold" style:font-size-asian="10pt" style:font-weight-asian="bold" style:font-name-complex="Arial2"/>
    </style:style>
    <style:style style:name="P44" style:family="paragraph" style:parent-style-name="Standard">
      <style:paragraph-properties fo:text-align="center" style:justify-single-word="false"/>
      <style:text-properties fo:color="#000000" style:font-name="Arial1" fo:font-size="10pt" fo:font-weight="bold" style:font-size-asian="10pt" style:font-weight-asian="bold" style:font-name-complex="Arial2"/>
    </style:style>
    <style:style style:name="P45" style:family="paragraph" style:parent-style-name="Standard">
      <style:paragraph-properties fo:text-align="center" style:justify-single-word="false"/>
      <style:text-properties fo:color="#000000" style:font-name="Arial1" fo:font-size="10pt" fo:font-weight="bold" officeooo:paragraph-rsid="001b2715" style:font-size-asian="10pt" style:font-weight-asian="bold" style:font-name-complex="Arial2"/>
    </style:style>
    <style:style style:name="P46" style:family="paragraph" style:parent-style-name="Standard">
      <style:text-properties fo:color="#000000" style:font-name="Arial1" fo:font-size="10pt" fo:font-weight="bold" officeooo:paragraph-rsid="001b2715" style:font-size-asian="10pt" style:font-weight-asian="bold" style:font-name-complex="Arial2"/>
    </style:style>
    <style:style style:name="P47" style:family="paragraph" style:parent-style-name="Standard">
      <style:paragraph-properties fo:text-align="justify" style:justify-single-word="false"/>
      <style:text-properties fo:color="#000000" style:font-name="Arial1" fo:font-size="10pt" fo:language="es" fo:country="MX" style:font-size-asian="10pt" style:font-name-complex="Arial2"/>
    </style:style>
    <style:style style:name="P48" style:family="paragraph" style:parent-style-name="Standard">
      <style:paragraph-properties fo:text-align="justify" style:justify-single-word="false"/>
      <style:text-properties fo:color="#000000" style:font-name="Arial1" fo:font-size="10pt" fo:language="es" fo:country="MX" fo:font-weight="bold" style:font-size-asian="10pt" style:font-weight-asian="bold" style:font-name-complex="Arial2"/>
    </style:style>
    <style:style style:name="P49" style:family="paragraph" style:parent-style-name="Standard">
      <style:paragraph-properties fo:text-align="justify" style:justify-single-word="false" fo:orphans="2" fo:widows="2"/>
      <style:text-properties fo:color="#000000" style:font-name="Arial1" fo:font-size="10pt" fo:language="es" fo:country="MX" fo:font-weight="bold" style:font-size-asian="10pt" style:font-weight-asian="bold" style:font-name-complex="Arial2"/>
    </style:style>
    <style:style style:name="P50" style:family="paragraph" style:parent-style-name="Standard">
      <style:paragraph-properties fo:text-align="justify" style:justify-single-word="false">
        <style:tab-stops>
          <style:tab-stop style:position="2.8484in"/>
        </style:tab-stops>
      </style:paragraph-properties>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P51" style:family="paragraph" style:parent-style-name="Standard">
      <style:paragraph-properties fo:text-align="center" style:justify-single-word="false"/>
      <style:text-properties fo:color="#000000" style:font-name="Arial1" fo:font-size="8pt" fo:font-weight="bold" officeooo:paragraph-rsid="001b2715" style:font-name-asian="Times New Roman1" style:font-size-asian="8pt" style:font-weight-asian="bold" style:font-name-complex="Arial2" style:font-size-complex="8pt" style:font-weight-complex="bold"/>
    </style:style>
    <style:style style:name="P52" style:family="paragraph" style:parent-style-name="Standard">
      <style:paragraph-properties fo:text-align="justify" style:justify-single-word="false"/>
      <style:text-properties fo:color="#000000" style:font-name="Arial" fo:font-size="9pt" fo:language="es" fo:country="ES" officeooo:paragraph-rsid="0019b98e" fo:background-color="transparent" style:font-name-asian="Calibri2" style:font-size-asian="9pt" style:font-name-complex="Arial2" style:font-size-complex="9pt" style:font-weight-complex="bold"/>
    </style:style>
    <style:style style:name="P53" style:family="paragraph" style:parent-style-name="Standard">
      <style:paragraph-properties fo:text-align="justify" style:justify-single-word="false"/>
      <style:text-properties fo:color="#000000" style:font-name="Arial" fo:font-size="9pt" fo:language="es" fo:country="ES" officeooo:paragraph-rsid="001b2715" fo:background-color="transparent" style:font-name-asian="Calibri2" style:font-size-asian="9pt" style:font-name-complex="Arial2" style:font-size-complex="9pt" style:font-weight-complex="bold"/>
    </style:style>
    <style:style style:name="P54" style:family="paragraph" style:parent-style-name="Standard">
      <style:paragraph-properties fo:text-align="justify" style:justify-single-word="false"/>
      <style:text-properties fo:color="#000000" style:font-name="Arial" fo:font-size="9pt" fo:language="es" fo:country="MX" fo:font-weight="bold" officeooo:paragraph-rsid="0019b98e" fo:background-color="transparent" style:font-size-asian="9pt" style:font-weight-asian="bold" style:font-name-complex="Arial2" style:font-size-complex="9pt"/>
    </style:style>
    <style:style style:name="P55" style:family="paragraph" style:parent-style-name="Standard">
      <style:paragraph-properties fo:text-align="justify" style:justify-single-word="false"/>
      <style:text-properties fo:color="#000000" style:font-name="Arial" fo:font-size="9pt" fo:language="es" fo:country="MX" fo:font-weight="bold" officeooo:paragraph-rsid="001a4b35" fo:background-color="transparent" style:font-size-asian="9pt" style:font-weight-asian="bold" style:font-name-complex="Arial2" style:font-size-complex="9pt"/>
    </style:style>
    <style:style style:name="P56" style:family="paragraph" style:parent-style-name="Standard">
      <style:paragraph-properties fo:text-align="justify" style:justify-single-word="false"/>
      <style:text-properties fo:color="#000000" style:font-name="Arial" fo:font-size="9pt" fo:language="es" fo:country="MX" fo:font-weight="bold" officeooo:paragraph-rsid="001b2715" fo:background-color="transparent" style:font-size-asian="9pt" style:font-weight-asian="bold" style:font-name-complex="Arial2" style:font-size-complex="9pt"/>
    </style:style>
    <style:style style:name="P57" style:family="paragraph" style:parent-style-name="Standard">
      <style:paragraph-properties fo:text-align="justify" style:justify-single-word="false"/>
      <style:text-properties fo:color="#111416" style:font-name="Arial1" fo:font-size="10pt" style:font-size-asian="10pt" style:font-name-complex="Arial2"/>
    </style:style>
    <style:style style:name="P58" style:family="paragraph" style:parent-style-name="Standard">
      <style:text-properties officeooo:paragraph-rsid="00157bfd"/>
    </style:style>
    <style:style style:name="P59" style:family="paragraph" style:parent-style-name="Standard">
      <style:text-properties officeooo:paragraph-rsid="0019b98e"/>
    </style:style>
    <style:style style:name="P60" style:family="paragraph" style:parent-style-name="Standard">
      <style:paragraph-properties fo:text-align="justify" style:justify-single-word="false"/>
      <style:text-properties style:font-name="Arial" fo:font-size="9pt" fo:font-weight="bold" officeooo:paragraph-rsid="0019b98e" fo:background-color="transparent" style:font-size-asian="9pt" style:font-weight-asian="bold" style:font-name-complex="Arial2" style:font-size-complex="9pt"/>
    </style:style>
    <style:style style:name="P61" style:family="paragraph" style:parent-style-name="Standard">
      <style:paragraph-properties fo:text-align="justify" style:justify-single-word="false"/>
      <style:text-properties style:font-name="Arial" fo:font-size="9pt" fo:language="es" fo:country="ES" officeooo:paragraph-rsid="0019b98e" fo:background-color="transparent" style:font-name-asian="Calibri2" style:font-size-asian="9pt" style:font-name-complex="Arial2" style:font-size-complex="9pt" style:font-weight-complex="bold"/>
    </style:style>
    <style:style style:name="P62" style:family="paragraph" style:parent-style-name="Standard">
      <style:text-properties officeooo:paragraph-rsid="001b2715"/>
    </style:style>
    <style:style style:name="P63" style:family="paragraph" style:parent-style-name="Body_20_Text_20_2">
      <style:paragraph-properties>
        <style:tab-stops>
          <style:tab-stop style:position="2.8484in"/>
        </style:tab-stops>
      </style:paragraph-properties>
      <style:text-properties style:use-window-font-color="true" fo:font-size="10pt" style:font-size-asian="10pt" style:font-name-complex="Arial2"/>
    </style:style>
    <style:style style:name="P64" style:family="paragraph" style:parent-style-name="List_20_Paragraph">
      <style:text-properties style:font-name="Arial1" fo:font-size="10pt" fo:font-weight="bold" style:font-size-asian="10pt" style:font-weight-asian="bold" style:font-name-complex="Arial2"/>
    </style:style>
    <style:style style:name="P65" style:family="paragraph" style:parent-style-name="List_20_Paragraph">
      <style:text-properties style:font-name="Arial1" fo:font-size="10pt" style:font-size-asian="10pt" style:font-name-complex="Arial2"/>
    </style:style>
    <style:style style:name="P66" style:family="paragraph" style:parent-style-name="List_20_Paragraph">
      <style:text-properties fo:color="#000000" style:font-name="Arial1" fo:font-size="10pt" style:font-size-asian="10pt" style:font-name-complex="Arial2"/>
    </style:style>
    <style:style style:name="P67" style:family="paragraph" style:parent-style-name="List_20_Paragraph">
      <style:text-properties fo:color="#000000" style:font-name="Arial1" fo:font-size="10pt" style:text-underline-style="none" style:font-size-asian="10pt" style:font-name-complex="Arial2"/>
    </style:style>
    <style:style style:name="P68" style:family="paragraph" style:parent-style-name="List_20_Paragraph">
      <style:text-properties style:use-window-font-color="true" style:font-name="Arial1" fo:font-size="10pt" style:text-underline-style="none" style:font-size-asian="10pt" style:font-name-complex="Arial2"/>
    </style:style>
    <style:style style:name="P69" style:family="paragraph" style:parent-style-name="Normal_20__28_Web_29_">
      <style:paragraph-properties fo:margin-top="0in" fo:margin-bottom="0in" loext:contextual-spacing="false" fo:text-align="justify" style:justify-single-word="false"/>
    </style:style>
    <style:style style:name="P70" style:family="paragraph" style:parent-style-name="Normal_20__28_Web_29_">
      <style:paragraph-properties fo:margin-top="0in" fo:margin-bottom="0in" loext:contextual-spacing="false" fo:text-align="justify" style:justify-single-word="false"/>
      <style:text-properties officeooo:paragraph-rsid="001626ba"/>
    </style:style>
    <style:style style:name="P71" style:family="paragraph" style:parent-style-name="Normal_20__28_Web_29_">
      <style:paragraph-properties fo:margin-top="0in" fo:margin-bottom="0in" loext:contextual-spacing="false" fo:text-align="justify" style:justify-single-word="false"/>
      <style:text-properties style:font-name="Arial1" fo:font-size="10pt" fo:font-weight="bold" style:font-size-asian="10pt" style:font-weight-asian="bold" style:font-name-complex="Arial2" style:font-size-complex="10pt" style:font-weight-complex="bold"/>
    </style:style>
    <style:style style:name="P72" style:family="paragraph" style:parent-style-name="Normal_20__28_Web_29_">
      <style:paragraph-properties fo:margin-top="0in" fo:margin-bottom="0in" loext:contextual-spacing="false" fo:text-align="justify" style:justify-single-word="false"/>
      <style:text-properties style:font-name="Arial1" fo:font-size="10pt" style:font-size-asian="10pt" style:font-name-complex="Arial2" style:font-size-complex="10pt"/>
    </style:style>
    <style:style style:name="P73" style:family="paragraph" style:parent-style-name="Normal_20__28_Web_29_">
      <style:paragraph-properties fo:margin-top="0in" fo:margin-bottom="0in" loext:contextual-spacing="false" fo:text-align="justify" style:justify-single-word="false"/>
      <style:text-properties fo:color="#000000" style:font-name="Arial1" fo:font-size="10pt" style:font-size-asian="10pt" style:font-name-complex="Arial2" style:font-size-complex="10pt"/>
    </style:style>
    <style:style style:name="P74" style:family="paragraph" style:parent-style-name="Normal_20__28_Web_29_">
      <style:paragraph-properties fo:margin-top="0in" fo:margin-bottom="0in" loext:contextual-spacing="false" fo:text-align="justify" style:justify-single-word="false"/>
      <style:text-properties style:font-name="ArialMT" fo:font-size="10pt" style:font-size-asian="10pt" style:font-size-complex="10pt"/>
    </style:style>
    <style:style style:name="P75"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style:rfc-language-tag="es-419" fo:language="es" officeooo:paragraph-rsid="00157bfd" fo:background-color="transparent" style:font-name-asian="Times New Roman1" style:font-size-asian="9pt" style:rfc-language-tag-asian="es-419" style:language-asian="es" style:font-name-complex="Arial2" style:font-size-complex="9pt" style:font-weight-complex="bold"/>
    </style:style>
    <style:style style:name="P76" style:family="paragraph" style:parent-style-name="Standard">
      <style:paragraph-properties fo:margin-top="0in" fo:margin-bottom="0in" loext:contextual-spacing="false" fo:line-height="100%" fo:text-align="justify" style:justify-single-word="false">
        <style:tab-stops>
          <style:tab-stop style:position="2.8484in"/>
        </style:tab-stops>
      </style:paragraph-properties>
      <style:text-properties fo:color="#000000" style:font-name="Arial" fo:font-size="9pt" fo:language="es" fo:country="ES" fo:font-weight="bold" officeooo:paragraph-rsid="0019b98e" fo:background-color="transparent" style:font-name-asian="Calibri2" style:font-size-asian="9pt" style:font-weight-asian="bold" style:font-name-complex="Arial2" style:font-size-complex="9pt" style:font-weight-complex="bold"/>
    </style:style>
    <style:style style:name="P77"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9b98e" fo:background-color="transparent" style:font-name-asian="Calibri2" style:font-size-asian="9pt" style:font-name-complex="Arial2" style:font-size-complex="9pt" style:font-weight-complex="bold"/>
    </style:style>
    <style:style style:name="P78"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ES" officeooo:paragraph-rsid="001b2715" fo:background-color="transparent" style:font-name-asian="Calibri2" style:font-size-asian="9pt" style:font-name-complex="Arial2" style:font-size-complex="9pt" style:font-weight-complex="bold"/>
    </style:style>
    <style:style style:name="P79"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19b98e" fo:background-color="transparent" style:font-name-asian="Calibri2" style:font-size-asian="9pt" style:font-weight-asian="bold" style:font-name-complex="Arial2" style:font-size-complex="9pt" style:font-weight-complex="bold"/>
    </style:style>
    <style:style style:name="P80" style:family="paragraph" style:parent-style-name="Standard">
      <style:paragraph-properties fo:margin-top="0in" fo:margin-bottom="0in" loext:contextual-spacing="false" fo:line-height="100%" fo:text-align="justify" style:justify-single-word="false"/>
      <style:text-properties fo:color="#000000" style:font-name="Arial" fo:font-size="9pt" fo:language="es" fo:country="MX" fo:font-weight="bold" officeooo:paragraph-rsid="001a4b35" fo:background-color="transparent" style:font-name-asian="Calibri2" style:font-size-asian="9pt" style:font-weight-asian="bold" style:font-name-complex="Arial2" style:font-size-complex="9pt" style:font-weight-complex="bold"/>
    </style:style>
    <style:style style:name="P81" style:family="paragraph" style:parent-style-name="Standard">
      <style:paragraph-properties fo:margin-top="0in" fo:margin-bottom="0in" loext:contextual-spacing="false" fo:line-height="106%" fo:text-align="start" style:justify-single-word="false"/>
      <style:text-properties style:font-name="Arial" fo:font-size="9pt" style:rfc-language-tag="es-419" fo:language="es" fo:font-weight="bold" officeooo:paragraph-rsid="00157bfd" style:font-size-asian="9pt" style:font-weight-asian="bold" style:font-name-complex="Arial2" style:font-size-complex="9pt"/>
    </style:style>
    <style:style style:name="P82"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57bfd" fo:background-color="transparent" style:font-name-asian="Calibri2" style:font-size-asian="9pt" style:font-name-complex="Arial2" style:font-size-complex="9pt" style:font-weight-complex="bold"/>
    </style:style>
    <style:style style:name="P83" style:family="paragraph" style:parent-style-name="Standard">
      <style:paragraph-properties fo:margin-top="0in" fo:margin-bottom="0in" loext:contextual-spacing="false" fo:line-height="100%" fo:text-align="justify" style:justify-single-word="false"/>
      <style:text-properties style:font-name="Arial" fo:font-size="9pt" fo:language="es" fo:country="ES" officeooo:paragraph-rsid="0019b98e" fo:background-color="transparent" style:font-name-asian="Calibri2" style:font-size-asian="9pt" style:font-name-complex="Arial2" style:font-size-complex="9pt" style:font-weight-complex="bold"/>
    </style:style>
    <style:style style:name="P84" style:family="paragraph" style:parent-style-name="Standard">
      <style:paragraph-properties fo:margin-top="0in" fo:margin-bottom="0in" loext:contextual-spacing="false" fo:line-height="100%" fo:text-align="justify" style:justify-single-word="false"/>
      <style:text-properties style:font-name="Arial" fo:font-size="9pt" fo:font-weight="bold" officeooo:paragraph-rsid="0019b98e" fo:background-color="transparent" style:font-size-asian="9pt" style:font-weight-asian="bold" style:font-name-complex="Arial2" style:font-size-complex="9pt"/>
    </style:style>
    <style:style style:name="P85"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fo:font-weight="bold" style:font-size-asian="10pt" style:font-weight-asian="bold" style:font-name-complex="Arial2"/>
    </style:style>
    <style:style style:name="P86" style:family="paragraph" style:parent-style-name="Standard">
      <style:paragraph-properties fo:margin-left="0.25in" fo:margin-right="0in" fo:text-align="justify" style:justify-single-word="false" fo:text-indent="-0.25in" style:auto-text-indent="false">
        <style:tab-stops>
          <style:tab-stop style:position="0.25in"/>
        </style:tab-stops>
      </style:paragraph-properties>
      <style:text-properties style:font-name="Arial1" fo:font-size="10pt" style:font-size-asian="10pt" style:font-name-complex="Arial2"/>
    </style:style>
    <style:style style:name="P87" style:family="paragraph" style:parent-style-name="Standard">
      <style:paragraph-properties fo:margin-left="0.25in" fo:margin-right="0in" fo:text-align="justify" style:justify-single-word="false" fo:text-indent="0in" style:auto-text-indent="false"/>
      <style:text-properties style:font-name="Arial1" fo:font-size="10pt" style:font-size-asian="10pt" style:font-name-complex="Arial2"/>
    </style:style>
    <style:style style:name="P88"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style:font-name="Arial1" fo:font-size="10pt" style:font-size-asian="10pt" style:font-name-complex="Arial2"/>
    </style:style>
    <style:style style:name="P89" style:family="paragraph" style:parent-style-name="Standard">
      <style:paragraph-properties fo:margin-left="0.25in" fo:margin-right="0in" fo:text-align="justify" style:justify-single-word="false" fo:text-indent="0in" style:auto-text-indent="false"/>
      <style:text-properties style:font-name="Arial1" fo:font-size="10pt" style:text-underline-style="solid" style:text-underline-width="auto" style:text-underline-color="font-color" fo:font-weight="bold" style:font-size-asian="10pt" style:font-weight-asian="bold" style:font-name-complex="Arial2"/>
    </style:style>
    <style:style style:name="P90"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style>
    <style:style style:name="P91" style:family="paragraph" style:parent-style-name="Standard">
      <style:paragraph-properties fo:margin-left="0.25in" fo:margin-right="0in" fo:text-align="justify" style:justify-single-word="false" fo:text-indent="0in" style:auto-text-indent="false"/>
      <style:text-properties fo:color="#000000" style:font-name="Arial1" fo:font-size="10pt" style:font-size-asian="10pt" style:font-name-complex="Arial2"/>
    </style:style>
    <style:style style:name="P92" style:family="paragraph" style:parent-style-name="Standard">
      <style:paragraph-properties fo:margin-left="0.25in" fo:margin-right="0in" fo:text-align="justify" style:justify-single-word="false" fo:text-indent="0in" style:auto-text-indent="false">
        <style:tab-stops>
          <style:tab-stop style:position="2.8484in"/>
        </style:tab-stops>
      </style:paragraph-properties>
      <style:text-properties fo:color="#000000" style:font-name="Arial1" fo:font-size="10pt" style:font-size-asian="10pt" style:font-name-complex="Arial2"/>
    </style:style>
    <style:style style:name="P93"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style>
    <style:style style:name="P94" style:family="paragraph" style:parent-style-name="Standard">
      <style:paragraph-properties fo:margin-left="0.1972in" fo:margin-right="0in" fo:text-align="justify" style:justify-single-word="false" fo:text-indent="-0.1972in" style:auto-text-indent="false">
        <style:tab-stops>
          <style:tab-stop style:position="2.8484in"/>
        </style:tab-stops>
      </style:paragraph-properties>
      <style:text-properties style:font-name="Arial1" fo:font-size="10pt" style:font-size-asian="10pt" style:font-name-complex="Arial2"/>
    </style:style>
    <style:style style:name="P95"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96"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97"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98" style:family="paragraph" style:parent-style-name="Standard">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text-line-through-style="solid" style:text-line-through-type="single" style:font-name="Arial1" fo:font-size="10pt" style:font-size-asian="10pt" style:font-name-complex="Arial2"/>
    </style:style>
    <style:style style:name="P99" style:family="paragraph" style:parent-style-name="Standard">
      <style:paragraph-properties fo:margin-left="0.3752in" fo:margin-right="0in" fo:text-align="justify" style:justify-single-word="false" fo:text-indent="0in" style:auto-text-indent="false"/>
      <style:text-properties fo:color="#000000" style:font-name="Arial1" fo:font-size="10pt" style:font-size-asian="10pt" style:font-name-complex="Arial2"/>
    </style:style>
    <style:style style:name="P100" style:family="paragraph" style:parent-style-name="Standard">
      <style:paragraph-properties fo:margin-left="0in" fo:margin-right="0.0839in" fo:text-align="justify" style:justify-single-word="false" fo:text-indent="0in" style:auto-text-indent="false"/>
    </style:style>
    <style:style style:name="P101" style:family="paragraph" style:parent-style-name="Standard">
      <style:paragraph-properties fo:margin-top="0in" fo:margin-bottom="0.1665in" loext:contextual-spacing="false" fo:text-align="justify" style:justify-single-word="false"/>
    </style:style>
    <style:style style:name="P102" style:family="paragraph" style:parent-style-name="Text_20_body">
      <style:text-properties fo:font-size="10pt" fo:language="es" fo:country="MX" style:font-size-asian="10pt" style:font-name-complex="Arial2"/>
    </style:style>
    <style:style style:name="P103" style:family="paragraph" style:parent-style-name="Text_20_body">
      <style:text-properties fo:font-size="10pt" style:font-size-asian="10pt" style:font-name-complex="Arial2"/>
    </style:style>
    <style:style style:name="P104" style:family="paragraph" style:parent-style-name="annotation_20_text">
      <style:paragraph-properties fo:text-align="justify" style:justify-single-word="false"/>
      <style:text-properties fo:color="#000000" style:font-name="Arial1" style:font-name-complex="Arial2"/>
    </style:style>
    <style:style style:name="P105" style:family="paragraph" style:parent-style-name="Standard">
      <style:paragraph-properties style:shadow="none">
        <style:tab-stops/>
      </style:paragraph-properties>
      <style:text-properties officeooo:paragraph-rsid="00157bfd"/>
    </style:style>
    <style:style style:name="P106" style:family="paragraph" style:parent-style-name="Standard">
      <style:paragraph-properties style:shadow="none">
        <style:tab-stops/>
      </style:paragraph-properties>
      <style:text-properties officeooo:paragraph-rsid="0019b98e"/>
    </style:style>
    <style:style style:name="P107" style:family="paragraph" style:parent-style-name="Standard">
      <style:paragraph-properties style:shadow="none">
        <style:tab-stops/>
      </style:paragraph-properties>
      <style:text-properties officeooo:paragraph-rsid="001a4b35"/>
    </style:style>
    <style:style style:name="P108" style:family="paragraph" style:parent-style-name="Standard">
      <style:paragraph-properties style:shadow="none">
        <style:tab-stops/>
      </style:paragraph-properties>
      <style:text-properties officeooo:paragraph-rsid="001b2715"/>
    </style:style>
    <style:style style:name="P109" style:family="paragraph" style:parent-style-name="Normal">
      <style:paragraph-properties fo:margin-left="0in" fo:margin-right="0.2201in" fo:margin-top="0in" fo:margin-bottom="0in" loext:contextual-spacing="false" fo:line-height="110%" fo:text-align="justify" style:justify-single-word="false" fo:text-indent="0in" style:auto-text-indent="false">
        <style:tab-stops/>
      </style:paragraph-properties>
      <style:text-properties style:font-name="Arial1" fo:font-size="10pt" officeooo:paragraph-rsid="001626ba" style:font-size-asian="10pt" style:font-name-complex="Arial2"/>
    </style:style>
    <style:style style:name="P110" style:family="paragraph" style:parent-style-name="Normal">
      <style:paragraph-properties fo:margin-left="0in" fo:margin-right="0.2201in" fo:margin-top="0in" fo:margin-bottom="0in" loext:contextual-spacing="false" fo:line-height="110%" fo:text-align="center" style:justify-single-word="false" fo:text-indent="0in" style:auto-text-indent="false">
        <style:tab-stops/>
      </style:paragraph-properties>
      <style:text-properties fo:color="#000000" style:font-name="Arial1" fo:font-size="10pt" officeooo:paragraph-rsid="001b2715" style:font-size-asian="10pt" style:font-name-complex="Arial2"/>
    </style:style>
    <style:style style:name="P111" style:family="paragraph" style:parent-style-name="Standard">
      <style:paragraph-properties fo:margin-left="0in" fo:margin-right="0in" fo:text-align="justify" style:justify-single-word="false" fo:text-indent="0in" style:auto-text-indent="false">
        <style:tab-stops>
          <style:tab-stop style:position="0.3752in"/>
        </style:tab-stops>
      </style:paragraph-properties>
      <style:text-properties style:text-line-through-style="solid" style:text-line-through-type="single" style:font-name="Arial1" fo:font-size="10pt" style:font-size-asian="10pt" style:font-name-complex="Arial2"/>
    </style:style>
    <style:style style:name="P112"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10pt" style:rfc-language-tag="es-ES-u-co-trad" fo:language="es" fo:country="ES" fo:font-weight="bold" officeooo:rsid="000642a4" officeooo:paragraph-rsid="001b2715" style:font-name-asian="Times New Roman1" style:font-size-asian="10pt" style:language-asian="es" style:country-asian="MX" style:font-weight-asian="bold" style:font-name-complex="Arial2" style:font-size-complex="10pt" style:font-weight-complex="bold"/>
    </style:style>
    <style:style style:name="P113" style:family="paragraph" style:parent-style-name="Standard">
      <style:paragraph-properties fo:margin-left="0in" fo:margin-right="0in" fo:margin-top="0in" fo:margin-bottom="0in" loext:contextual-spacing="false" fo:line-height="115%" fo:text-align="center" style:justify-single-word="false" fo:text-indent="0in" style:auto-text-indent="false"/>
      <style:text-properties fo:color="#000000" style:font-name="Arial1" fo:font-size="8pt" fo:font-weight="bold" officeooo:paragraph-rsid="001b2715" style:font-name-asian="Times New Roman1" style:font-size-asian="8pt" style:font-weight-asian="bold" style:font-name-complex="Arial2" style:font-size-complex="8pt" style:font-weight-complex="bold"/>
    </style:style>
    <style:style style:name="P114" style:family="paragraph" style:parent-style-name="Normal">
      <loext:graphic-properties draw:fill="none"/>
      <style:paragraph-properties fo:margin-left="0in" fo:margin-right="0in" fo:margin-top="0in" fo:margin-bottom="0in" loext:contextual-spacing="false" fo:line-height="110%" fo:text-align="justify" style:justify-single-word="false" fo:hyphenation-ladder-count="no-limit" fo:text-indent="0in" style:auto-text-indent="false" fo:background-color="transparent">
        <style:tab-stops/>
      </style:paragraph-properties>
      <style:text-properties style:font-name="Arial1" fo:font-size="10pt" officeooo:paragraph-rsid="001626ba" style:font-size-asian="10pt" style:font-name-complex="Arial2" fo:hyphenate="false" fo:hyphenation-remain-char-count="2" fo:hyphenation-push-char-count="2"/>
    </style:style>
    <style:style style:name="P115" style:family="paragraph" style:parent-style-name="Standard">
      <style:paragraph-properties fo:margin-left="0in" fo:margin-right="0.0339in" fo:margin-top="0in" fo:margin-bottom="0in" loext:contextual-spacing="false" fo:line-height="100%" fo:text-align="justify" style:justify-single-word="false" fo:text-indent="0in" style:auto-text-indent="false"/>
      <style:text-properties fo:color="#000000" style:font-name="Arial" fo:font-size="9pt" fo:language="es" fo:country="MX" fo:font-weight="bold" officeooo:paragraph-rsid="001b2715" fo:background-color="transparent" style:font-name-asian="Calibri2" style:font-size-asian="9pt" style:font-weight-asian="bold" style:font-name-complex="Arial2" style:font-size-complex="9pt" style:font-weight-complex="bold"/>
    </style:style>
    <style:style style:name="P116"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P117" style:family="paragraph" style:parent-style-name="Standard" style:list-style-name="">
      <style:paragraph-properties fo:text-align="center" style:justify-single-word="false">
        <style:tab-stops>
          <style:tab-stop style:position="2.8484in"/>
        </style:tab-stops>
      </style:paragraph-properties>
      <style:text-properties style:font-name="Arial1" fo:font-size="10pt" fo:font-weight="bold" style:font-size-asian="10pt" style:font-weight-asian="bold" style:font-name-complex="Arial2"/>
    </style:style>
    <style:style style:name="P118" style:family="paragraph" style:parent-style-name="Standard">
      <style:paragraph-properties fo:text-align="justify" style:justify-single-word="false"/>
      <style:text-properties style:font-name="Arial1" fo:font-size="10pt" fo:font-weight="bold" officeooo:paragraph-rsid="001b2715" style:font-size-asian="10pt" style:font-weight-asian="bold" style:font-name-complex="Arial2"/>
    </style:style>
    <style:style style:name="P119" style:family="paragraph" style:parent-style-name="Standard" style:list-style-name="">
      <style:paragraph-properties fo:text-align="center" style:justify-single-word="false"/>
      <style:text-properties style:font-name="Arial1" fo:font-size="10pt" fo:language="es" fo:country="MX" fo:font-weight="bold" style:font-size-asian="10pt" style:font-weight-asian="bold" style:font-name-complex="Arial2"/>
    </style:style>
    <style:style style:name="P120" style:family="paragraph" style:parent-style-name="Standard" style:list-style-name="">
      <style:paragraph-properties fo:text-align="center" style:justify-single-word="false"/>
      <style:text-properties style:font-name="Arial1" fo:font-size="10pt" fo:language="es" fo:country="MX" style:font-size-asian="10pt" style:font-name-complex="Arial2"/>
    </style:style>
    <style:style style:name="P121" style:family="paragraph" style:parent-style-name="Standard" style:list-style-name="">
      <style:paragraph-properties fo:text-align="end" style:justify-single-word="false"/>
      <style:text-properties officeooo:paragraph-rsid="0019b98e"/>
    </style:style>
    <style:style style:name="P122" style:family="paragraph" style:parent-style-name="Standard" style:list-style-name="">
      <style:paragraph-properties fo:text-align="justify" style:justify-single-word="false">
        <style:tab-stops>
          <style:tab-stop style:position="2.8484in"/>
        </style:tab-stops>
      </style:paragraph-properties>
    </style:style>
    <style:style style:name="P123" style:family="paragraph" style:parent-style-name="Standard" style:list-style-name="">
      <style:paragraph-properties fo:text-align="justify" style:justify-single-word="false">
        <style:tab-stops>
          <style:tab-stop style:position="2.8484in"/>
        </style:tab-stops>
      </style:paragraph-properties>
      <style:text-properties officeooo:paragraph-rsid="001626ba"/>
    </style:style>
    <style:style style:name="P124" style:family="paragraph" style:parent-style-name="Standard">
      <style:paragraph-properties fo:text-align="justify" style:justify-single-word="false"/>
      <style:text-properties officeooo:paragraph-rsid="00209c03"/>
    </style:style>
    <style:style style:name="P125" style:family="paragraph" style:parent-style-name="Standard" style:master-page-name="Standard">
      <style:paragraph-properties style:page-number="auto" style:shadow="none">
        <style:tab-stops/>
      </style:paragraph-properties>
      <style:text-properties officeooo:paragraph-rsid="00157bfd"/>
    </style:style>
    <style:style style:name="P126"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7"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8"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style>
    <style:style style:name="P129"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officeooo:paragraph-rsid="0012ce23"/>
    </style:style>
    <style:style style:name="P130" style:family="paragraph" style:parent-style-name="Standard" style:list-style-name="WWNum40">
      <style:paragraph-properties fo:margin-left="0.25in" fo:margin-right="0in" fo:text-align="justify" style:justify-single-word="false" fo:text-indent="-0.25in" style:auto-text-indent="false">
        <style:tab-stops/>
      </style:paragraph-properties>
    </style:style>
    <style:style style:name="P131" style:family="paragraph" style:parent-style-name="Standard" style:list-style-name="WWNum41">
      <style:paragraph-properties fo:margin-left="0.25in" fo:margin-right="0in" fo:text-align="justify" style:justify-single-word="false" fo:text-indent="-0.25in" style:auto-text-indent="false">
        <style:tab-stops/>
      </style:paragraph-properties>
    </style:style>
    <style:style style:name="P132" style:family="paragraph" style:parent-style-name="Standard" style:list-style-name="WWNum20">
      <style:paragraph-properties fo:margin-left="0.25in" fo:margin-right="0in" fo:text-align="justify" style:justify-single-word="false" fo:text-indent="-0.25in" style:auto-text-indent="false">
        <style:tab-stops>
          <style:tab-stop style:position="0.25in"/>
        </style:tab-stops>
      </style:paragraph-properties>
    </style:style>
    <style:style style:name="P133" style:family="paragraph" style:parent-style-name="Standard" style:list-style-name="WWNum45">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4"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5" style:family="paragraph" style:parent-style-name="Standard" style:list-style-name="WWNum2">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officeooo:paragraph-rsid="001626ba" style:font-size-asian="10pt" style:font-name-complex="Arial2"/>
    </style:style>
    <style:style style:name="P136" style:family="paragraph" style:parent-style-name="Standard" style:list-style-name="WWNum46">
      <style:paragraph-properties fo:margin-left="0.25in" fo:margin-right="0in" fo:text-align="justify" style:justify-single-word="false" fo:text-indent="-0.25in" style:auto-text-indent="false">
        <style:tab-stops>
          <style:tab-stop style:position="0.25in"/>
          <style:tab-stop style:position="2.8484in"/>
        </style:tab-stops>
      </style:paragraph-properties>
      <style:text-properties style:font-name="Arial1" fo:font-size="10pt" style:font-size-asian="10pt" style:font-name-complex="Arial2"/>
    </style:style>
    <style:style style:name="P137"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style>
    <style:style style:name="P138" style:family="paragraph" style:parent-style-name="Standard" style:list-style-name="WWNum41">
      <style:paragraph-properties fo:margin-left="0.25in" fo:margin-right="0in" fo:text-align="justify" style:justify-single-word="false" fo:text-indent="-0.25in" style:auto-text-indent="false">
        <style:tab-stops/>
      </style:paragraph-properties>
      <style:text-properties style:font-name="Arial1" fo:font-size="10pt" style:font-size-asian="10pt" style:font-name-complex="Arial2" style:font-weight-complex="bold"/>
    </style:style>
    <style:style style:name="P139" style:family="paragraph" style:parent-style-name="Standard" style:list-style-name="WWNum40">
      <style:paragraph-properties fo:margin-left="0.25in" fo:margin-right="0in" fo:text-align="justify" style:justify-single-word="false" fo:text-indent="-0.25in" style:auto-text-indent="false">
        <style:tab-stops/>
      </style:paragraph-properties>
      <style:text-properties fo:color="#000000" style:font-name="Arial1" fo:font-size="10pt" style:font-size-asian="10pt" style:font-name-complex="Arial2"/>
    </style:style>
    <style:style style:name="P140" style:family="paragraph" style:parent-style-name="Standard" style:list-style-name="WWNum35">
      <style:paragraph-properties fo:margin-left="0.3752in" fo:margin-right="0in" fo:text-align="justify" style:justify-single-word="false" fo:text-indent="-0.3752in" style:auto-text-indent="false">
        <style:tab-stops/>
      </style:paragraph-properties>
    </style:style>
    <style:style style:name="P141" style:family="paragraph" style:parent-style-name="Standard" style:list-style-name="WWNum13">
      <style:paragraph-properties fo:margin-left="0.3752in" fo:margin-right="0in" fo:text-align="justify" style:justify-single-word="false" fo:text-indent="-0.3752in" style:auto-text-indent="false">
        <style:tab-stops>
          <style:tab-stop style:position="0.3752in"/>
        </style:tab-stops>
      </style:paragraph-properties>
    </style:style>
    <style:style style:name="P142"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style>
    <style:style style:name="P143"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style>
    <style:style style:name="P144"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style:font-name="Arial1" fo:font-size="10pt" style:font-size-asian="10pt" style:font-name-complex="Arial2"/>
    </style:style>
    <style:style style:name="P145" style:family="paragraph" style:parent-style-name="Standard" style:list-style-name="WWNum14">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6" style:family="paragraph" style:parent-style-name="Standard" style:list-style-name="WWNum49">
      <style:paragraph-properties fo:margin-left="0.3752in" fo:margin-right="0in" fo:text-align="justify" style:justify-single-word="false" fo:text-indent="-0.3752in" style:auto-text-indent="false">
        <style:tab-stops>
          <style:tab-stop style:position="0.3752in"/>
        </style:tab-stops>
      </style:paragraph-properties>
      <style:text-properties fo:color="#000000" style:font-name="Arial1" fo:font-size="10pt" style:font-size-asian="10pt" style:font-name-complex="Arial2"/>
    </style:style>
    <style:style style:name="P147" style:family="paragraph" style:parent-style-name="Standard" style:list-style-name="WWNum13">
      <style:paragraph-properties fo:margin-left="0in" fo:margin-right="0in" fo:text-align="justify" style:justify-single-word="false" fo:text-indent="0in" style:auto-text-indent="false">
        <style:tab-stops>
          <style:tab-stop style:position="0.3752in"/>
        </style:tab-stops>
      </style:paragraph-properties>
      <style:text-properties style:font-name="Arial1" fo:font-size="10pt" style:font-size-asian="10pt" style:font-name-complex="Arial2"/>
    </style:style>
    <style:style style:name="P148" style:family="paragraph" style:parent-style-name="Standard" style:list-style-name="WWNum13">
      <style:paragraph-properties fo:margin-left="0.5in" fo:margin-right="0in" fo:text-align="justify" style:justify-single-word="false" fo:text-indent="-0.5in" style:auto-text-indent="false">
        <style:tab-stops>
          <style:tab-stop style:position="0.3937in"/>
        </style:tab-stops>
      </style:paragraph-properties>
      <style:text-properties fo:color="#000000" style:font-name="Arial1" fo:font-size="10pt" style:font-size-asian="10pt" style:font-name-complex="Arial2"/>
    </style:style>
    <style:style style:name="T1" style:family="text">
      <style:text-properties style:font-name="Arial1" fo:font-size="10pt" fo:font-weight="bold" style:font-size-asian="10pt" style:font-weight-asian="bold" style:font-name-complex="Arial2"/>
    </style:style>
    <style:style style:name="T2" style:family="text">
      <style:text-properties style:font-name="Arial1" fo:font-size="10pt" fo:font-weight="bold" style:font-size-asian="10pt" style:font-weight-asian="bold" style:font-name-complex="Arial2" style:font-weight-complex="bold"/>
    </style:style>
    <style:style style:name="T3" style:family="text">
      <style:text-properties style:font-name="Arial1" fo:font-size="10pt" fo:font-weight="bold" style:font-size-asian="10pt" style:font-weight-asian="bold" style:font-name-complex="Arial2" style:font-size-complex="10pt" style:font-weight-complex="bold"/>
    </style:style>
    <style:style style:name="T4" style:family="text">
      <style:text-properties style:font-name="Arial1" fo:font-size="10pt" fo:font-weight="bold" style:font-size-asian="10pt" style:font-weight-asian="bold" style:font-name-complex="Arial2" style:font-style-complex="italic" style:font-weight-complex="bold"/>
    </style:style>
    <style:style style:name="T5" style:family="text">
      <style:text-properties style:font-name="Arial1" fo:font-size="10pt" fo:font-weight="bold" style:font-size-asian="10pt" style:language-asian="es" style:country-asian="ES" style:font-weight-asian="bold" style:font-name-complex="Arial2"/>
    </style:style>
    <style:style style:name="T6" style:family="text">
      <style:text-properties style:font-name="Arial1" fo:font-size="10pt" fo:font-weight="bold" style:font-size-asian="10pt" style:language-asian="en" style:country-asian="US" style:font-weight-asian="bold" style:font-name-complex="Arial2"/>
    </style:style>
    <style:style style:name="T7" style:family="text">
      <style:text-properties style:font-name="Arial1" fo:font-size="10pt" fo:font-weight="bold" style:font-size-asian="10pt" style:language-asian="en" style:country-asian="US" style:font-weight-asian="bold" style:font-name-complex="Arial2" style:font-weight-complex="bold"/>
    </style:style>
    <style:style style:name="T8" style:family="text">
      <style:text-properties style:font-name="Arial1" fo:font-size="10pt" fo:letter-spacing="-0.0043in" fo:font-weight="bold" style:font-size-asian="10pt" style:font-weight-asian="bold" style:font-name-complex="Arial2"/>
    </style:style>
    <style:style style:name="T9" style:family="text">
      <style:text-properties style:font-name="Arial1" fo:font-size="10pt" fo:letter-spacing="-0.0043in" style:font-size-asian="10pt" style:font-name-complex="Arial2"/>
    </style:style>
    <style:style style:name="T10" style:family="text">
      <style:text-properties style:font-name="Arial1" fo:font-size="10pt" fo:letter-spacing="-0.0043in" style:font-size-asian="10pt" style:font-name-complex="Arial2" style:font-weight-complex="bold"/>
    </style:style>
    <style:style style:name="T11" style:family="text">
      <style:text-properties style:font-name="Arial1" fo:font-size="10pt" fo:letter-spacing="-0.0043in" fo:language="es" fo:country="ES" fo:font-weight="bold" officeooo:rsid="00d936c0" style:font-name-asian="Calibri2" style:font-size-asian="10pt" style:font-weight-asian="bold"/>
    </style:style>
    <style:style style:name="T12" style:family="text">
      <style:text-properties style:font-name="Arial1" fo:font-size="10pt" fo:letter-spacing="-0.0043in" style:rfc-language-tag="es-ES-u-co-trad" fo:language="es" fo:country="ES" fo:font-weight="bold" style:font-name-asian="Times New Roman1" style:font-size-asian="10pt" style:language-asian="es" style:country-asian="MX" style:font-weight-asian="bold" style:font-name-complex="Arial2" style:font-size-complex="10pt"/>
    </style:style>
    <style:style style:name="T13"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style>
    <style:style style:name="T14" style:family="text">
      <style:text-properties style:font-name="Arial1" fo:font-size="10pt" fo:letter-spacing="-0.0043in"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15" style:family="text">
      <style:text-properties style:font-name="Arial1" fo:font-size="10pt" style:text-underline-style="solid" style:text-underline-width="auto" style:text-underline-color="font-color" fo:font-weight="bold" style:font-size-asian="10pt" style:font-weight-asian="bold"/>
    </style:style>
    <style:style style:name="T16" style:family="text">
      <style:text-properties style:font-name="Arial1" fo:font-size="10pt" style:text-underline-style="solid" style:text-underline-width="auto" style:text-underline-color="font-color" fo:font-weight="bold" style:font-size-asian="10pt" style:font-weight-asian="bold" style:font-name-complex="Arial2"/>
    </style:style>
    <style:style style:name="T17" style:family="text">
      <style:text-properties style:font-name="Arial1" fo:font-size="10pt" style:text-underline-style="solid" style:text-underline-width="auto" style:text-underline-color="font-color" style:font-size-asian="10pt" style:font-name-complex="Arial2"/>
    </style:style>
    <style:style style:name="T18" style:family="text">
      <style:text-properties style:font-name="Arial1" fo:font-size="10pt" style:font-size-asian="10pt" style:font-name-complex="Arial2"/>
    </style:style>
    <style:style style:name="T19" style:family="text">
      <style:text-properties style:font-name="Arial1" fo:font-size="10pt" style:font-size-asian="10pt" style:font-name-complex="Arial2" style:font-weight-complex="bold"/>
    </style:style>
    <style:style style:name="T20" style:family="text">
      <style:text-properties style:font-name="Arial1" fo:font-size="10pt" style:font-size-asian="10pt" style:font-name-complex="Arial2" style:font-size-complex="10pt"/>
    </style:style>
    <style:style style:name="T21" style:family="text">
      <style:text-properties style:font-name="Arial1" fo:font-size="10pt" style:font-size-asian="10pt" style:font-name-complex="Arial2" style:font-style-complex="italic"/>
    </style:style>
    <style:style style:name="T22" style:family="text">
      <style:text-properties style:font-name="Arial1" fo:font-size="10pt" officeooo:rsid="001626ba" style:font-size-asian="10pt" style:font-name-complex="Arial2"/>
    </style:style>
    <style:style style:name="T23" style:family="text">
      <style:text-properties style:font-name="Arial1" fo:font-size="10pt" style:font-size-asian="10pt" style:language-asian="es" style:country-asian="ES" style:font-name-complex="Arial2"/>
    </style:style>
    <style:style style:name="T24" style:family="text">
      <style:text-properties style:font-name="Arial1" fo:font-size="10pt" style:font-size-asian="10pt" style:language-asian="en" style:country-asian="US" style:font-name-complex="Arial2"/>
    </style:style>
    <style:style style:name="T25" style:family="text">
      <style:text-properties style:font-name="Arial1" fo:font-size="10pt" style:font-size-asian="10pt" style:language-asian="en" style:country-asian="US" style:font-name-complex="Arial2" style:font-weight-complex="bold"/>
    </style:style>
    <style:style style:name="T26" style:family="text">
      <style:text-properties style:font-name="Arial1" fo:font-size="10pt" style:font-name-asian="Calibri2" style:font-size-asian="10pt" style:font-name-complex="Arial2"/>
    </style:style>
    <style:style style:name="T27" style:family="text">
      <style:text-properties style:font-name="Arial1" fo:font-size="10pt" fo:language="es" fo:country="MX" style:font-size-asian="10pt" style:font-name-complex="Arial2"/>
    </style:style>
    <style:style style:name="T28" style:family="text">
      <style:text-properties style:font-name="Arial1" fo:font-size="10pt" fo:language="es" fo:country="MX" fo:font-weight="bold" style:font-size-asian="10pt" style:font-weight-asian="bold" style:font-name-complex="Arial2"/>
    </style:style>
    <style:style style:name="T29" style:family="text">
      <style:text-properties style:font-name="Arial1" fo:font-size="10pt" fo:language="pt" fo:country="BR" fo:font-weight="bold" style:font-size-asian="10pt" style:font-weight-asian="bold" style:font-name-complex="Arial2"/>
    </style:style>
    <style:style style:name="T30" style:family="text">
      <style:text-properties style:font-name="Arial1" fo:font-size="10pt" fo:language="pt" fo:country="BR" style:font-size-asian="10pt" style:font-name-complex="Arial2"/>
    </style:style>
    <style:style style:name="T31" style:family="text">
      <style:text-properties style:font-name="Arial1" fo:font-size="10pt" fo:language="es" fo:country="ES" style:font-size-asian="10pt" style:font-name-complex="Arial2"/>
    </style:style>
    <style:style style:name="T32" style:family="text">
      <style:text-properties style:font-name="Arial1" fo:font-size="10pt" fo:language="es" fo:country="ES" style:font-size-asian="10pt" style:language-asian="es" style:country-asian="ES" style:font-name-complex="Arial2" style:font-weight-complex="bold"/>
    </style:style>
    <style:style style:name="T33" style:family="text">
      <style:text-properties style:font-name="Arial1" fo:font-size="10pt" fo:language="es" fo:country="ES" fo:font-weight="bold" style:font-size-asian="10pt" style:font-weight-asian="bold" style:font-name-complex="Arial2" style:font-weight-complex="bold"/>
    </style:style>
    <style:style style:name="T34" style:family="text">
      <style:text-properties style:font-name="Arial1" fo:font-size="10pt" fo:language="es" fo:country="ES" fo:font-weight="bold" style:font-size-asian="10pt" style:language-asian="es" style:country-asian="ES" style:font-weight-asian="bold" style:font-name-complex="Arial2" style:font-weight-complex="bold"/>
    </style:style>
    <style:style style:name="T35"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style style:name="T36" style:family="text">
      <style:text-properties fo:color="#000000" style:font-name="Arial1" fo:font-size="10pt" fo:font-weight="bold" style:font-size-asian="10pt" style:font-weight-asian="bold" style:font-name-complex="Arial2"/>
    </style:style>
    <style:style style:name="T37" style:family="text">
      <style:text-properties fo:color="#000000" style:font-name="Arial1" fo:font-size="10pt" fo:font-weight="bold" style:font-size-asian="10pt" style:font-weight-asian="bold" style:font-name-complex="Arial2" style:font-weight-complex="bold"/>
    </style:style>
    <style:style style:name="T38" style:family="text">
      <style:text-properties fo:color="#000000" style:font-name="Arial1" fo:font-size="10pt" fo:font-weight="bold" style:font-size-asian="10pt" style:font-weight-asian="bold" style:font-name-complex="Arial2" style:font-size-complex="10pt"/>
    </style:style>
    <style:style style:name="T39" style:family="text">
      <style:text-properties fo:color="#000000" style:font-name="Arial1" fo:font-size="10pt" fo:font-weight="bold" style:font-size-asian="10pt" style:font-weight-asian="bold" style:font-name-complex="Arial2" style:font-size-complex="10pt" style:font-weight-complex="bold"/>
    </style:style>
    <style:style style:name="T40" style:family="text">
      <style:text-properties fo:color="#000000" style:font-name="Arial1" fo:font-size="10pt" style:font-size-asian="10pt" style:font-name-complex="Arial2"/>
    </style:style>
    <style:style style:name="T41" style:family="text">
      <style:text-properties fo:color="#000000" style:font-name="Arial1" fo:font-size="10pt" style:font-size-asian="10pt" style:font-name-complex="Arial2" style:font-weight-complex="bold"/>
    </style:style>
    <style:style style:name="T42" style:family="text">
      <style:text-properties fo:color="#000000" style:font-name="Arial1" fo:font-size="10pt" style:font-size-asian="10pt" style:font-name-complex="Arial2" style:font-size-complex="10pt"/>
    </style:style>
    <style:style style:name="T43" style:family="text">
      <style:text-properties fo:color="#000000" style:font-name="Arial1" fo:font-size="10pt" style:font-size-asian="10pt" style:font-name-complex="Arial2" style:font-size-complex="10pt" style:font-weight-complex="bold"/>
    </style:style>
    <style:style style:name="T44" style:family="text">
      <style:text-properties fo:color="#000000" style:font-name="Arial1" fo:font-size="10pt" officeooo:rsid="001558e6" style:font-size-asian="10pt" style:font-name-complex="Arial2"/>
    </style:style>
    <style:style style:name="T45" style:family="text">
      <style:text-properties fo:color="#000000" style:font-name="Arial1" fo:font-size="10pt" fo:background-color="#ffffff" loext:char-shading-value="0" style:font-size-asian="10pt" style:font-name-complex="Arial2"/>
    </style:style>
    <style:style style:name="T46" style:family="text">
      <style:text-properties fo:color="#000000" style:font-name="Arial1" fo:font-size="10pt" fo:language="es" fo:country="MX" style:font-size-asian="10pt" style:font-name-complex="Arial2"/>
    </style:style>
    <style:style style:name="T47" style:family="text">
      <style:text-properties fo:color="#000000" style:font-name="Arial1" fo:font-size="10pt" fo:language="es" fo:country="MX" fo:font-weight="bold" style:font-size-asian="10pt" style:font-weight-asian="bold" style:font-name-complex="Arial2"/>
    </style:style>
    <style:style style:name="T48" style:family="text">
      <style:text-properties fo:color="#000000" style:font-name="Arial1" fo:font-size="10pt" style:text-underline-style="solid" style:text-underline-width="auto" style:text-underline-color="font-color" fo:font-weight="bold" style:font-size-asian="10pt" style:font-weight-asian="bold" style:font-name-complex="Arial2" style:font-size-complex="10pt"/>
    </style:style>
    <style:style style:name="T49" style:family="text">
      <style:text-properties fo:color="#000000" style:font-name="Arial1" fo:font-size="10pt" style:text-underline-style="solid" style:text-underline-width="auto" style:text-underline-color="font-color" style:font-size-asian="10pt" style:font-name-complex="Arial2" style:font-size-complex="10pt"/>
    </style:style>
    <style:style style:name="T50" style:family="text">
      <style:text-properties fo:color="#000000" style:font-name="Arial1" fo:font-size="10pt" style:text-underline-style="none" style:font-size-asian="10pt" style:font-name-complex="Arial2"/>
    </style:style>
    <style:style style:name="T51" style:family="text">
      <style:text-properties fo:color="#000000" style:font-name="Arial1" fo:font-size="10pt" style:text-underline-style="none" fo:font-weight="bold" style:font-size-asian="10pt" style:font-weight-asian="bold" style:font-name-complex="Arial2" style:font-weight-complex="bold"/>
    </style:style>
    <style:style style:name="T52" style:family="text">
      <style:text-properties fo:color="#000000" style:font-name="Arial1" fo:font-size="10pt" fo:language="es" fo:country="ES" style:font-size-asian="10pt" style:font-name-complex="Arial2"/>
    </style:style>
    <style:style style:name="T53" style:family="text">
      <style:text-properties fo:color="#000000" style:font-name="Arial1" fo:font-size="10pt" fo:language="es" fo:country="ES" style:font-size-asian="10pt" style:language-asian="es" style:country-asian="ES" style:font-name-complex="Arial2"/>
    </style:style>
    <style:style style:name="T54" style:family="text">
      <style:text-properties fo:color="#000000" style:font-name="Arial1" fo:font-size="10pt" fo:language="es" fo:country="ES" style:text-underline-style="none" style:font-size-asian="10pt" style:font-name-complex="Arial2"/>
    </style:style>
    <style:style style:name="T55" style:family="text">
      <style:text-properties fo:color="#000000" style:font-name="Arial1" fo:font-size="10pt" fo:font-style="italic" style:font-size-asian="10pt" style:font-style-asian="italic" style:font-name-complex="Arial2"/>
    </style:style>
    <style:style style:name="T56" style:family="text">
      <style:text-properties fo:color="#000000" style:font-name="Arial1" fo:font-size="10pt" fo:letter-spacing="-0.002in" style:font-size-asian="10pt" style:font-name-complex="Arial2"/>
    </style:style>
    <style:style style:name="T57" style:family="text">
      <style:text-properties fo:color="#000000" style:font-name="Arial1" fo:font-size="10pt" style:rfc-language-tag="es-ES-u-co-trad" fo:language="es" fo:country="ES" fo:font-weight="normal" officeooo:rsid="00144c4b" fo:background-color="transparent" loext:char-shading-value="0" style:font-name-asian="Times New Roman1" style:font-size-asian="10pt" style:language-asian="es" style:country-asian="MX" style:font-weight-asian="normal" style:font-name-complex="Arial2" style:font-size-complex="10pt" style:font-weight-complex="normal"/>
    </style:style>
    <style:style style:name="T58" style:family="text">
      <style:text-properties fo:color="#000000" style:font-name="Arial1" fo:font-size="10pt" style:rfc-language-tag="es-ES-u-co-trad" fo:language="es" fo:country="ES" style:font-name-asian="Times New Roman1" style:font-size-asian="10pt" style:language-asian="es" style:country-asian="MX" style:font-name-complex="Arial2" style:font-size-complex="10pt"/>
    </style:style>
    <style:style style:name="T59" style:family="text">
      <style:text-properties fo:color="#000000" style:font-name="Arial1" fo:font-size="10pt" style:rfc-language-tag="es-ES-u-co-trad" fo:language="es" fo:country="ES"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0" style:family="text">
      <style:text-properties fo:color="#000000" style:font-name="Arial1" fo:font-size="10pt" style:rfc-language-tag="es-ES-u-co-trad" fo:language="es" fo:country="ES" fo:font-weight="bold" officeooo:rsid="00175ec0" fo:background-color="transparent" loext:char-shading-value="0" style:font-name-asian="Times New Roman1" style:font-size-asian="10pt" style:language-asian="es" style:country-asian="MX" style:font-weight-asian="bold" style:font-name-complex="Arial2" style:font-size-complex="10pt"/>
    </style:style>
    <style:style style:name="T61" style:family="text">
      <style:text-properties fo:color="#000000" style:font-name="Arial1" fo:font-size="10pt" style:rfc-language-tag="es-ES-u-co-trad" fo:language="es" fo:country="ES" style:text-underline-style="solid" style:text-underline-width="auto" style:text-underline-color="font-color" fo:font-weight="bold" style:font-name-asian="Times New Roman1" style:font-size-asian="10pt" style:language-asian="es" style:country-asian="MX" style:font-weight-asian="bold" style:font-name-complex="Arial2" style:font-size-complex="10pt" style:font-weight-complex="bold"/>
    </style:style>
    <style:style style:name="T62" style:family="text">
      <style:text-properties fo:color="#000000" style:font-name="Arial1" fo:font-size="10pt" style:rfc-language-tag="es-ES-u-co-trad" fo:language="es" fo:country="ES" style:text-underline-style="solid" style:text-underline-width="auto" style:text-underline-color="font-color" fo:font-weight="bold" officeooo:rsid="000642a4" style:font-name-asian="Times New Roman1" style:font-size-asian="10pt" style:language-asian="es" style:country-asian="MX" style:font-weight-asian="bold" style:font-name-complex="Arial2" style:font-size-complex="10pt" style:font-weight-complex="bold"/>
    </style:style>
    <style:style style:name="T63" style:family="text">
      <style:text-properties fo:color="#000000" style:font-name="Arial1"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4" style:family="text">
      <style:text-properties fo:color="#000000" style:font-name="Arial1" fo:font-size="10pt"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style>
    <style:style style:name="T65"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normal"/>
    </style:style>
    <style:style style:name="T66" style:family="text">
      <style:text-properties fo:color="#000000" style:font-name="Arial1" fo:font-size="10pt" fo:letter-spacing="-0.0043in" style:rfc-language-tag="es-ES-u-co-trad" fo:language="es" fo:country="ES" style:text-underline-style="solid" style:text-underline-width="auto" style:text-underline-color="font-color" fo:font-weight="bold" officeooo:rsid="001640f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67" style:family="text">
      <style:text-properties fo:color="#000000" style:font-name="Arial Narrow1" fo:font-size="8pt" fo:language="es" fo:country="MX" fo:font-weight="bold" fo:background-color="transparent" loext:char-shading-value="0" style:font-name-asian="Times New Roman1" style:font-size-asian="8pt" style:rfc-language-tag-asian="es-419" style:language-asian="es" style:font-weight-asian="bold" style:font-name-complex="Calibri2" style:font-size-complex="8pt" style:font-weight-complex="bold"/>
    </style:style>
    <style:style style:name="T68" style:family="text">
      <style:text-properties fo:color="#000000" style:font-name="Arial Narrow1" fo:font-size="8pt" fo:language="es" fo:country="MX" style:text-underline-style="solid" style:text-underline-width="auto" style:text-underline-color="font-color" fo:font-weight="bold" fo:background-color="transparent" loext:char-shading-value="0" style:font-name-asian="Times New Roman1" style:font-size-asian="8pt" style:rfc-language-tag-asian="es-419" style:language-asian="es" style:font-weight-asian="bold" style:font-name-complex="Calibri2" style:font-size-complex="8pt" style:font-weight-complex="bold"/>
    </style:style>
    <style:style style:name="T69" style:family="text">
      <style:text-properties fo:color="#000000" style:font-name="Arial Narrow1" fo:font-size="10pt" fo:language="es" fo:country="MX" style:text-underline-style="solid" style:text-underline-width="auto" style:text-underline-color="font-color" fo:font-weight="bold" fo:background-color="transparent" loext:char-shading-value="0" style:font-name-asian="Times New Roman1" style:font-size-asian="10pt" style:rfc-language-tag-asian="es-419" style:language-asian="es" style:font-weight-asian="bold" style:font-name-complex="Calibri2" style:font-size-complex="10pt" style:font-weight-complex="bold"/>
    </style:style>
    <style:style style:name="T70" style:family="text">
      <style:text-properties style:use-window-font-color="true" style:font-name="Arial1" fo:font-size="10pt" style:text-underline-style="none" style:font-size-asian="10pt" style:font-name-complex="Arial2"/>
    </style:style>
    <style:style style:name="T71" style:family="text">
      <style:text-properties style:use-window-font-color="true" style:font-name="Arial1" fo:font-size="10pt" style:text-underline-style="none" fo:font-weight="bold" style:font-size-asian="10pt" style:font-weight-asian="bold" style:font-name-complex="Arial2" style:font-weight-complex="bold"/>
    </style:style>
    <style:style style:name="T72" style:family="text">
      <style:text-properties style:use-window-font-color="true" style:font-name="Arial1" fo:font-size="10pt" style:text-underline-style="solid" style:text-underline-width="auto" style:text-underline-color="font-color" fo:font-weight="bold" style:font-size-asian="10pt" style:font-weight-asian="bold" style:font-name-complex="Arial2" style:font-weight-complex="bold"/>
    </style:style>
    <style:style style:name="T73" style:family="text">
      <style:text-properties style:use-window-font-color="true" style:font-name="Arial1" fo:font-size="10pt" style:rfc-language-tag="es-ES-u-co-trad" fo:language="es" fo:country="ES"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4" style:family="text">
      <style:text-properties style:use-window-font-color="true" style:font-name="Arial1" fo:font-size="10pt" style:rfc-language-tag="es-ES-u-co-trad" fo:language="es" fo:country="ES" style:text-underline-style="solid" style:text-underline-width="auto" style:text-underline-color="font-color" fo:font-weight="bold" officeooo:rsid="0020aca5" fo:background-color="transparent" loext:char-shading-value="0" style:font-name-asian="Times New Roman1" style:font-size-asian="10pt" style:language-asian="es" style:country-asian="MX" style:font-weight-asian="bold" style:font-name-complex="Arial2" style:font-size-complex="10pt" style:font-weight-complex="bold"/>
    </style:style>
    <style:style style:name="T75" style:family="text">
      <style:text-properties style:use-window-font-color="true" style:rfc-language-tag="es-ES-u-co-trad" fo:language="es" fo:country="ES" style:text-underline-style="solid" style:text-underline-width="auto" style:text-underline-color="font-color" fo:font-weight="bold" officeooo:rsid="0020aca5" fo:background-color="transparent" loext:char-shading-value="0" style:font-name-asian="Times New Roman1" style:language-asian="es" style:country-asian="MX" style:font-weight-asian="bold" style:font-size-complex="10pt" style:font-weight-complex="bold"/>
    </style:style>
    <style:style style:name="T76" style:family="text">
      <style:text-properties style:use-window-font-color="true" style:font-name="Calibri1" fo:font-size="10pt" fo:language="es" fo:country="MX" style:text-underline-style="solid" style:text-underline-width="auto" style:text-underline-color="font-color" fo:font-weight="bold" fo:background-color="transparent" loext:char-shading-value="0" style:font-name-asian="Times New Roman1" style:font-size-asian="10pt" style:language-asian="es" style:country-asian="MX" style:font-weight-asian="bold" style:font-name-complex="Calibri1" style:font-size-complex="10pt" style:font-weight-complex="bold"/>
    </style:style>
    <style:style style:name="T77" style:family="text">
      <style:text-properties fo:font-size="10pt" style:font-size-asian="10pt" style:font-name-complex="Arial2"/>
    </style:style>
    <style:style style:name="T78" style:family="text">
      <style:text-properties fo:font-size="10pt" fo:language="es" fo:country="MX" style:font-size-asian="10pt" style:font-name-complex="Arial2"/>
    </style:style>
    <style:style style:name="T79" style:family="text">
      <style:text-properties fo:font-size="10pt" fo:language="es" fo:country="MX" fo:font-weight="bold" style:font-size-asian="10pt" style:font-weight-asian="bold" style:font-name-complex="Arial2"/>
    </style:style>
    <style:style style:name="T80" style:family="text">
      <style:text-properties fo:font-size="10pt" fo:font-weight="bold" style:font-size-asian="10pt" style:font-weight-asian="bold" style:font-name-complex="Arial2"/>
    </style:style>
    <style:style style:name="T81" style:family="text">
      <style:text-properties fo:color="#2f2f2f" style:font-name="Arial1" fo:font-size="10pt" fo:background-color="#ffffff" loext:char-shading-value="0" style:font-size-asian="10pt" style:font-name-complex="Arial2"/>
    </style:style>
    <style:style style:name="T82" style:family="text">
      <style:text-properties fo:color="#2f2f2f" style:font-name="Arial1" fo:font-size="10pt" fo:font-weight="bold" fo:background-color="#ffffff" loext:char-shading-value="0" style:font-size-asian="10pt" style:font-weight-asian="bold" style:font-name-complex="Arial2"/>
    </style:style>
    <style:style style:name="T83" style:family="text">
      <style:text-properties fo:color="#2f2f2f" style:font-name="Arial1" fo:font-size="10pt" fo:font-weight="bold" fo:background-color="#ffffff" loext:char-shading-value="0" style:font-size-asian="10pt" style:font-weight-asian="bold" style:font-name-complex="Arial2" style:font-weight-complex="bold"/>
    </style:style>
    <style:style style:name="T84" style:family="text">
      <style:text-properties fo:color="#2f2f2f" style:font-name="Arial1" fo:font-size="10pt" style:text-underline-style="solid" style:text-underline-width="auto" style:text-underline-color="font-color" fo:font-weight="bold" fo:background-color="#ffffff" loext:char-shading-value="0" style:font-size-asian="10pt" style:font-weight-asian="bold" style:font-name-complex="Arial2"/>
    </style:style>
    <style:style style:name="T85" style:family="text">
      <style:text-properties style:font-name="ArialMT" fo:font-size="10pt" style:font-size-asian="10pt" style:font-size-complex="10pt"/>
    </style:style>
    <style:style style:name="T86" style:family="text">
      <style:text-properties style:font-name="ArialMT" fo:font-size="10pt" fo:font-weight="bold" style:font-size-asian="10pt" style:font-weight-asian="bold" style:font-size-complex="10pt" style:font-weight-complex="bold"/>
    </style:style>
    <style:style style:name="T87" style:family="text">
      <style:text-properties fo:color="#111416" style:font-name="Arial1" fo:font-size="10pt" style:font-size-asian="10pt" style:font-name-complex="Arial2"/>
    </style:style>
    <style:style style:name="T88" style:family="text">
      <style:text-properties style:font-name="Arial" fo:font-size="9pt" fo:font-weight="bold" fo:background-color="transparent" loext:char-shading-value="0" style:font-size-asian="9pt" style:font-weight-asian="bold" style:font-name-complex="Arial2" style:font-size-complex="9pt" style:font-weight-complex="bold"/>
    </style:style>
    <style:style style:name="T89" style:family="text">
      <style:text-properties style:font-name="Arial" fo:font-size="9pt" style:font-size-asian="9pt" style:font-size-complex="9pt"/>
    </style:style>
    <style:style style:name="T90" style:family="text">
      <style:text-properties style:font-name="Arial" fo:font-size="9pt" officeooo:rsid="00d2f3b4" style:font-size-asian="9pt" style:font-size-complex="9pt"/>
    </style:style>
    <style:style style:name="T91" style:family="text">
      <style:text-properties style:font-name="Arial" fo:font-size="11pt" officeooo:rsid="00d2f3b4" style:font-size-asian="11pt" style:font-size-complex="11pt"/>
    </style:style>
    <style:style style:name="T92" style:family="text">
      <style:text-properties officeooo:rsid="01274abb"/>
    </style:style>
    <style:style style:name="T93" style:family="text">
      <style:text-properties style:font-name="Arial Narrow" fo:font-size="8pt" fo:font-weight="bold" officeooo:rsid="001640f5" fo:background-color="transparent" loext:char-shading-value="0" style:font-size-asian="8pt" style:font-weight-asian="bold" style:font-size-complex="8pt"/>
    </style:style>
    <style:style style:name="T94" style:family="text">
      <style:text-properties fo:language="es" fo:country="ES" officeooo:rsid="00d936c0" style:font-name-asian="Calibri2" style:font-weight-complex="bold"/>
    </style:style>
    <style:style style:name="T95" style:family="text">
      <style:text-properties fo:language="es" fo:country="ES" officeooo:rsid="00d936c0"/>
    </style:style>
    <style:style style:name="T96" style:family="text">
      <style:text-properties fo:font-size="11pt" officeooo:rsid="00d2f3b4" style:font-size-asian="11pt" style:font-size-complex="11pt"/>
    </style:style>
    <style:style style:name="T97" style:family="text">
      <style:text-properties fo:color="#7b7b7b" style:font-name="Arial Narrow" fo:font-size="9pt" fo:font-weight="bold" style:font-size-asian="9pt" style:font-weight-asian="bold" style:font-name-complex="Arial2" style:font-size-complex="9pt"/>
    </style:style>
    <style:style style:name="T98" style:family="text">
      <style:text-properties style:rfc-language-tag="es-ES-u-co-trad" fo:language="es" fo:country="ES" fo:font-weight="bold" officeooo:rsid="000642a4" fo:background-color="transparent" loext:char-shading-value="0" style:font-name-asian="Times New Roman1" style:language-asian="es" style:country-asian="MX" style:font-weight-asian="bold" style:font-size-complex="10pt" style:font-weight-complex="bold"/>
    </style:style>
    <style:style style:name="T99" style:family="text">
      <style:text-properties style:rfc-language-tag="es-ES-u-co-trad" fo:language="es" fo:country="ES" style:text-underline-style="solid" style:text-underline-width="auto" style:text-underline-color="font-color" fo:font-weight="bold" officeooo:rsid="0020aca5" style:font-name-asian="Times New Roman1" style:language-asian="es" style:country-asian="MX" style:font-weight-asian="bold" style:font-size-complex="10pt" style:font-weight-complex="bol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user-field-decls>
        <text:user-field-decl office:value-type="string" office:string-value="loan_id" text:name="py3o.objects.loan_id"/>
        <text:user-field-decl office:value-type="string" office:string-value="account_id" text:name="py3o.obj.partner_id.account_id"/>
        <text:user-field-decl office:value-type="string" office:string-value="partner_id" text:name="py3o.obj.partner_id.name"/>
        <text:user-field-decl office:value-type="string" office:string-value="state_id" text:name="py3o.objects.company_id.state_id.name"/>
        <text:user-field-decl office:value-type="string" office:string-value="loan_amount_txt" text:name="py3o.obj.loan_amount_txt"/>
        <text:user-field-decl office:value-type="string" office:string-value="month" text:name="py3o.obj.loan_period.month"/>
        <text:user-field-decl office:value-type="string" office:string-value="partner_id.street" text:name="py3o.objects.partner_id.street"/>
        <text:user-field-decl office:value-type="string" office:string-value="colonia_id" text:name="py3o.objects.partner_id.colonia_id.name"/>
        <text:user-field-decl office:value-type="string" office:string-value="municipio_id" text:name="py3o.objects.partner_id.municipio_id.name"/>
        <text:user-field-decl office:value-type="string" office:string-value="zip_id" text:name="py3o.objects.partner_id.zip_id.name"/>
        <text:user-field-decl office:value-type="string" office:string-value="partner_id.state_id" text:name="py3o.objects.partner_id.state_id.name"/>
        <text:user-field-decl office:value-type="string" office:string-value="company_id.name" text:name="py3o.objects.company_id.name"/>
        <text:user-field-decl office:value-type="string" office:string-value="partner_id.name" text:name="py3o.objects.partner_id.name"/>
        <text:user-field-decl office:value-type="string" office:string-value="proof_1.name" text:name="py3o.objects.proof_1.name"/>
        <text:user-field-decl office:value-type="string" office:string-value="aval" text:name="py3o.obj.aval"/>
        <text:user-field-decl office:value-type="string" office:string-value="ocupation" text:name="py3o.obj.partner_id.ocupation"/>
        <text:user-field-decl office:value-type="string" office:string-value="acc_number" text:name="py3o.obj.bank_id.acc_number"/>
        <text:user-field-decl office:value-type="string" office:string-value="bank_id.name" text:name="py3o.obj.bank_id.bank_id.name"/>
        <text:user-field-decl office:value-type="string" office:string-value="int_rate_txt" text:name="py3o.obj.int_rate_txt"/>
        <text:user-field-decl office:value-type="string" office:string-value="repayment_bank" text:name="py3o.obj.journal_repayment_id.bank_id.name"/>
        <text:user-field-decl office:value-type="string" office:string-value="repayment_bank_num" text:name="py3o.obj.journal_repayment_id.bank_account_id.acc_number"/>
        <text:user-field-decl office:value-type="string" office:string-value="notes" text:name="py3o.obj.notes"/>
        <text:user-field-decl office:value-type="string" office:string-value="company_id.street" text:name="py3o.objects.company_id.street"/>
        <text:user-field-decl office:value-type="string" office:string-value="company_id.colonia" text:name="py3o.objects.company_id.colonia_id.name"/>
        <text:user-field-decl office:value-type="string" office:string-value="company_id.municipio" text:name="py3o.obj.company_id.municipio_id.name"/>
        <text:user-field-decl office:value-type="string" office:string-value="company_id.zip" text:name="py3o.obj.company_id.zip_id.name"/>
        <text:user-field-decl office:value-type="string" office:string-value="company_id.state_id" text:name="py3o.obj.company_id.state_id.name"/>
        <text:user-field-decl office:value-type="string" office:string-value="proof_1.street" text:name="py3o.objects.proof_1.street"/>
        <text:user-field-decl office:value-type="string" office:string-value="proof_1.colonia_id" text:name="py3o.objects.proof_1.colonia_id.name"/>
        <text:user-field-decl office:value-type="string" office:string-value="proof_1.municipio_id" text:name="py3o.objects.proof_1.municipio_id.name"/>
        <text:user-field-decl office:value-type="string" office:string-value="proof_1.zip_id" text:name="py3o.objects.proof_1.zip_id.name"/>
        <text:user-field-decl office:value-type="string" office:string-value="proof_1.state_id" text:name="py3o.objects.proof_1.state_id.name"/>
        <text:user-field-decl office:value-type="string" office:string-value="aval.name" text:name="py3o.obj.aval.name"/>
        <text:user-field-decl office:value-type="string" office:string-value="ocupation.name" text:name="py3o.obj.partner_id.ocupation.name"/>
        <text:user-field-decl office:value-type="string" office:string-value="acc_clabe" text:name="py3o.obj.bank_id.acc_clabe"/>
        <text:user-field-decl office:value-type="string" office:string-value="month" text:name="py3o.obj.month"/>
      </text:user-field-decls>
      <text:p text:style-name="P125"><text:a xlink:type="simple" xlink:href="py3o://for=%22obj%20in%20objects%22" text:style-name="Internet_20_link" text:visited-style-name="Visited_20_Internet_20_Link"><text:span text:style-name="T90">for="obj in objects"</text:span></text:a></text:p>
      <text:p text:style-name="P105"><text:a xlink:type="simple" xlink:href="py3o://with=%22lang=obj.partner_id.lang%20or%20'en_US'%22" text:style-name="Internet_20_link" text:visited-style-name="Visited_20_Internet_20_Link"><text:span text:style-name="T90">with="lang=obj.partner_id.lang or 'en_US'"</text:span></text:a></text:p>
      <text:p text:style-name="P75"><text:a xlink:type="simple" xlink:href="py3o://with=%22o=obj.with_context(lang=lang)%22" text:style-name="Internet_20_link" text:visited-style-name="Visited_20_Internet_20_Link"><text:span text:style-name="T11">with="o=obj.with_context(lang=lang)"</text:span></text:a></text:p>
      <text:p text:style-name="P33"><text:span text:style-name="T8">CONTRATO DE APERTURA DE CRÉDITO EN CUENTA CORRIENTE QUE CELEBRAN POR UNA PARTE </text:span><text:span text:style-name="T2">GMC AGROFIN</text:span><text:span text:style-name="T37">, </text:span><text:span text:style-name="T2">SOCIEDAD ANÓNIMA PROMOTORA DE INVERSIÓN DE CAPITAL VARIABLE, </text:span><text:span text:style-name="T1">SOCIEDAD FINANCIERA DE OBJETO MÚLTIPLE, ENTIDAD NO REGULADA, POR CONDUCTO DE SU REPRESENTANTE </text:span><text:span text:style-name="T36">EL ING. </text:span><text:span text:style-name="T2">JAIME ENRIQUE MARCOS HERNÁNDEZ</text:span><text:span text:style-name="T36">, </text:span><text:span text:style-name="T1">A QUIEN </text:span><text:span text:style-name="T12">EN LO SUCESIVO SE LE DENOMINARÁ COMO <text:s/>“</text:span><text:span text:style-name="T13">GMC AGROFIN</text:span><text:span text:style-name="T12">”, Y POR LA OTRA PARTE EL(LA) SEÑOR(A) </text:span><text:span text:style-name="T14"><text:user-field-get text:name="py3o.obj.partner_id.name">partner_id</text:user-field-get></text:span><text:span text:style-name="T12">, EN SU CARÁCTER DE APODERADO A QUIEN (ES) EN LO SUCESIVO SE LE (S) DENOMINARÁ COMO EL ACREDITADO. ASIMISMO COMPARECE(N) </text:span><text:span text:style-name="Fuente_20_de_20_párrafo_20_predeter."><text:span text:style-name="T65"><text:user-field-get text:name="py3o.objects.proof_1.name">proof_1.name</text:user-field-get></text:span></text:span><text:span text:style-name="T12"><text:s/>EN SU CARÁCTER DE </text:span><text:span text:style-name="Fuente_20_de_20_párrafo_20_predeter."><text:span text:style-name="T66"><text:user-field-get text:name="py3o.obj.aval.name">aval.name</text:user-field-get></text:span></text:span><text:span text:style-name="T12">, CONFORME A LOS SIGUIENTES ANTECEDENTES, DECLARACIONES Y CLÁUSULAS SIGUIENTES:</text:span><text:bookmark text:name="_DV_M4"/></text:p>
      <text:p text:style-name="P1"/>
      <text:p text:style-name="P1">ANTECEDENTES:</text:p>
      <text:p text:style-name="P1"/>
      <text:p text:style-name="P26"><text:span text:style-name="T1">PRIMERO.-</text:span><text:span text:style-name="T18"> Con fecha 4 de febrero de 2020, </text:span><text:span text:style-name="T2">GMC AGROFIN</text:span><text:span text:style-name="T18"> celebró con </text:span><text:span text:style-name="T10">Financiera</text:span><text:span text:style-name="T19"> Nacional de Desarrollo Agropecuario, Rural, Forestal y Pesquero (antes “Financiera Rural”)</text:span><text:span text:style-name="T10">(</text:span><text:span text:style-name="T18">en lo sucesivo </text:span><text:span text:style-name="T1">“</text:span><text:span text:style-name="T16">LA FINANCIERA</text:span><text:span text:style-name="T1">”) </text:span><text:span text:style-name="T19">un </text:span><text:span text:style-name="T10">Contrato de Línea de Crédito en Cuenta Corriente para descuento de cartera.</text:span></text:p>
      <text:p text:style-name="P7"/>
      <text:p text:style-name="P26"><text:span text:style-name="T1">SEGUNDO.-</text:span><text:span text:style-name="T18"> El </text:span><text:span text:style-name="T2">ACREDITADO</text:span><text:span text:style-name="T18"> requirió a </text:span><text:span text:style-name="T2">GMC AGROFIN</text:span><text:span text:style-name="T18">, el otorgamiento de un crédito en cuenta corriente en pesos mexicanos (moneda nacional) (en lo sucesivo el </text:span><text:span text:style-name="T1">"</text:span><text:span text:style-name="T16">Crédito</text:span><text:span text:style-name="T1">"</text:span><text:span text:style-name="T18">). </text:span></text:p>
      <text:p text:style-name="P7"/>
      <text:p text:style-name="P26"><text:span text:style-name="T1">TERCERO.-</text:span><text:span text:style-name="T18"> </text:span><text:span text:style-name="T2">GMC AGROFIN</text:span><text:span text:style-name="T18"> previa revisión y análisis de la información y documentación que fuera proporcionada y presentada por el </text:span><text:span text:style-name="T2">ACREDITADO,</text:span><text:span text:style-name="T18"> autorizó el otorgamiento del Crédito a favor del ACREDITADO. </text:span></text:p>
      <text:p text:style-name="P7"/>
      <text:p text:style-name="P26"><text:span text:style-name="T1">CUARTO.-</text:span><text:span text:style-name="T18"> La Carátula del Crédito que se agrega a este Contrato como </text:span><text:span text:style-name="T16">Anexo 1</text:span><text:span text:style-name="T1">, </text:span><text:span text:style-name="T18">precisa cierta información relativa al Crédito aplicable a este Contrato (en lo sucesivo la </text:span><text:span text:style-name="T1">"</text:span><text:span text:style-name="T16">Carátula del Crédito</text:span><text:span text:style-name="T1">"</text:span><text:span text:style-name="T18">).</text:span></text:p>
      <text:p text:style-name="P7"/>
      <text:p text:style-name="P26"><text:span text:style-name="T1">QUINTO.-</text:span><text:span text:style-name="T18"> El Anexo de Datos Generales del Acreditado que se agrega a este Contrato como </text:span><text:span text:style-name="T16">Anexo 2</text:span><text:span text:style-name="T1">, </text:span><text:span text:style-name="T18">precisa cierta información relativa al </text:span><text:span text:style-name="T2">ACREDITADO</text:span><text:span text:style-name="T18"> (en lo sucesivo el </text:span><text:span text:style-name="T1">"</text:span><text:span text:style-name="T16">Anexo de Datos Generales del Acreditado</text:span><text:span text:style-name="T1">"</text:span><text:span text:style-name="T18">).</text:span></text:p>
      <text:p text:style-name="P14"/>
      <text:p text:style-name="P14"/>
      <text:p text:style-name="P15">DECLARACIONES</text:p>
      <text:p text:style-name="P17"/>
      <text:h text:style-name="P122" text:outline-level="1"><text:span text:style-name="T1">I. </text:span><text:span text:style-name="T18">Declara</text:span><text:span text:style-name="T1"> GMC AGROFIN </text:span><text:span text:style-name="T18">por</text:span><text:span text:style-name="T1"> </text:span><text:span text:style-name="T18">conducto de su representante</text:span><text:span text:style-name="T1">:</text:span></text:h>
      <text:p text:style-name="P11"/>
      <text:list xml:id="list1272349838" text:style-name="WWNum45">
        <text:list-item>
          <text:p text:style-name="P126"><text:bookmark text:name="_DV_M6"/><text:span text:style-name="T18">Que es </text:span><text:span text:style-name="T40">una </text:span><text:span text:style-name="T18">Sociedad Anónima Promotora de Inversión de Capital Variable, </text:span><text:span text:style-name="T45">Sociedad Financiera de Objeto Múltiple, Entidad No Regulada</text:span><text:span text:style-name="T40"> constituida conforme a la Leyes de los Estados Unidos Mexicanos, según consta en la Póliza número </text:span><text:span text:style-name="T18">1,932 (mil novecientos treinta y dos)</text:span><text:span text:style-name="T40">, otorgada el día 23 de Octubre de 2017, ante el Lic. </text:span><text:span text:style-name="T18">Enrique Ángel Marcos Abularach, Corredor Público Número 11 Once, habilitado y en ejercicio para la Plaza del Estado de Chihuahua</text:span><text:span text:style-name="T40">, y cuyo primer testimonio quedo inscrito en el Registro Publico de la Propiedad y del Comercio del Distrito Judicial Morelos, Estado de Chihuahua, bajo el folio mercantil electrónico número N-2017094261, con fecha 24 de noviembre de 2017.</text:span></text:p>
        </text:list-item>
      </text:list>
      <text:p text:style-name="P88"/>
      <text:list xml:id="list191003927846173" text:continue-numbering="true" text:style-name="WWNum45">
        <text:list-item>
          <text:p text:style-name="P126"><text:bookmark text:name="_DV_M7"/><text:span text:style-name="T18">Que para la celebración del presente contrato de apertura de crédito en cuenta corriente (en lo sucesivo el </text:span><text:span text:style-name="T1">"</text:span><text:span text:style-name="T16">Contrato</text:span><text:span text:style-name="T1">"</text:span><text:span text:style-name="T18">), actúa por medio de su representante, quien cuenta con facultades suficientes para obligarse en los términos del presente Contrato, mismas que a la fecha no le han sido revocadas ni limitadas de forma alguna, según consta en la </text:span><text:span text:style-name="T40">Póliza número </text:span><text:span text:style-name="T18">1,932 (mil novecientos treinta y dos)</text:span><text:span text:style-name="T40">, otorgada el día 23 de Octubre de 2017, que ha quedado descrita en el inciso a) anterior.</text:span></text:p>
        </text:list-item>
      </text:list>
      <text:p text:style-name="P64"/>
      <text:list xml:id="list191002156933704" text:continue-numbering="true" text:style-name="WWNum45">
        <text:list-item>
          <text:p text:style-name="P126"><text:span text:style-name="T18">Que </text:span><text:span text:style-name="T26">es</text:span><text:span text:style-name="T18"> su voluntad y otorga su consentimiento para celebrar el presente Contrato y otorgar el </text:span><text:soft-page-break/><text:span text:style-name="T18">Crédito al ACREDITADO, conforme a las estipulaciones de presente Contrato.</text:span></text:p>
        </text:list-item>
      </text:list>
      <text:p text:style-name="P66"/>
      <text:list xml:id="list191003022257497" text:continue-numbering="true" text:style-name="WWNum45">
        <text:list-item>
          <text:p text:style-name="P126"><text:span text:style-name="T40">Que su domicilio se encuentra ubicado en Parque Tecnológico PIT 3, Tercer Piso, Avenida Heroico Colegio Militar S/N, Piso 3, Chihuahua, C.P. 31650. Así mismo, señala que su página en internet es: </text:span><text:a xlink:type="simple" xlink:href="http://www.gmcagrofin.com/" text:style-name="Internet_20_link" text:visited-style-name="Visited_20_Internet_20_Link"><text:span text:style-name="Internet_20_link"><text:span text:style-name="T40">www.gmcagrofin.com</text:span></text:span></text:a><text:span text:style-name="T40">, y que sus cuentas oficiales de redes sociales son: Facebook: </text:span><text:a xlink:type="simple" xlink:href="http://www.facebook.com/GMCAgrofin" text:style-name="Internet_20_link" text:visited-style-name="Visited_20_Internet_20_Link"><text:span text:style-name="Internet_20_link">www.facebook.com/GMCAgrofin</text:span></text:a><text:span text:style-name="Internet_20_link"><text:span text:style-name="T40"> </text:span></text:span><text:span text:style-name="T46">Instagram: </text:span><text:a xlink:type="simple" xlink:href="http://www.instagram.com/gmcagrofin/?hl=es-la" text:style-name="Internet_20_link" text:visited-style-name="Visited_20_Internet_20_Link"><text:span text:style-name="Internet_20_link"><text:span text:style-name="T27">www.instagram.com/gmcagrofin/?hl=es-la</text:span></text:span></text:a></text:p>
        </text:list-item>
      </text:list>
      <text:p text:style-name="P66"/>
      <text:list xml:id="list191003391261181" text:continue-numbering="true" text:style-name="WWNum45">
        <text:list-item>
          <text:p text:style-name="P126"><text:span text:style-name="T40">Que la unidad de atención al usuario de GMC AGROFIN </text:span><text:span text:style-name="T45">cuyo objeto atender las consultas, reclamaciones y aclaraciones de los usuarios</text:span><text:span text:style-name="T40">, igualmente se encuentra ubicada en Parque Tecnológico PIT 3, Tercer Piso, Avenida Heroico Colegio Militar S/N, Piso 3, Chihuahua, C.P. 31650, y el titular es el Ing. </text:span><text:span text:style-name="T41">Jaime Enrique Marcos Hernández</text:span><text:span text:style-name="T40">, teléfonos (614) 4240500, horario de atención en Día Hábil de 9:00 a 14:00 horas y con el correo electrónico </text:span><text:a xlink:type="simple" xlink:href="mailto:jaimemarcos@gmcagrofin.com" text:style-name="Internet_20_link" text:visited-style-name="Visited_20_Internet_20_Link"><text:span text:style-name="Internet_20_link"><text:span text:style-name="T40">jaimemarcos@gmcagrofin.com</text:span></text:span></text:a><text:span text:style-name="T40">. </text:span></text:p>
        </text:list-item>
      </text:list>
      <text:p text:style-name="P65"/>
      <text:p text:style-name="P88">En caso de que el ACREDITADO requiera realizar la presentación de alguna consulta, aclaración y/o inconformidad relacionada con la operación del Crédito podrá hacerlo directamente en la oficinas de GMC AGROFIN o a la línea de atención al usuario proporcionando el nombre y tipo de crédito contratado. </text:p>
      <text:p text:style-name="P88"/>
      <text:p text:style-name="P90"><text:span text:style-name="T40">También pone a disposición del ACREDITADO la información de la COMISION NACIONAL PARA LA PROTECCION Y DEFENSA DE LOS USUARIOS DE SERVICIOS FINANCIEROS: El número telefónico de atención a usuarios en la Ciudad de México es (55) 53 40 <text:s/>09 99 o LADA sin costo 01 800 999 80 80, dirección en internet www.condusef.gob.mx y con el correo electrónico: </text:span><text:a xlink:type="simple" xlink:href="mailto:asesoria@condusef.gob.mx" text:style-name="Internet_20_link" text:visited-style-name="Visited_20_Internet_20_Link"><text:span text:style-name="Internet_20_link"><text:span text:style-name="T45">asesoria@condusef.gob.mx</text:span></text:span></text:a><text:span text:style-name="T40">.</text:span></text:p>
      <text:p text:style-name="P92"/>
      <text:list xml:id="list191004244570370" text:continue-numbering="true" text:style-name="WWNum45">
        <text:list-item>
          <text:p text:style-name="P133">Que de conformidad con los artículos 56, 87-B y 87-J de la Ley General de Organizaciones y Actividades Auxiliares de Crédito, tiene la modalidad de “Sociedad Financiera De Objeto Múltiple, Entidad No Regulada” y se encuentra sujeta a la supervisión de la Comisión Nacional Bancaria y de Valores; dicha Comisión tomará como base la información a que se refiere el artículo 87-K de la misma Ley; así mismo, para su constitución y operación con tal carácter, no requiere de autorización de la Secretaría de Hacienda y Crédito Público.</text:p>
        </text:list-item>
      </text:list>
      <text:p text:style-name="P88"/>
      <text:list xml:id="list191003154375513" text:continue-numbering="true" text:style-name="WWNum45">
        <text:list-item>
          <text:p text:style-name="P133">Que el COSTO ANUAL TOTAL (CAT) se define como el costo anual total del financiamiento expresado en términos porcentuales, que para fines informativos y de comparación, incorpora la totalidad de los costos y gastos inherentes a los créditos que otorgan las instituciones financieras y será calculado de acuerdo a los componentes y metodología aplicable. </text:p>
        </text:list-item>
      </text:list>
      <text:p text:style-name="P17"/>
      <text:h text:style-name="P122" text:outline-level="1"><text:span text:style-name="T18">II. Declara </text:span><text:span text:style-name="T1">EL <text:s/>ACREDITADO </text:span><text:span text:style-name="T18">bajo protesta de decir verdad:</text:span></text:h>
      <text:p text:style-name="P8"/>
      <text:list xml:id="list3478799062" text:style-name="WWNum2">
        <text:list-item>
          <text:p text:style-name="P134">Que comparece a nombre y por cuenta propia como persona física capacitada legalmente para la celebración del presente Contrato y para asumir y dar cumplimiento a las obligaciones que en el mismo se establecen, las cuales son válidas y exigibles en su contra.</text:p>
        </text:list-item>
      </text:list>
      <text:p text:style-name="P8"/>
      <text:list xml:id="list191002517958293" text:continue-numbering="true" text:style-name="WWNum2">
        <text:list-item>
          <text:p text:style-name="P135">Que su principal actividad es <text:span text:style-name="T99"><text:user-field-get text:name="py3o.obj.partner_id.ocupation.name">ocupation.name</text:user-field-get></text:span></text:p>
        </text:list-item>
        <text:list-item>
          <text:p text:style-name="P127"><text:span text:style-name="T18">Que</text:span><text:span text:style-name="T40"> su estado civil es _______</text:span><text:span text:style-name="T15">.</text:span></text:p>
        </text:list-item>
      </text:list>
      <text:p text:style-name="P66"/>
      <text:list xml:id="list3622286619" text:style-name="WWNum46">
        <text:list-item>
          <text:p text:style-name="P128"><text:span text:style-name="T40">Que</text:span><text:span text:style-name="T18"> a la </text:span><text:span text:style-name="T40">fecha</text:span><text:span text:style-name="T18"> de celebración del presente Contrato se encuentra en cumplimiento de todas las obligaciones que deriven a su cargo con motivo de contratos, convenios y acuerdos de los que sea parte.</text:span></text:p>
        </text:list-item>
      </text:list>
      <text:p text:style-name="P65"/>
      <text:p text:style-name="P65"/>
      <text:list xml:id="list191002847426578" text:continue-numbering="true" text:style-name="WWNum46">
        <text:list-item>
          <text:p text:style-name="P136">Que los bienes o recursos que garantizan el cumplimiento de las obligaciones de pago <text:soft-page-break/>contraídas en el presente Contrato son de carácter lícito.</text:p>
        </text:list-item>
      </text:list>
      <text:p text:style-name="P65"/>
      <text:list xml:id="list191003071837047" text:continue-numbering="true" text:style-name="WWNum46">
        <text:list-item>
          <text:p text:style-name="P128"><text:span text:style-name="T18">Que a la </text:span><text:span text:style-name="T40">fecha</text:span><text:span text:style-name="T18"> de celebración del presente Contrato se encuentra en cumplimiento de las disposiciones legales que en materia ambiental, fiscal, social, laboral, de seguridad social, así como todas las demás que le sean aplicables, y que no está sujeto a procedimientos judiciales o administrativos de investigación, verificación o inspección por incumplimiento a dichas disposiciones, que pudieran afectar, afecten o menoscaben sustancialmente la recuperación del presente Crédito. </text:span></text:p>
        </text:list-item>
      </text:list>
      <text:p text:style-name="P66"/>
      <text:list xml:id="list191002799032366" text:continue-numbering="true" text:style-name="WWNum46">
        <text:list-item>
          <text:p text:style-name="P128"><text:span text:style-name="T40">Que toda la documentación e información que ha entregado a </text:span><text:span text:style-name="T18">GMC AGROFIN </text:span><text:span text:style-name="T40">para el análisis y estudio de otorgamiento de crédito es correcta, completa y verdadera.</text:span></text:p>
        </text:list-item>
      </text:list>
      <text:p text:style-name="P66"/>
      <text:list xml:id="list191003733653034" text:continue-numbering="true" text:style-name="WWNum46">
        <text:list-item>
          <text:p text:style-name="P129"><text:span text:style-name="T40">Que los conceptos de inversión, </text:span><text:span text:style-name="DeltaView_20_Insertion"><text:span text:style-name="T70">según se describen en el </text:span></text:span><text:span text:style-name="DeltaView_20_Insertion"><text:span text:style-name="T72">Anexo 3</text:span></text:span><text:span text:style-name="DeltaView_20_Insertion"><text:span text:style-name="T70"> del presente Contrato,</text:span></text:span><text:span text:style-name="T40"> se encontrarán físicamente en el lugar ubicado en </text:span><text:span text:style-name="Fuente_20_de_20_párrafo_20_predeter."><text:span text:style-name="T66"><text:user-field-get text:name="py3o.objects.company_id.state_id.name">state_id</text:user-field-get></text:span></text:span><text:span text:style-name="T40">.</text:span></text:p>
        </text:list-item>
      </text:list>
      <text:p text:style-name="P38"/>
      <text:h text:style-name="P123" text:outline-level="1"><text:span text:style-name="T1">III. </text:span><text:span text:style-name="T18">Declara(n) </text:span><text:span text:style-name="Fuente_20_de_20_párrafo_20_predeter."><text:span text:style-name="T66"><text:user-field-get text:name="py3o.objects.proof_1.name">proof_1.name</text:user-field-get></text:span></text:span><text:span text:style-name="T18"><text:s/>bajo protesta de decir verdad:</text:span></text:h>
      <text:p text:style-name="P50"/>
      <text:list xml:id="list812092718" text:style-name="WWNum40">
        <text:list-item>
          <text:p text:style-name="P130"><text:span text:style-name="T18">Que es una persona física capacitada legalmente para la celebración del presente Contrato y para asumir y dar cumplimiento a las obligaciones que en el mismo se establecen, las cuales son válidas y</text:span><text:span text:style-name="T40"> exigibles en su contra.</text:span></text:p>
        </text:list-item>
      </text:list>
      <text:p text:style-name="P91"/>
      <text:list xml:id="list191002125854313" text:continue-numbering="true" text:style-name="WWNum40">
        <text:list-item>
          <text:p text:style-name="P139">Que su estado civil es ________.</text:p>
        </text:list-item>
      </text:list>
      <text:p text:style-name="P89"/>
      <text:p text:style-name="P38"/>
      <text:list xml:id="list1251156678" text:style-name="WWNum41">
        <text:list-item>
          <text:p text:style-name="P131"><text:span text:style-name="T40">Que</text:span><text:span text:style-name="T18"> a la </text:span><text:span text:style-name="T40">fecha</text:span><text:span text:style-name="T18"> de celebración del presente Contrato se encuentra en cumplimiento de todas las obligaciones que deriven a su cargo con motivo de contratos, convenios y acuerdos de los que sea parte.</text:span></text:p>
        </text:list-item>
      </text:list>
      <text:p text:style-name="P87"/>
      <text:list xml:id="list191002880109555" text:continue-numbering="true" text:style-name="WWNum41">
        <text:list-item>
          <text:p text:style-name="P137">Que los bienes o recursos que garantizan el cumplimiento de las obligaciones de pago contraídas en el presente Contrato son de carácter lícito.</text:p>
        </text:list-item>
      </text:list>
      <text:p text:style-name="P91"/>
      <text:list xml:id="list191003073153496" text:continue-numbering="true" text:style-name="WWNum41">
        <text:list-item>
          <text:p text:style-name="P131"><text:span text:style-name="T40">Que toda la documentación e información que ha entregado a </text:span><text:span text:style-name="T18">GMC AGROFIN </text:span><text:span text:style-name="T40">para el análisis y estudio de otorgamiento de crédito es correcta, completa y verdadera.</text:span></text:p>
        </text:list-item>
      </text:list>
      <text:p text:style-name="P64"/>
      <text:list xml:id="list191003227476051" text:continue-numbering="true" text:style-name="WWNum41">
        <text:list-item>
          <text:p text:style-name="P138">Que independientemente de las disposiciones legales que regulan el destino del Crédito que, en términos del presente Contrato, de manera expresa y sin reserva alguna manifiesta que el importe de dicho Crédito únicamente será aplicado a fines completamente lícitos; manifestando no tener vínculo de ningún tipo con terceros dedicados a actividades terroristas o ilegales.</text:p>
        </text:list-item>
      </text:list>
      <text:p text:style-name="P65"/>
      <text:list xml:id="list191003682377327" text:continue-numbering="true" text:style-name="WWNum41">
        <text:list-item>
          <text:p text:style-name="P137">Que GMC AGROFIN hizo de su conocimiento previo a la celebración del presente Contrato, el monto, así como los intereses ordinarios y moratorios, la forma de calcular los mismos y el tipo de tasa aplicable, además del monto de los pagos, la forma, lugar y periodicidad para realizarlos.</text:p>
        </text:list-item>
      </text:list>
      <text:p text:style-name="P65"/>
      <text:list xml:id="list191003116741862" text:continue-numbering="true" text:style-name="WWNum41">
        <text:list-item>
          <text:p text:style-name="P137">Que GMC AGROFIN le informó el Costo Anual Total (CAT) del Crédito que se contrata en términos del presente instrumento y sus anexos, los cuales forman parte integrante del mismo. </text:p>
        </text:list-item>
      </text:list>
      <text:p text:style-name="P24"><text:a xlink:type="simple" xlink:href="py3o:///with" text:style-name="Internet_20_link" text:visited-style-name="Visited_20_Internet_20_Link">/with</text:a></text:p>
      <text:p text:style-name="P59"><text:a xlink:type="simple" xlink:href="py3o:///with" text:style-name="Internet_20_link" text:visited-style-name="Visited_20_Internet_20_Link">/with</text:a></text:p>
      <text:p text:style-name="P76"><text:a xlink:type="simple" xlink:href="py3o:///for" text:style-name="Internet_20_link" text:visited-style-name="Visited_20_Internet_20_Link"><text:span text:style-name="T92">/for</text:span></text:a></text:p>
      <text:list xml:id="list191002602059011" text:continue-numbering="true" text:style-name="WWNum41">
        <text:list-item>
          <text:p text:style-name="P137">Que GMC AGROFIN le informó que cuenta con asistencia, acceso y facilidades necesarias para atender las aclaraciones relacionadas con el presente Contrato.</text:p>
        </text:list-item>
      </text:list>
      <text:p text:style-name="P38"><text:soft-page-break/></text:p>
      <text:p text:style-name="P93"><text:span text:style-name="T22">h</text:span><text:span text:style-name="T18">) <text:s/>Que es de su interés comparecer en el presente Contrato con el objeto de obligarse conjunta y solidariamente con EL ACREDITADO frente a GMC AGROFIN, en el cumplimiento de todas las obligaciones que se desprenden a su cargo del presente Contrato y, por tanto, es su intención constituirse como </text:span><text:span text:style-name="T19">OBLIGADO SOLIDARIO</text:span><text:span text:style-name="T18"> para garantizar el pago total del capital y accesorios en los términos del presente crédito.</text:span></text:p>
      <text:p text:style-name="P94"/>
      <text:p text:style-name="P9"><text:tab/></text:p>
      <text:p text:style-name="P9">En virtud de lo anterior, las partes convienen las siguientes:</text:p>
      <text:p text:style-name="P63"/>
      <text:p text:style-name="P63"/>
      <text:h text:style-name="P117" text:outline-level="1">CLÁUSULAS</text:h>
      <text:p text:style-name="P4"><text:a xlink:type="simple" xlink:href="py3o://for=%22obj%20in%20objects%22" text:style-name="Internet_20_link" text:visited-style-name="Visited_20_Internet_20_Link"><text:span text:style-name="T91">for="obj in objects"</text:span></text:a></text:p>
      <text:p text:style-name="P106"><text:a xlink:type="simple" xlink:href="py3o://with=%22lang=obj.partner_id.lang%20or%20'en_US'%22" text:style-name="Internet_20_link" text:visited-style-name="Visited_20_Internet_20_Link"><text:span text:style-name="T91">with="lang=obj.partner_id.lang or 'en_US'"</text:span></text:a></text:p>
      <text:p text:style-name="P84"><text:a xlink:type="simple" xlink:href="py3o://with=%22o=obj.with_context(lang=lang)%22" text:style-name="Internet_20_link" text:visited-style-name="Visited_20_Internet_20_Link"><text:span text:style-name="T94">with="o=obj.with_context(lang=lang)"</text:span></text:a></text:p>
      <text:p text:style-name="P28"><text:span text:style-name="T1">PRIMERA- APERTURA DE CRÉDITO.-</text:span><text:span text:style-name="T18"> Con sujeción a las disposiciones jurídicas aplicables, y a lo que en este Contrato se estipula, </text:span><text:span text:style-name="T1">GMC AGROFIN</text:span><text:span text:style-name="T18"> otorga una línea de crédito en cuenta corriente por la cantidad de hasta $</text:span><text:span text:style-name="T73"><text:text-input text:description="py3o://function=&quot;o_format_lang(o.loan_amount,lang_code=lang)&quot;">[loan_amount]</text:text-input></text:span><text:span text:style-name="T88"> </text:span><text:span text:style-name="T18"><text:s/></text:span><text:span text:style-name="T17">(</text:span><text:span text:style-name="T73"><text:user-field-get text:name="py3o.obj.loan_amount_txt">loan_amount_txt</text:user-field-get></text:span><text:span text:style-name="T18">) a favor de </text:span><text:span text:style-name="T1">EL ACREDITADO</text:span><text:span text:style-name="T18">, quien acepta el Crédito.</text:span></text:p>
      <text:p text:style-name="P7"/>
      <text:p text:style-name="P26"><text:span text:style-name="T2">EL ACREDITADO</text:span><text:span text:style-name="T18"> acepta que el monto del crédito a que se refiere la presente cláusula, se podrá incrementar cumplido el primer aniversario de operación, contado a partir de la fecha de suscripción del presente Contrato o en la primera disposición cumplido el aniversario correspondiente y su importe se reflejará en los pagarés de las disposiciones realizadas durante el año respectivo y hasta la nueva revisión.</text:span></text:p>
      <text:p text:style-name="P7"/>
      <text:p text:style-name="P26"><text:span text:style-name="T18">En el supuesto de que </text:span><text:span text:style-name="T2">EL ACREDITADO</text:span><text:span text:style-name="T18"> requiera un monto mayor al autorizado para el año respectivo, en términos de la presente cláusula, </text:span><text:span text:style-name="T2">EL ACREDITADO</text:span><text:span text:style-name="T18"> se obliga a cubrir la diferencia con recursos propios, o en su caso, solicitar a </text:span><text:span text:style-name="T1">GMC AGROFIN</text:span><text:span text:style-name="T18"> un nuevo crédito por dicho importe. </text:span></text:p>
      <text:p text:style-name="P102"/>
      <text:p text:style-name="P103">En el monto del crédito no quedan incluidos los intereses, demás accesorios financieros, comisiones, cargos y demás gastos originados o que se originen con motivo del mismo.</text:p>
      <text:p text:style-name="P7"/>
      <text:p text:style-name="P29"><text:span text:style-name="T1">SEGUNDA.- PLAZO DEL CRÉDITO.- </text:span><text:span text:style-name="T18">El crédito mencionado en la Cláusula Primera se otorga por un plazo que vence precisamente el </text:span><text:span text:style-name="T73"><text:text-input text:description="py3o://function=&quot;format_datetime(o.end_date, format='full', locale='es_MX')&quot;">[end_date]</text:text-input></text:span><text:span text:style-name="T18"><text:s/>(en lo sucesivo </text:span><text:span text:style-name="T1">“</text:span><text:span text:style-name="T16">Fecha de Pago Final</text:span><text:span text:style-name="T1">”</text:span><text:span text:style-name="T18">), o bien, en la fecha en que sean cumplimentadas, en su totalidad, las obligaciones que contrae el </text:span><text:span text:style-name="T2">ACREDITADO </text:span><text:span text:style-name="T18">a su cargo. </text:span></text:p>
      <text:p text:style-name="P18"/>
      <text:p text:style-name="P26"><text:span text:style-name="T1">TERCERA.- DESTINO DEL CRÉDITO.- EL ACREDITADO</text:span><text:span text:style-name="T18"> se obliga a destinar la totalidad del crédito autorizado durante el plazo del presente crédito, en los conceptos de inversión (en lo sucesivo definido como el “Proyecto”) </text:span><text:span text:style-name="T40">que se detallan en el </text:span><text:span text:style-name="T16">Anexo 3</text:span><text:span text:style-name="T40">, el cual forma parte de este Contrato. </text:span></text:p>
      <text:p text:style-name="P61"><text:a xlink:type="simple" xlink:href="py3o:///with" text:style-name="Internet_20_link" text:visited-style-name="Visited_20_Internet_20_Link">/with</text:a></text:p>
      <text:p text:style-name="P59"><text:a xlink:type="simple" xlink:href="py3o:///with" text:style-name="Internet_20_link" text:visited-style-name="Visited_20_Internet_20_Link">/with</text:a></text:p>
      <text:p text:style-name="P83"><text:a xlink:type="simple" xlink:href="py3o:///for" text:style-name="Internet_20_link" text:visited-style-name="Visited_20_Internet_20_Link"><text:span text:style-name="T92">/for</text:span></text:a></text:p>
      <text:p text:style-name="P26"><text:span text:style-name="T1">EL ACREDITADO </text:span><text:span text:style-name="T18">se obliga a efectuar una aportación sobre el monto total del Proyecto a realizar durante el primer año de operación del crédito (</text:span><text:span text:style-name="T15">señalar el monto de la aportación respectiva</text:span><text:span text:style-name="T18">), para los años subsiguientes,</text:span><text:span text:style-name="T1"> EL ACREDITADO</text:span><text:span text:style-name="T18"> deberá realizar una aportación en la misma proporción que se incremente el importe del crédito acorde con lo previsto en la Cláusula Primera del presente Contrato.</text:span></text:p>
      <text:p text:style-name="P7"/>
      <text:p text:style-name="P26"><text:span text:style-name="T18">El </text:span><text:span text:style-name="T2">ACREDITADO</text:span><text:span text:style-name="T18"> expone que el destino del Crédito es y será siempre licito.</text:span></text:p>
      <text:p text:style-name="P7"/>
      <text:p text:style-name="P26"><text:span text:style-name="T36">CUARTA.- COMPROBANTE DE INVERSIÓN.- EL ACREDITADO</text:span><text:span text:style-name="T40"> se obliga a comprobar, a </text:span><text:soft-page-break/><text:span text:style-name="T40">satisfacción de </text:span><text:span text:style-name="T36">GMC AGROFIN</text:span><text:span text:style-name="T40"> la </text:span><text:span text:style-name="T18">inversión total del Proyecto, la cual deberá considerar </text:span><text:span text:style-name="T40">los recursos </text:span><text:span text:style-name="T18">dispuestos </text:span><text:span text:style-name="T40">de esta apertura de crédito</text:span><text:span text:style-name="T18">, la aportación de </text:span><text:span text:style-name="T36">EL ACREDITADO</text:span><text:span text:style-name="T18"> al Proyecto y, en su caso, los recursos de los apoyos destinados al Proyecto</text:span><text:span text:style-name="T40">, para lo cual entregará los documentos que comprueben dichas inversiones dentro de los 60 (sesenta) días naturales contados a partir de la fecha de la disposición correspondiente o previo a la próxima disposición, lo que suceda primero.</text:span></text:p>
      <text:p text:style-name="P36"/>
      <text:p text:style-name="P26"><text:span text:style-name="T18">Dentro de la revisión anual que en su caso se lleve a cabo del presente crédito, </text:span><text:span text:style-name="T2">EL ACREDITADO </text:span><text:span text:style-name="T18">deberá manifestar por escrito, que cuenta con los medios necesarios para cumplir con las obligaciones contraídas en el presente crédito, y que no existen impedimentos técnicos, legales ni operativos para desarrollar las actividades programadas para el año subsecuente conforme a los términos contratados. </text:span></text:p>
      <text:p text:style-name="P36"/>
      <text:p text:style-name="P26"><text:bookmark text:name="_DV_M39"/><text:span text:style-name="T1">QUINTA.-</text:span><text:span text:style-name="T18"> </text:span><text:span text:style-name="T1">DISPOSICIÓN DEL CRÉDITO</text:span><text:span text:style-name="T18">.- La primera disposición del crédito que realice </text:span><text:span text:style-name="T1">EL ACREDITADO</text:span><text:span text:style-name="T18">, al amparo del presente crédito, la podrá realizar una vez que: (i) suscriba el (los) pagaré(s) de disposición respectivo(s); (ii) entregue el mandato que acredite la constitución de la garantía líquida, en su caso; (iii) la(s) garantía(s) se encuentre(n) debidamente inscrita(s) en el Registro Público correspondiente, en su caso,</text:span><text:span text:style-name="T40"> (iv) pague las comisiones y/o gastos que se generen en términos del presente Contrato; y (v) no haya ocurrido alguna causa de vencimiento anticipado en términos del presente Contrato.</text:span></text:p>
      <text:p text:style-name="P7"/>
      <text:p text:style-name="P27"><text:span text:style-name="T18">Las disposiciones para los años subsecuentes las podrá realizar </text:span><text:span text:style-name="T1">EL ACREDITADO</text:span><text:span text:style-name="T18"> siempre y cuando (i) se encuentre al corriente en el pago de principal e intereses en los términos del presente Contrato; (ii) suscriba el (los) pagaré(s) de disposición respectivo(s); (iii) </text:span><text:span text:style-name="T40">pague las comisiones y/o gastos que se generen en términos del presente Contrato; (iv) no haya ocurrido alguna causa de vencimiento anticipado en términos del presente Contrato; y</text:span><text:span text:style-name="T18"> (v) la consulta del historial crediticio de </text:span><text:span text:style-name="T1">EL ACREDITADO </text:span><text:span text:style-name="T18">y de sus personas relacionadas, en su caso, no contenga claves de prevención u observación que limiten el otorgamiento de las ministraciones subsecuentes, en caso contrario, dichas disposiciones subsecuentes no procederán hasta que se eliminen o se solventen las claves de prevención u observación, pudiendo </text:span><text:span text:style-name="T1">GMC AGROFIN</text:span><text:span text:style-name="T18"> rescindir el presente contrato y hacer exigible la(s) cantidad(es) dispuesta(s), aun antes de su vencimiento, sin necesidad de notificación ni declaración judicial previa.</text:span></text:p>
      <text:p text:style-name="P7"/>
      <text:p text:style-name="P26"><text:span text:style-name="T18">Cumplidos los requisitos y condiciones mencionado, a entera satisfacción de </text:span><text:span text:style-name="T1">GMC AGROFIN</text:span><text:span text:style-name="T18">, la entrega de recursos se realizará en un plazo máximo de cinco días hábiles en los términos siguientes:</text:span></text:p>
      <text:p text:style-name="P60"><text:a xlink:type="simple" xlink:href="py3o://for=%22obj%20in%20objects%22" text:style-name="Internet_20_link" text:visited-style-name="Visited_20_Internet_20_Link"><text:span text:style-name="T96">for="obj in objects"</text:span></text:a></text:p>
      <text:p text:style-name="P106"><text:a xlink:type="simple" xlink:href="py3o://with=%22lang=obj.partner_id.lang%20or%20'en_US'%22" text:style-name="Internet_20_link" text:visited-style-name="Visited_20_Internet_20_Link"><text:span text:style-name="T91">with="lang=obj.partner_id.lang or 'en_US'"</text:span></text:a></text:p>
      <text:p text:style-name="P84"><text:a xlink:type="simple" xlink:href="py3o://with=%22o=obj.with_context(lang=lang)%22" text:style-name="Internet_20_link" text:visited-style-name="Visited_20_Internet_20_Link"><text:span text:style-name="T94">with="o=obj.with_context(lang=lang)"</text:span></text:a></text:p>
      <text:p text:style-name="P35"><text:span text:style-name="T2">EL ACREDITADO</text:span><text:span text:style-name="T18"> autoriza desde este momento a </text:span><text:span text:style-name="T1">GMC AGROFIN</text:span><text:span text:style-name="T18"> para que el importe de todas y cada una de las ministraciones derivadas del presente Contrato se deposite en la cuenta bancaria número </text:span><text:span text:style-name="T73"><text:user-field-get text:name="py3o.obj.bank_id.acc_number">acc_number</text:user-field-get></text:span><text:span text:style-name="T18"><text:s/>del Banco </text:span><text:span text:style-name="Fuente_20_de_20_párrafo_20_predeter."><text:span text:style-name="T73"><text:user-field-get text:name="py3o.obj.bank_id.bank_id.name">bank_id.name</text:user-field-get></text:span></text:span><text:span text:style-name="T18"><text:s/>de la Sucursal_________, con clave bancaria estandarizada (CLABE) número </text:span><text:span text:style-name="Fuente_20_de_20_párrafo_20_predeter."><text:span text:style-name="T76"><text:user-field-get text:name="py3o.obj.bank_id.acc_clabe">acc_clabe</text:user-field-get></text:span></text:span><text:span text:style-name="T18"><text:s/>a nombre de </text:span><text:span text:style-name="T1">EL ACREDITADO</text:span><text:span text:style-name="T18">, o bien en la cuenta bancaria que para tales efectos le indique por escrito </text:span><text:span text:style-name="T1">EL ACREDITADO </text:span><text:span text:style-name="T18">a </text:span><text:span text:style-name="T1">GMC AGROFIN</text:span><text:span text:style-name="T18">, cuyo titular deberá ser previamente identificado por </text:span><text:span text:style-name="T1">GMC AGROFIN </text:span><text:span text:style-name="T18">en términos de</text:span><text:span text:style-name="T1"> </text:span><text:span text:style-name="T18">su</text:span><text:span text:style-name="T1"> </text:span><text:span text:style-name="T18">normatividad aplicable</text:span><text:span text:style-name="T1">.</text:span></text:p>
      <text:p text:style-name="P2"/>
      <text:p text:style-name="P7">Asimismo, al momento de la disposición del Crédito, el Acreditado deberá suscribir a favor de la Sofom un pagaré por el importe del Crédito, mismo que contendrá los requisitos que señala la Ley General de Títulos y Operaciones de Crédito. </text:p>
      <text:p text:style-name="P7"/>
      <text:p text:style-name="P26"><text:span text:style-name="T18">En caso de que el </text:span><text:span text:style-name="T2">ACREDITADO</text:span><text:span text:style-name="T18"> en un periodo de 10 (diez) d</text:span><text:span text:style-name="T26">ía</text:span><text:span text:style-name="T18">s h</text:span><text:span text:style-name="T26">áb</text:span><text:span text:style-name="T18">iles posteriores a la firma del presente Contrato decida cancelarlo, </text:span><text:span text:style-name="T2">GMC AGROFIN</text:span><text:span text:style-name="T18"> no cobrar</text:span><text:span text:style-name="T26">á</text:span><text:span text:style-name="T18"> comisión por la cancelación, </text:span><text:span text:style-name="T81">siempre y cuando el </text:span><text:span text:style-name="T83">ACREDITADO </text:span><text:span text:style-name="T81">no haya utilizado u operado los productos o servicios financieros contratados o dispuesto del Crédito otorgado.</text:span></text:p>
      <text:p text:style-name="P47"><text:soft-page-break/></text:p>
      <text:p text:style-name="P124"><text:span text:style-name="T29">SEXTA</text:span><text:span text:style-name="T1">.</text:span><text:span text:style-name="T18">- </text:span><text:span text:style-name="T1">PLAZOS DE DISPOSICIÓN.- EL ACREDITADO</text:span><text:span text:style-name="T18"> podrá disponer del importe de la presente apertura de crédito total o parcialmente, en forma revolvente, dentro de un plazo de </text:span><text:span text:style-name="T68"><text:user-field-get text:name="py3o.obj.month">month</text:user-field-get></text:span><text:span text:style-name="T67"><text:s/></text:span><text:span text:style-name="T57">meses</text:span><text:span text:style-name="T1">,</text:span><text:span text:style-name="T18"> mediante la suscripción del (los) pagaré(s) respectivo(s), a plazo máximo de </text:span><text:span text:style-name="T68"><text:user-field-get text:name="py3o.obj.month">month</text:user-field-get></text:span><text:span text:style-name="T67"><text:s/></text:span><text:span text:style-name="T57">meses</text:span><text:span text:style-name="T18">.</text:span></text:p>
      <text:p text:style-name="P7"/>
      <text:p text:style-name="P26"><text:span text:style-name="T18">La fecha de vencimiento del (los) pagaré (s) mediante el(los) cual(es) </text:span><text:span text:style-name="T1">EL ACREDITADO</text:span><text:span text:style-name="T18"> disponga de los recursos, no podrá tener una fecha de vencimiento posterior al plazo mencionado en la Cláusula Segunda del presente Contrato.</text:span></text:p>
      <text:p text:style-name="P7"/>
      <text:p text:style-name="P26"><text:span text:style-name="T18">Durante el plazo de disposición a que se refiere la presente Cláusula, </text:span><text:span text:style-name="T1">EL ACREDITADO</text:span><text:span text:style-name="T18"> podrá disponer del monto de la línea de crédito autorizada, en una o varias disposiciones, en forma revolvente cuantas veces así lo requiera y acorde con lo dispuesto en la Cláusula Primera, quedando facultado </text:span><text:span text:style-name="T1">EL ACREDITADO</text:span><text:span text:style-name="T18"> mientras dicho plazo no concluya, para efectuar pagos parciales o totales y disponer en la forma mencionada en el presente Contrato del saldo de la línea de crédito que resulte a su favor.</text:span></text:p>
      <text:p text:style-name="P7"/>
      <text:p text:style-name="P26"><text:span text:style-name="T18">En caso de que </text:span><text:span text:style-name="T2">EL ACREDITADO</text:span><text:span text:style-name="T18"> no disponga del crédito en un plazo mayor a un año, contado a partir de la fecha de formalización del presente contrato, se tendrá que someter a autorización de </text:span><text:span text:style-name="T2">GMC AGROFIN</text:span><text:span text:style-name="T18"> el ejercicio del presente crédito, a fin de que en su caso </text:span><text:span text:style-name="T2">EL ACREDITADO</text:span><text:span text:style-name="T18"> pueda disponer del mismo en términos del presente contrato, no estando hasta entones </text:span><text:span text:style-name="T2">GMC AGROFIN</text:span><text:span text:style-name="T18"> obligada a la entrega de los recursos. </text:span></text:p>
      <text:p text:style-name="P7"/>
      <text:p text:style-name="P26"><text:span text:style-name="T29">SÉPTIMA.- PAGO DE PRINCIPAL</text:span><text:span text:style-name="T30">.- </text:span><text:span text:style-name="T1">EL ACREDITADO</text:span><text:span text:style-name="T18"> pagará a </text:span><text:span text:style-name="T1">GMC AGROFIN</text:span><text:span text:style-name="T9"> </text:span><text:span text:style-name="T18">por cada una de las disposiciones que realice durante la vigencia del presente crédito, sin necesidad de previo requerimiento, notificación, protesto o aviso alguno, el monto del capital, precisamente en las fechas de vencimiento que se establezcan en cada uno de los pagarés que documenten cada una de las disposiciones que realice al amparo del presente Contrato.</text:span></text:p>
      <text:p text:style-name="P16"/>
      <text:p text:style-name="P26"><text:span text:style-name="T18">Los pagos que realice </text:span><text:span text:style-name="T1">EL ACREDITADO</text:span><text:span text:style-name="T18"> de todas y cada una de las disposiciones que efectúe al amparo de la presente apertura, deberán indicar el (los) número (s) de referencia que </text:span><text:span text:style-name="T1">GMC AGROFIN</text:span><text:span text:style-name="T18"> le haga saber al momento de la ministración correspondiente.</text:span></text:p>
      <text:p text:style-name="P7"/>
      <text:p text:style-name="P26"><text:span text:style-name="T18">En caso de que </text:span><text:span text:style-name="T1">EL ACREDITADO</text:span><text:span text:style-name="T18"> no señale la referencia del pago, éste será aplicado al pagaré más próximo a vencer.</text:span></text:p>
      <text:p text:style-name="P7"/>
      <text:p text:style-name="P26"><text:span text:style-name="T2">EL ACREDITADO</text:span><text:span text:style-name="T18"> autoriza desde este momento a </text:span><text:span text:style-name="T1">GMC AGROFIN</text:span><text:span text:style-name="T18"> para que, en caso de existir remanentes a su favor, una vez liquidado el importe del crédito, se entregará mediante depósito en la cuenta bancaria señalada en la cláusula quinta del presente instrumento.</text:span></text:p>
      <text:p text:style-name="P7"/>
      <text:p text:style-name="P26"><text:span text:style-name="T28">OCTAVA</text:span><text:span text:style-name="T29">.- CÁLCULO DE INTERESES ORDINARIOS.-</text:span><text:span text:style-name="T30"> </text:span><text:span text:style-name="T1">GMC AGROFIN </text:span><text:span text:style-name="T18">y </text:span><text:span text:style-name="T1">EL ACREDITADO </text:span><text:span text:style-name="T18">acuerdan que se causarán intereses ordinarios a partir de la(s) fecha(s) en que se efectúe(n) la(s) disposición(es) y se calcularán diariamente, haciéndose exigibles en las fechas establecidas en el presente Contrato para el pago de intereses, calculándose sobre saldos insolutos del crédito a razón de la tasa de interés anual que se pacte en cada pagaré de disposición.</text:span></text:p>
      <text:p text:style-name="P10"/>
      <text:p text:style-name="P10">Los intereses ordinarios que se generen por las cantidades dispuestas en cada pagaré, se calcularán conforme a la tasa de interés anual que las partes pacten en el propio pagaré hasta su pago total. </text:p>
      <text:p text:style-name="P3"/>
      <text:p text:style-name="P27"><text:span text:style-name="T1">EL ACREDITADO </text:span><text:span text:style-name="T18">manifiesta su conformidad en que la tasa de interés anual ordinaria aplicable se considerará notificada y aceptada por éste, desde el momento en que suscriba el pagaré de la disposición correspondiente. </text:span></text:p>
      <text:p text:style-name="P10"/>
      <text:p text:style-name="P70"><text:soft-page-break/><text:span text:style-name="T39">EL ACREDITADO </text:span><text:span text:style-name="T42">se obliga a pagar a </text:span><text:span text:style-name="T39">GMC AGROFIN</text:span><text:span text:style-name="T42"> durante la vigencia del presente Contrato, intereses ordinarios sobre la suerte principal insoluta del </text:span><text:span text:style-name="T43">Crédito</text:span><text:span text:style-name="T42"> que se calcularán a una tasa anualizada fija de </text:span><text:span text:style-name="Fuente_20_de_20_párrafo_20_predeter."><text:span text:style-name="T73"><text:text-input text:description="py3o://function=&quot;o_format_lang(o.int_rate,lang_code=lang)&quot;">[int_rate]</text:text-input></text:span></text:span><text:span text:style-name="T38">%</text:span><text:span text:style-name="T42"> (</text:span><text:span text:style-name="Fuente_20_de_20_párrafo_20_predeter."><text:span text:style-name="T74"><text:user-field-get text:name="py3o.obj.int_rate_txt">int_rate_txt</text:user-field-get></text:span></text:span><text:span text:style-name="T42">) (en lo sucesivo la </text:span><text:span text:style-name="T38">"</text:span><text:span text:style-name="T48">Tasa de Interés Ordinaria</text:span><text:span text:style-name="T38">"</text:span><text:span text:style-name="T42">). </text:span></text:p>
      <text:p text:style-name="P71"/>
      <text:p text:style-name="P69"><text:span text:style-name="T39">EL ACREDITADO </text:span><text:span text:style-name="T42">pagará intereses ordinarios sobre la suma principal insoluta correspondiente al Crédito, en cada Fecha de Pago de Intereses (según este término se define mas adelante), a partir de la fecha de disposición del Crédito y hasta la fecha de pago final, en términos del presente Contrato. </text:span></text:p>
      <text:p text:style-name="P72"/>
      <text:p text:style-name="P73">En el supuesto de que cualquier Fecha de Pago de Intereses fuese un día que no sea Día Hábil (según dicho término se define a continuación), dicho pago se hará́ en el Día Hábil inmediato posterior. </text:p>
      <text:p text:style-name="P73"/>
      <text:p text:style-name="P104">Para efectos del presente Contrato se asignan a los términos señalados a continuación, el significado que en cada caso se les atribuye, a menos que el contexto en que se utilicen implique un concepto diferente y así se indique, independientemente de su utilización en singular o en plural: </text:p>
      <text:p text:style-name="P52"><text:a xlink:type="simple" xlink:href="py3o:///with" text:style-name="Internet_20_link" text:visited-style-name="Visited_20_Internet_20_Link">/with</text:a></text:p>
      <text:p text:style-name="P59"><text:a xlink:type="simple" xlink:href="py3o:///with" text:style-name="Internet_20_link" text:visited-style-name="Visited_20_Internet_20_Link">/with</text:a></text:p>
      <text:p text:style-name="P77"><text:a xlink:type="simple" xlink:href="py3o:///for" text:style-name="Internet_20_link" text:visited-style-name="Visited_20_Internet_20_Link"><text:span text:style-name="T92">/for</text:span></text:a></text:p>
      <text:p text:style-name="P77"/>
      <text:p text:style-name="P69"><text:span text:style-name="T42">"</text:span><text:span text:style-name="T49">Día Hábil</text:span><text:span text:style-name="T42">" significa</text:span><text:span text:style-name="T20"> cualquier día en que las oficinas de las instituciones de crédito deban estar abiertas al público para la realización de operaciones en términos del calendario que anualmente publica la Comisión Nacional Bancaria y de Valores en el Diario Oficial de la Federación.</text:span></text:p>
      <text:p text:style-name="P73"/>
      <text:p text:style-name="P69"><text:span text:style-name="T42">"</text:span><text:span text:style-name="T49">Fecha de Pago de Intereses</text:span><text:span text:style-name="T42">" significa, el último día de cada Periodo de Intereses. </text:span></text:p>
      <text:p text:style-name="P72"/>
      <text:p text:style-name="P69"><text:span text:style-name="T42">"</text:span><text:span text:style-name="T49">Periodo de Intereses</text:span><text:span text:style-name="T42">" significa, con respecto del Crédito, cada período de 15 (quince) días naturales o cada mes natural, según sea el caso, con base en el cual se calcularán los intereses que cause la suma principal insoluta del Crédito; en la inteligencia de que (i) el primer Periodo de Intereses comenzará en la fecha de disposición parcial o total del Crédito y terminará precisamente a los 15 (quince) días naturales siguientes o al mes natural siguiente, según sea el caso, (ii) los Periodos de Intereses subsecuentes comenzarán el día 16 (dieciséis) día natural siguiente o mes natural siguiente al último día del Periodo de Intereses inmediato anterior y terminarán a los 15 (quince) días naturales o un mes natural después, según sea el caso, y (iii) cualquier Periodo de Intereses que esté vigente en la Fecha de Pago Final, terminará precisamente en dicha fecha. </text:span></text:p>
      <text:p text:style-name="P73"/>
      <text:p text:style-name="P69"><text:span text:style-name="T42">Para calcular los intereses ordinarios de cada Periodo de Intereses, la tasa anualizada de interés aplicable se dividirá́ entre 365 (trescientos sesenta y cinco) y el resultado se multiplicará por el número de los días naturales que integren el Periodo de Intereses de que se trate. La tasa resultante se multiplicará por el saldo insoluto del Crédito y el producto será́ la cantidad que por concepto de intereses ordinarios deberá́ pagar el </text:span><text:span text:style-name="T39">ACREDITADO</text:span><text:span text:style-name="T42"> a </text:span><text:span text:style-name="T39">GMC AGROFIN</text:span><text:span text:style-name="T42"> en cada Fecha de Pago de Intereses. </text:span></text:p>
      <text:p text:style-name="P73"/>
      <text:p text:style-name="P69"><text:span text:style-name="T3">GMC AGROFIN</text:span><text:span text:style-name="T20"> no deberá exigir al </text:span><text:span text:style-name="T3">ACREDITADO</text:span><text:span text:style-name="T20"> el pago de los intereses por adelantado, sino únicamente por periodos vencidos.</text:span></text:p>
      <text:p text:style-name="P72"/>
      <text:p text:style-name="P69"><text:span text:style-name="T85">En caso de que las partes pacten en el pagaré correspondiente una </text:span><text:span text:style-name="T86">tasa de interés variable</text:span><text:span text:style-name="T85">, acuerdan que la tasa será la que se pacte individualmente en cada uno de los pagarés que se suscriban al efecto, y que será igual a la resultante de sumar los puntos que determinen las partes a la Tasa de Referencia que se define a continuación:</text:span></text:p>
      <text:p text:style-name="P74"/>
      <text:p text:style-name="P74">Tasa de Referencia.- Tasa TIIE, que equivale a el promedio aritmético de las cotizaciones diarias de la tasa de interés interbancaria de equilibrio a 28 (veintiocho) días, publicadas por el Banco de México en el Diario Oficial de la Federación, o a través <text:soft-page-break/>de su página electrónica en la red mundial (Internet), o en cualquier otro medio electrónico, de cómputo o telecomunicación y/o impreso autorizado al efecto por el propio Banco de México, correspondientes al mes inmediato anterior a aquél en que se causen los intereses.</text:p>
      <text:p text:style-name="P74"/>
      <text:p text:style-name="P74">En caso de que desaparezca la Tasa TIIE o no se conozca su cotización, será aplicable para el cálculo de intereses, la Tasa de Referencia Sustituta que reemplazará a la originalmente pactada, en el orden de sustitución que a continuación se señala, aplicando el mismo esquema establecido en esta cláusula:</text:p>
      <text:p text:style-name="P74"/>
      <text:p text:style-name="P74"/>
      <text:p text:style-name="P74"/>
      <text:p text:style-name="P74"/>
      <text:p text:style-name="P74">Tasas Sustitutas:</text:p>
      <text:p text:style-name="P72"/>
      <text:p text:style-name="P74">1.- Tasa CETES. - La tasa que resulte del promedio aritmético diario de la tasa primaria de los Certificados de la Tesorería de la Federación (CETES) a 28 (veintiocho) días vigentes en cada uno de los días naturales del mes inmediato anterior, al periodo de intereses correspondientes, mismos que esta expresada en forma anual. Dicha tasa se ajustará mensualmente el primer día natural de cada mes, de acuerdo con las publicaciones que dé a conocer el Banco de México, a través de su página electrónica en la red mundial (Internet), o en cualquier otro medio electrónico, de cómputo o telecomunicación y/o impreso autorizado al efecto por el propio Banco de México. </text:p>
      <text:p text:style-name="P72"/>
      <text:p text:style-name="P74">2.- Tasa CCP. El Costo de Captación a Plazo de pasivos denominados en moneda nacional que el Banco de México estime representativo del conjunto de las instituciones de banca múltiple y que publique mensualmente en el Diario Oficial de la Federación o a través de su página electrónica en la red mundial (Internet), o en cualquier otro medio electrónico, de cómputo o telecomunicación y/o impreso autorizado al efecto por el propio Banco de México, que hubiere sido aplicable en la fecha de inicio de cada periodo de cálculo respectivo. </text:p>
      <text:p text:style-name="P72"/>
      <text:p text:style-name="P74">En caso de que desaparezcan las Tasas mencionadas anteriormente se utilizará para el cálculo de los intereses pactados en el presente contrato la que publique el Banco de México en sustitución de éstas.</text:p>
      <text:p text:style-name="P74"/>
      <text:p text:style-name="P69"><text:span text:style-name="T85">Los intereses diarios se calcularán multiplicando el saldo insoluto de cada una de las disposiciones, por la tasa de interés anual determinada, dividiendo lo que resulte del producto del crédito entre </text:span><text:span text:style-name="T42">365 (trescientos sesenta y cinco) </text:span><text:span text:style-name="T85"><text:s/>días. Los intereses del periodo inicial, serán los comprendidos entre la fecha de la primera disposición hasta el último día inmediato anterior del mes calendario, para los períodos subsecuentes se tomarán los intereses del último día del mes hasta el último día inmediato anterior del siguiente mes. Para el último período de intereses se tomarán del último día del mes hasta el día inmediato anterior al vencimiento de cada uno de los pagarés. </text:span></text:p>
      <text:p text:style-name="P19"/>
      <text:p text:style-name="P27"><text:span text:style-name="T1">NOVENA</text:span><text:span text:style-name="T28">.- PAGO DE INTERESES</text:span><text:span text:style-name="T27">.- </text:span><text:span text:style-name="T28">EL ACREDITADO</text:span><text:span text:style-name="T27"> pagará a </text:span><text:span text:style-name="T28">GMC AGROFIN</text:span><text:span text:style-name="T27"> los intereses ordinarios generados por cada disposición, en términos de la Cláusula Octava, </text:span><text:span text:style-name="T18">y serán exigibles según corresponda conforme fue la autorización del producto de crédito de acuerdo a los flujos que arroje al proyecto de inversión en la fecha calendario a partir de su disposición. </text:span></text:p>
      <text:p text:style-name="P10"/>
      <text:p text:style-name="P27"><text:span text:style-name="T18">Los pagos que realice </text:span><text:span text:style-name="T2">EL ACREDITADO</text:span><text:span text:style-name="T18"> de todas y cada una de las disposiciones que efectúe al amparo de la presente apertura, deberán indicar el (los) número (s) de referencia o identificación que </text:span><text:span text:style-name="T28">GMC AGROFIN</text:span><text:span text:style-name="T27"> </text:span><text:span text:style-name="T18">le haga saber al momento de la ministración correspondiente.</text:span></text:p>
      <text:p text:style-name="P10"/>
      <text:p text:style-name="P27"><text:soft-page-break/><text:span text:style-name="T18">En caso de que </text:span><text:span text:style-name="T2">EL ACREDITADO</text:span><text:span text:style-name="T18"> no señale la referencia del pago, éste será aplicado al pagaré más próximo a vencer. </text:span></text:p>
      <text:p text:style-name="P10"/>
      <text:p text:style-name="P27"><text:span text:style-name="T18">En el supuesto de que </text:span><text:span text:style-name="T1">EL ACREDITADO</text:span><text:span text:style-name="T18"> incurra en mora en el pago de alguna de las disposiciones realizadas, sólo podrá volver a disponer del crédito autorizado en términos del presente Contrato, una vez que se ponga al corriente en sus pagos. </text:span></text:p>
      <text:p text:style-name="P7"/>
      <text:p text:style-name="P69"><text:span text:style-name="T1">DÉCIMA.- INTERESES MORATORIOS.- </text:span><text:span text:style-name="T42">En caso de que el </text:span><text:span text:style-name="T39">ACREDITADO</text:span><text:span text:style-name="T42"> no pague puntualmente alguna cantidad que debe cubrir en favor de </text:span><text:span text:style-name="T39">GMC AGROFIN</text:span><text:span text:style-name="T42"> conforme al presente Contrato, exceptuando intereses, dicha cantidad devengara intereses moratorios desde la fecha de su vencimiento hasta que se pague totalmente, intereses que se devengarán diariamente, que se pagarán a la vista y conforme a una tasa anualizada igual al resultado de multiplicar la tasa de interés ordinaria por 2 (dos). </text:span></text:p>
      <text:p text:style-name="P73"/>
      <text:p text:style-name="P69"><text:span text:style-name="T42">Para calcular los intereses moratorios, la tasa anualizada de interés moratorio aplicable se dividirá́ entre 365 (trescientos sesenta y cinco) y el cociente se aplicará a los saldos insolutos y vencidos, resultando así́ el interés moratorio de cada día, que se ha obligado a pagar el </text:span><text:span text:style-name="T39">ACREDITADO</text:span><text:span text:style-name="T42"> en términos de este Contrato (en lo sucesivo la </text:span><text:span text:style-name="T38">"</text:span><text:span text:style-name="T48">Tasa de Interés Moratorio</text:span><text:span text:style-name="T38">"</text:span><text:span text:style-name="T42">).</text:span></text:p>
      <text:p text:style-name="P20"/>
      <text:p text:style-name="P26"><text:span text:style-name="T40">Para el caso de que el presente Crédito sea descontado con recursos de FIRA o cuente con servicio de garantía FIRA, </text:span><text:span text:style-name="T37">GMC AGROFIN</text:span><text:span text:style-name="T40"> y </text:span><text:span text:style-name="T36">EL ACREDITADO</text:span><text:span text:style-name="T40"> convienen que </text:span><text:span text:style-name="T37">GMC AGROFIN</text:span><text:span text:style-name="T40"> podrá hacer efectiva a </text:span><text:span text:style-name="T36">EL ACREDITADO</text:span><text:span text:style-name="T40"> una pena convencional adicional a la tasa moratoria, misma que se calculará multiplicando el monto del saldo insoluto del presente Crédito por un factor de 2.0 (dos punto cero) <text:s/>por la última Tasa TIIE a plazo de 28 (veintiocho) días, publicada por el Banco de México en el Diario Oficial de la Federación al día de la aplicación de la pena, o a la tasa que sustituya a ésta en caso que dejaré de publicarse, dividiendo el resultado entre 360 (trescientos sesenta) y multiplicando la cantidad que se obtenga por el número de días que dure el incumplimiento, más el Impuesto al Valor Agregado correspondiente, en caso de que incurra en alguno de los actos que se detallan a continuación:</text:span></text:p>
      <text:p text:style-name="P26"><text:bookmark-start text:name="_DV_C79"/></text:p>
      <text:list xml:id="list3569837153" text:style-name="WWNum35">
        <text:list-item>
          <text:p text:style-name="P140"><text:bookmark-start text:name="_DV_C80"/><text:bookmark-end text:name="_DV_C79"/><text:span text:style-name="DeltaView_20_Insertion"><text:span text:style-name="T50">Cuando </text:span></text:span><text:span text:style-name="DeltaView_20_Insertion"><text:span text:style-name="T51">EL ACREDITADO</text:span></text:span><text:span text:style-name="DeltaView_20_Insertion"><text:span text:style-name="T50"> niegue a LA FINANCIERA y/o FIRA y/o a </text:span></text:span><text:span text:style-name="T37">GMC AGROFIN</text:span><text:span text:style-name="T40"> </text:span><text:span text:style-name="DeltaView_20_Insertion"><text:span text:style-name="T50">y/o la Secretaría de Agricultura y Desarrollo Rural (</text:span></text:span><text:span text:style-name="T52">SADER</text:span><text:span text:style-name="DeltaView_20_Insertion"><text:span text:style-name="T50">) el acceso a sus oficinas y/o a su información en términos de lo dispuesto en la Cláusula Décima Séptima siguiente.</text:span></text:span><text:bookmark-end text:name="_DV_C80"/></text:p>
        </text:list-item>
      </text:list>
      <text:p text:style-name="P26"><text:bookmark-start text:name="_DV_C81"/></text:p>
      <text:list xml:id="list191003866596504" text:continue-numbering="true" text:style-name="WWNum35">
        <text:list-item>
          <text:p text:style-name="P140"><text:bookmark-start text:name="_DV_C82"/><text:bookmark-end text:name="_DV_C81"/><text:span text:style-name="DeltaView_20_Insertion"><text:span text:style-name="T50">Cuando </text:span></text:span><text:span text:style-name="DeltaView_20_Insertion"><text:span text:style-name="T51">EL ACREDITADO</text:span></text:span><text:span text:style-name="DeltaView_20_Insertion"><text:span text:style-name="T50"> deje de destinar total o parcialmente el importe del presente Crédito en los conceptos de inversión que se detallan en el </text:span></text:span><text:span text:style-name="DeltaView_20_Insertion"><text:span text:style-name="T51">Anexo 3</text:span></text:span><text:span text:style-name="DeltaView_20_Insertion"><text:span text:style-name="T50"> del presente Contrato.</text:span></text:span><text:bookmark-end text:name="_DV_C82"/></text:p>
        </text:list-item>
      </text:list>
      <text:p text:style-name="P26"><text:bookmark-start text:name="_DV_C83"/></text:p>
      <text:list xml:id="list191003750454152" text:continue-numbering="true" text:style-name="WWNum35">
        <text:list-item>
          <text:p text:style-name="P140"><text:bookmark-start text:name="_DV_C84"/><text:bookmark-end text:name="_DV_C83"/><text:span text:style-name="DeltaView_20_Insertion"><text:span text:style-name="T50">Cuando </text:span></text:span><text:span text:style-name="DeltaView_20_Insertion"><text:span text:style-name="T51">EL ACREDITADO </text:span></text:span><text:span text:style-name="DeltaView_20_Insertion"><text:span text:style-name="T50">no realice la aportación</text:span></text:span><text:bookmark-end text:name="_DV_C84"/><text:bookmark-start text:name="_DV_X31"/><text:bookmark-start text:name="_DV_C85"/><text:span text:style-name="DeltaView_20_Move_20_Destination"><text:span text:style-name="T50"> a que se refiere la Cláusula </text:span></text:span><text:bookmark-end text:name="_DV_X31"/><text:bookmark-end text:name="_DV_C85"/><text:bookmark-start text:name="_DV_C86"/><text:span text:style-name="DeltaView_20_Insertion"><text:span text:style-name="T50">Tercera del presente Contrato.</text:span></text:span><text:bookmark-end text:name="_DV_C86"/></text:p>
        </text:list-item>
      </text:list>
      <text:p text:style-name="P2"/>
      <text:p text:style-name="P26"><text:span text:style-name="T1">DÉCIMA PRIMERA.- PAGO DE COMISIONES.- </text:span><text:span text:style-name="T28">EL ACREDITADO</text:span><text:span text:style-name="T27"> acuerda pagar a </text:span><text:span text:style-name="T28">GMC AGROFIN </text:span><text:span text:style-name="T27">derivado de la celebración del presente Contrato, por cada disposición que realice del crédito, sobre el monto de cada una de ellas, una comisión no reembolsable equivalente al [______] por ciento (___%) más el Impuesto al Valor Agregado correspondiente, pagadera previamente a la disposición correspondiente.</text:span></text:p>
      <text:p text:style-name="P21"/>
      <text:p text:style-name="Text_20_body"><text:span text:style-name="T78">La comisión prevista en el párrafo anterior será cubierta por </text:span><text:span text:style-name="T79">EL ACREDITADO</text:span><text:span text:style-name="T78"> por cada una de las disposiciones que realice de la presente Línea de Crédito, </text:span><text:span text:style-name="T77">aceptando </text:span><text:span text:style-name="T80">EL ACREDITADO </text:span><text:span text:style-name="T77">en este acto que </text:span><text:span text:style-name="T80">GMC AGROFIN</text:span><text:span text:style-name="T77"> podrá modificar en cualquier momento la comisión señalada en la presente Cláusula, lo que se hará del conocimiento de </text:span><text:span text:style-name="T80">EL ACREDITADO</text:span><text:span text:style-name="T77">.</text:span></text:p>
      <text:p text:style-name="P18"><text:s/></text:p>
      <text:p text:style-name="P27"><text:soft-page-break/><text:span text:style-name="T1">DÉCIMA SEGUNDA.- COMPROBANTE DE DISPOSICIÓN.</text:span><text:span text:style-name="T18">- </text:span><text:span text:style-name="T1">GMC AGROFIN </text:span><text:span text:style-name="T18">y </text:span><text:span text:style-name="T1">EL ACREDITADO </text:span><text:span text:style-name="T18">convienen expresamente que bastará para considerar que</text:span><text:span text:style-name="T1"> EL ACREDITADO</text:span><text:span text:style-name="T18"> ha realizado la disposición de los recursos en el momento que se haya suscrito el pagaré de disposición correspondiente.</text:span></text:p>
      <text:p text:style-name="P2"/>
      <text:p text:style-name="P26"><text:span text:style-name="T40">Cada disposición se documentará mediante un pagaré, suscrito por parte de </text:span><text:span text:style-name="T36">EL ACREDITADO</text:span><text:span text:style-name="T40"> en favor de </text:span><text:span text:style-name="T36">GMC AGROFIN</text:span><text:span text:style-name="T40">, en el entendido de que en ningún caso la fecha de vencimiento del (los) pagaré (s) podrá(n) tener una fecha de vencimiento posterior a la del presente Contrato, dichos pagarés formarán parte integrante del presente Contrato.</text:span></text:p>
      <text:p text:style-name="P36"/>
      <text:p text:style-name="P26"><text:span text:style-name="T1">EL ACREDITADO</text:span><text:span text:style-name="T18"> acepta que los asientos contables del presente Crédito, los estados de cuenta certificados y/o los documentos que </text:span><text:span text:style-name="T1">GMC AGROFIN </text:span><text:span text:style-name="T18">produzca con motivo de la disposición del presente Crédito, harán prueba plena de dicha disposición.</text:span></text:p>
      <text:p text:style-name="P2"/>
      <text:p text:style-name="P26"><text:span text:style-name="T1">DÉCIMA TERCERA- PAGOS PREVIOS AL VENCIMIENTO.- EL ACREDITADO</text:span><text:span text:style-name="T18"> podrá pagar antes de su vencimiento, parcial o totalmente, el importe del capital de las cantidades de que hubiese dispuesto sin penalización alguna</text:span><text:span text:style-name="T40">.</text:span></text:p>
      <text:p text:style-name="P7"/>
      <text:p text:style-name="P7"/>
      <text:p text:style-name="P26"><text:span text:style-name="T18">Los pagos adelantados parciales se aplicarán a las amortizaciones inmediatas siguientes hasta donde alcancen. Si </text:span><text:span text:style-name="T2">EL ACREDITADO </text:span><text:span text:style-name="T31">requiere que se apliquen a las últimas amortizaciones para reducir el plazo, deberá solicitarlo por escrito a </text:span><text:span text:style-name="T33">GMC AGROFIN</text:span><text:span text:style-name="T31"> dentro de los 30 (treinta) días naturales siguientes a la realización del pago. En caso de que el presente crédito cuente con servicio de fondeo FIRA, </text:span><text:span text:style-name="T2">EL ACREDITADO </text:span><text:span text:style-name="T31">deberá solicitarlo de manera previa a la realización del pago.</text:span></text:p>
      <text:p text:style-name="P22"/>
      <text:p text:style-name="P27"><text:bookmark text:name="_DV_M90"/><text:bookmark text:name="_DV_M91"/><text:bookmark text:name="_DV_M86"/><text:span text:style-name="T53">Los intereses que se generen entre la fecha de aplicación del pago y la fecha establecida contractualmente, serán exigibles hasta la siguiente amortización de capital y/o intereses </text:span><text:span text:style-name="T52">no pagados</text:span><text:span text:style-name="T53">. </text:span></text:p>
      <text:p text:style-name="P36"/>
      <text:p text:style-name="P26"><text:span text:style-name="T40">Independientemente de lo anterior, </text:span><text:span text:style-name="T36">EL ACREDITADO</text:span><text:span text:style-name="T40"> deberá continuar con el cumplimiento de sus obligaciones de pago en las fechas de amortización previstas en el presente Contrato.</text:span><text:span text:style-name="T36"> </text:span></text:p>
      <text:p text:style-name="P2"/>
      <text:p text:style-name="P26"><text:span text:style-name="T1">DÉCIMA CUARTA.- LUGAR Y FORMA DE PAGO.- </text:span><text:span text:style-name="T18">Todas las cantidades que </text:span><text:span text:style-name="T1">EL ACREDITADO </text:span><text:span text:style-name="T18">adeude a </text:span><text:span text:style-name="T1">GMC AGROFIN</text:span><text:span text:style-name="T18">, en términos del presente Contrato, serán pagadas de acuerdo a lo señalado en la Cláusula Séptima para el pago de principal y a las Cláusulas, Octava, Novena y Décima con respecto a los intereses ordinarios y moratorios, y penas convencionales, precisamente en Moneda Nacional, en el domicilio ubicado en</text:span><text:span text:style-name="T15">___________(se deberá señalar el domicilio de la sucursal bancaria donde se hubiere dispersado el recurso del crédito, siempre y cuando dicha Institución bancaria sea a su vez concentradora, en caso contrario señalar el domicilio de la sucursal concentradora mas cercana)</text:span><text:span text:style-name="T18"> o en cualquiera de las sucursales o portales bancarios que tengan establecidos en los Estados Unidos Mexicanos </text:span><text:span text:style-name="T27">los siguientes bancos designados en los que </text:span><text:span text:style-name="T28">GMC AGROFIN</text:span><text:span text:style-name="T27"> tiene abierta una cuenta bancaria:</text:span></text:p>
      <text:p text:style-name="P54"><text:a xlink:type="simple" xlink:href="py3o://for=%22obj%20in%20objects%22" text:style-name="Internet_20_link" text:visited-style-name="Visited_20_Internet_20_Link"><text:span text:style-name="T96">for="obj in objects"</text:span></text:a></text:p>
      <text:p text:style-name="P106"><text:a xlink:type="simple" xlink:href="py3o://with=%22lang=obj.partner_id.lang%20or%20'en_US'%22" text:style-name="Internet_20_link" text:visited-style-name="Visited_20_Internet_20_Link"><text:span text:style-name="T91">with="lang=obj.partner_id.lang or 'en_US'"</text:span></text:a></text:p>
      <text:p text:style-name="P79"><text:bookmark text:name="_DV_M189"/><text:a xlink:type="simple" xlink:href="py3o://with=%22o=obj.with_context(lang=lang)%22" text:style-name="Internet_20_link" text:visited-style-name="Visited_20_Internet_20_Link"><text:span text:style-name="T95">with="o=obj.with_context(lang=lang)"</text:span></text:a></text:p>
      <table:table table:name="Tabla1" table:style-name="Tabla1">
        <table:table-column table:style-name="Tabla1.A"/>
        <table:table-column table:style-name="Tabla1.B"/>
        <table:table-row table:style-name="Tabla1.1">
          <table:table-cell table:style-name="Tabla1.A1" office:value-type="string">
            <text:p text:style-name="P1">Banco</text:p>
          </table:table-cell>
          <table:table-cell table:style-name="Tabla1.A1" office:value-type="string">
            <text:p text:style-name="P1">No. cuenta</text:p>
          </table:table-cell>
        </table:table-row>
        <table:table-row table:style-name="Tabla1.1">
          <table:table-cell table:style-name="Tabla1.A2" office:value-type="string">
            <text:p text:style-name="P109"><text:span text:style-name="Fuente_20_de_20_párrafo_20_predeter."><text:span text:style-name="T75"><text:user-field-get text:name="py3o.obj.journal_repayment_id.bank_id.name">repayment_bank</text:user-field-get></text:span></text:span></text:p>
          </table:table-cell>
          <table:table-cell table:style-name="Tabla1.B2" office:value-type="string">
            <text:p text:style-name="P114"><text:span text:style-name="Fuente_20_de_20_párrafo_20_predeter."><text:span text:style-name="T75"><text:user-field-get text:name="py3o.obj.journal_repayment_id.bank_account_id.acc_number">repayment_bank_num</text:user-field-get></text:span></text:span></text:p>
          </table:table-cell>
        </table:table-row>
        <table:table-row table:style-name="Tabla1.1">
          <table:table-cell table:style-name="Tabla1.A3" office:value-type="string">
            <text:p text:style-name="P7"><text:span text:style-name="Fuente_20_de_20_párrafo_20_predeter."><text:span text:style-name="T74"/></text:span></text:p>
          </table:table-cell>
          <table:table-cell table:style-name="Tabla1.B3" office:value-type="string">
            <text:p text:style-name="P7"/>
          </table:table-cell>
        </table:table-row>
        <table:table-row table:style-name="Tabla1.1">
          <table:table-cell table:style-name="Tabla1.A4" office:value-type="string">
            <text:p text:style-name="P7"/>
          </table:table-cell>
          <table:table-cell table:style-name="Tabla1.B4" office:value-type="string">
            <text:p text:style-name="P7"/>
          </table:table-cell>
        </table:table-row>
      </table:table>
      <text:p text:style-name="P52"><text:a xlink:type="simple" xlink:href="py3o:///with" text:style-name="Internet_20_link" text:visited-style-name="Visited_20_Internet_20_Link">/with</text:a></text:p>
      <text:p text:style-name="P59"><text:a xlink:type="simple" xlink:href="py3o:///with" text:style-name="Internet_20_link" text:visited-style-name="Visited_20_Internet_20_Link">/with</text:a></text:p>
      <text:p text:style-name="P77"><text:a xlink:type="simple" xlink:href="py3o:///for" text:style-name="Internet_20_link" text:visited-style-name="Visited_20_Internet_20_Link"><text:span text:style-name="T92">/for</text:span></text:a></text:p>
      <text:p text:style-name="P77"/>
      <text:p text:style-name="P26"><text:soft-page-break/><text:span text:style-name="T36">EL ACREDITADO</text:span><text:span text:style-name="T40"> únicamente podrá realizar sus pagos derivados del presente Contrato mediante depósito bancario o transferencia electrónica desde cualquier portal bancario.</text:span></text:p>
      <text:p text:style-name="P36"/>
      <text:p text:style-name="P36">En caso de que la fecha señalada para el pago sea un día inhábil ésta se correrá al día hábil inmediato posterior con el respectivo cálculo y pago de intereses ordinarios.</text:p>
      <text:p text:style-name="P41"/>
      <text:p text:style-name="P26"><text:span text:style-name="T36">EL ACREDITADO</text:span><text:span text:style-name="T40"> efectuará sin necesidad de requerimiento o aviso previo, cualesquiera pagos de intereses, comisiones, principal, </text:span><text:span text:style-name="T18">pena convencional</text:span><text:span text:style-name="T40"> y cualquier otra suma pagadera respecto del presente crédito y/o los pagarés, libre de impuestos, tributos, contribuciones, retenciones, deducciones, cargas o cualquier otra responsabilidad fiscal pagaderas bajo las leyes, reglamentos y demás disposiciones legales aplicables mexicanas sin compensación alguna.</text:span></text:p>
      <text:p text:style-name="P7"/>
      <text:p text:style-name="P26"><text:span text:style-name="T18">Las partes acuerdan que los pagos recibidos </text:span><text:span text:style-name="T32">y enterados por el banco a</text:span><text:span text:style-name="T34"> GMC AGROFIN</text:span><text:span text:style-name="T18"> después de las 17:00 horas (hora del centro de la República Mexicana) se aplicarán el día hábil bancario siguiente y quedarán acreditados en la fecha en la que se realizó el pago, siempre y cuando dichos recursos sean recibidos en firme.</text:span></text:p>
      <text:p text:style-name="P7"/>
      <text:p text:style-name="P26"><text:span text:style-name="T18">Las partes acuerdan que </text:span><text:span text:style-name="T1">GMC AGROFIN</text:span><text:span text:style-name="T18"> podrá modificar el lugar o la forma de pago aquí referidos, siempre y cuando lo notifique por escrito a </text:span><text:span text:style-name="T1">EL</text:span><text:span text:style-name="T18"> </text:span><text:span text:style-name="T1">ACREDITADO</text:span><text:span text:style-name="T18"> con, cuando menos, 10 (diez) días hábiles de anticipación a la fecha de pago de que se trate.</text:span></text:p>
      <text:p text:style-name="P7"/>
      <text:p text:style-name="P26"><text:span text:style-name="T18">En caso de que </text:span><text:span text:style-name="T1">EL ACREDITADO</text:span><text:span text:style-name="T18"> realice algún pago de capital, intereses o comisiones o penas convencionales en forma distinta a lo establecido en la presente Cláusula, no quedará liberado de esa obligación de pago y en consecuencia se generarán los intereses moratorios que correspondan en términos de la Cláusula Décima del presente Contrato, sobre el importe de las amortizaciones vencidas y no pagadas en la forma pactada, así como respecto de sus accesorios.</text:span></text:p>
      <text:p text:style-name="P12"/>
      <text:p text:style-name="P27"><text:span text:style-name="T23">Cuando </text:span><text:span text:style-name="T5">GMC AGROFIN</text:span><text:span text:style-name="T23"> demande judicialmente a </text:span><text:span text:style-name="T36">EL ACREDITADO</text:span><text:span text:style-name="T1"> </text:span><text:span text:style-name="T23">como consecuencia del incumplimiento a cualquiera de la obligaciones contraídas en el presente Contrato, las partes aceptan que cualquier pago que </text:span><text:span text:style-name="T36">EL ACREDITADO</text:span><text:span text:style-name="T1"> </text:span><text:span text:style-name="T23">realice, lo deberá hacer a través del juzgado donde se esté llevando a cabo la substanciación del juicio respectivo y una vez que </text:span><text:span text:style-name="T5">GMC AGROFIN</text:span><text:span text:style-name="T23"> reciba de la autoridad judicial competente las cantidades de que se trate, procederá a aplicarlas en el orden de prelación establecido en el presente Contrato, quedando en sus registros contables como pago parcial o total de los adeudos, según sea el caso. </text:span><text:span text:style-name="T18">En todo caso </text:span><text:span text:style-name="T1">EL ACREDITADO</text:span><text:span text:style-name="T18"> se obliga a pagar a </text:span><text:span text:style-name="T1">GMC AGROFIN </text:span><text:span text:style-name="T18">los gastos de cobranza y, en su caso, honorarios de abogados y gastos y costas judiciales.</text:span></text:p>
      <text:p text:style-name="P12"/>
      <text:p text:style-name="P27"><text:span text:style-name="T36">EL ACREDITADO</text:span><text:span text:style-name="T1"> </text:span><text:span text:style-name="T23">acepta desde este momento, que </text:span><text:span text:style-name="T18">en caso de que realice un pago distinto a lo antes establecido, éste</text:span><text:span text:style-name="T23"> será aplicado en términos del orden de prelación establecido en el presente Contrato, sin menoscabo de </text:span><text:span text:style-name="T18">que </text:span><text:span text:style-name="T1">GMC AGROFIN </text:span><text:span text:style-name="T18">continúe </text:span><text:span text:style-name="T23">con las acciones judiciales ejercidas para la recuperación del crédito otorgado, incluyendo sus accesorios.</text:span></text:p>
      <text:p text:style-name="P13"/>
      <text:p text:style-name="P26"><text:span text:style-name="T1">DÉCIMA QUINTA.- ORDEN DE PRELACIÓN DE PAGO</text:span><text:span text:style-name="T18">.- El orden de prelación en la aplicación del pago de adeudos por el presente crédito ejercido por </text:span><text:span text:style-name="T1">EL ACREDITADO</text:span><text:span text:style-name="T18"> será el siguiente:</text:span></text:p>
      <text:p text:style-name="P7"/>
      <text:list xml:id="list1407994173" text:style-name="WWNum13">
        <text:list-item>
          <text:p text:style-name="P147">Impuestos;</text:p>
        </text:list-item>
      </text:list>
      <text:p text:style-name="P2"/>
      <text:list xml:id="list191003463795303" text:continue-numbering="true" text:style-name="WWNum13">
        <text:list-item>
          <text:p text:style-name="P141"><text:span text:style-name="T18">Otros </text:span><text:span text:style-name="T40">adeudos, tales como </text:span><text:span text:style-name="T18">gastos, costas, devolución de cheques y penas derivados convencionales</text:span><text:span text:style-name="T40"> </text:span><text:span text:style-name="T18">del presente Contrato, en su caso;</text:span></text:p>
        </text:list-item>
      </text:list>
      <text:p text:style-name="P7"/>
      <text:list xml:id="list191002351966219" text:continue-numbering="true" text:style-name="WWNum13">
        <text:list-item>
          <text:p text:style-name="P148">Intereses moratorios; </text:p>
        </text:list-item>
      </text:list>
      <text:p text:style-name="P7"/>
      <text:list xml:id="list191002163245344" text:continue-numbering="true" text:style-name="WWNum13">
        <text:list-item>
          <text:p text:style-name="P147">Intereses ordinarios vencidos;</text:p>
        </text:list-item>
      </text:list>
      <text:p text:style-name="P7"/>
      <text:list xml:id="list191004264133330" text:continue-numbering="true" text:style-name="WWNum13">
        <text:list-item>
          <text:p text:style-name="P147"><text:soft-page-break/>Intereses vigentes;</text:p>
        </text:list-item>
      </text:list>
      <text:p text:style-name="P7"/>
      <text:list xml:id="list191002916849859" text:continue-numbering="true" text:style-name="WWNum13">
        <text:list-item>
          <text:p text:style-name="P147">Capital vencido; y</text:p>
        </text:list-item>
      </text:list>
      <text:p text:style-name="P7"/>
      <text:list xml:id="list191002900241219" text:continue-numbering="true" text:style-name="WWNum13">
        <text:list-item>
          <text:p text:style-name="P147">Capital vigente.</text:p>
        </text:list-item>
      </text:list>
      <text:p text:style-name="P2"/>
      <text:p text:style-name="P26"><text:span text:style-name="T1">DÉCIMA SEXTA.- RESCISIÓN</text:span><text:span text:style-name="T18">.- </text:span><text:span text:style-name="T1">GMC AGROFIN</text:span><text:span text:style-name="T18"> podrá rescindir el presente Contrato, sin necesidad de notificación ni declaración judicial previa, cuando </text:span><text:span text:style-name="T1">EL ACREDITADO</text:span><text:span text:style-name="T18">:</text:span></text:p>
      <text:p text:style-name="P7"/>
      <text:list xml:id="list496833196" text:style-name="WWNum14">
        <text:list-item>
          <text:p text:style-name="P142"><text:span text:style-name="T18">Deje de presentar, el certificado de prelación de la garantía hipotecaria constituida a favor de </text:span><text:span text:style-name="T1">GMC AGROFIN</text:span><text:span text:style-name="T18">, previo a la primera disposición del crédito, en su caso. </text:span></text:p>
        </text:list-item>
      </text:list>
      <text:p text:style-name="P95"/>
      <text:list xml:id="list191002240522393" text:continue-numbering="true" text:style-name="WWNum14">
        <text:list-item>
          <text:p text:style-name="P144">Deje de pagar puntualmente cualquiera de las disposiciones de capital, intereses del crédito o penas convencionales del presente Crédito en los términos pactados.</text:p>
        </text:list-item>
      </text:list>
      <text:p text:style-name="P95"/>
      <text:list xml:id="list191003778099224" text:continue-numbering="true" text:style-name="WWNum14">
        <text:list-item>
          <text:p text:style-name="P144">Deje de pagar los impuestos, derechos y demás contribuciones federales, estatales o municipales, causados por los bienes dados en garantía, o por la actividad a cuyo fomento se destine el crédito, en su caso.</text:p>
        </text:list-item>
      </text:list>
      <text:p text:style-name="P95"/>
      <text:list xml:id="list191003050013455" text:continue-numbering="true" text:style-name="WWNum14">
        <text:list-item>
          <text:p text:style-name="P142"><text:span text:style-name="T18">Enajene, arriende, grave, hipoteque o de cualquier otra forma ceda o transmita la titularidad de los derechos o de los bienes dados en garantía, sin el consentimiento expreso de </text:span><text:span text:style-name="T1">GMC AGROFIN</text:span><text:span text:style-name="T18">.</text:span></text:p>
          <text:p text:style-name="P144"/>
        </text:list-item>
      </text:list>
      <text:p text:style-name="P66"/>
      <text:list xml:id="list191004184180898" text:continue-numbering="true" text:style-name="WWNum14">
        <text:list-item>
          <text:p text:style-name="P142"><text:span text:style-name="T40">Destine los bienes dados en garantía a fines diferentes a los señalados en la Cláusula Tercera del presente Contrato, sin el consentimiento expreso por parte de </text:span><text:span text:style-name="T36">GMC AGROFIN </text:span><text:span text:style-name="T40">.</text:span></text:p>
        </text:list-item>
      </text:list>
      <text:p text:style-name="P96"/>
      <text:list xml:id="list191003449456348" text:continue-numbering="true" text:style-name="WWNum14">
        <text:list-item>
          <text:p text:style-name="P144">Incumpla con el aseguramiento de los bienes otorgados en garantía en los términos pactados, en su caso.</text:p>
        </text:list-item>
      </text:list>
      <text:p text:style-name="P111"/>
      <text:p text:style-name="P96"/>
      <text:list xml:id="list191003587510369" text:continue-numbering="true" text:style-name="WWNum14">
        <text:list-item>
          <text:p text:style-name="P144">Incumpla las disposiciones en materia ambiental que le resulten aplicables, así como las correspondientes a la preservación, conservación, restauración y mejoramiento del medio ambiente, emanadas de la Ley General del Equilibrio Ecológico y la Protección al Ambiente, así como las que en base a dicho ordenamiento establezcan las autoridades competentes, en su caso.</text:p>
        </text:list-item>
      </text:list>
      <text:p text:style-name="P66"/>
      <text:list xml:id="list191002469414227" text:continue-numbering="true" text:style-name="WWNum14">
        <text:list-item>
          <text:p text:style-name="P142"><text:span text:style-name="T40">No entregue a </text:span><text:span text:style-name="T36">GMC AGROFIN</text:span><text:span text:style-name="T40"> la documentación que compruebe la inversión del crédito, conforme a lo previsto en la Cláusula Cuarta del presente Contrato.</text:span></text:p>
        </text:list-item>
      </text:list>
      <text:p text:style-name="P66"/>
      <text:list xml:id="list191003049820151" text:continue-numbering="true" text:style-name="WWNum14">
        <text:list-item>
          <text:p text:style-name="P145">No mantenga en condiciones óptimas de funcionamiento y servicio los bienes a cuya explotación se destine el crédito materia de este contrato.</text:p>
        </text:list-item>
      </text:list>
      <text:p text:style-name="P95"/>
      <text:list xml:id="list191002276881593" text:continue-numbering="true" text:style-name="WWNum14">
        <text:list-item>
          <text:p text:style-name="P142"><text:span text:style-name="T18">Incumpla con cualquiera de las disposiciones legales de carácter </text:span><text:span text:style-name="T40">social, laboral, </text:span><text:span text:style-name="T18">mercantil, civil, administrativas, fiscales o de cualquier otra índole que le sean aplicables</text:span><text:bookmark-start text:name="_DV_C76"/><text:span text:style-name="T18">.</text:span></text:p>
        </text:list-item>
      </text:list>
      <text:p text:style-name="P65"/>
      <text:list xml:id="list191003117731972" text:continue-numbering="true" text:style-name="WWNum14">
        <text:list-item>
          <text:p text:style-name="P142"><text:span text:style-name="T18">Proporcione a </text:span><text:span text:style-name="T1">GMC AGROFIN</text:span><text:span text:style-name="T18"> </text:span><text:span text:style-name="T40">datos falsos para la contratación del presente crédito, así como durante su operación.</text:span></text:p>
        </text:list-item>
      </text:list>
      <text:p text:style-name="P67"><text:span text:style-name="DeltaView_20_Insertion"/></text:p>
      <text:list xml:id="list191003960810938" text:continue-numbering="true" text:style-name="WWNum14">
        <text:list-item>
          <text:p text:style-name="P142"><text:span text:style-name="DeltaView_20_Insertion"><text:span text:style-name="T50">Deje de destinar total o parcialmente el importe del Crédito materia del presente Contrato en los conceptos de inversión establecidos en la Cláusula Tercera del presente Contrato o cuando no efectúen totalmente las inversiones correspondientes a la aceptación.</text:span></text:span><text:bookmark-end text:name="_DV_C76"/></text:p>
        </text:list-item>
      </text:list>
      <text:p text:style-name="P37"><text:soft-page-break/></text:p>
      <text:list xml:id="list191003157226729" text:continue-numbering="true" text:style-name="WWNum14">
        <text:list-item>
          <text:p text:style-name="P145">No realice la aportación inicial establecida en la Cláusula Tercera del presente Contrato.</text:p>
        </text:list-item>
      </text:list>
      <text:p text:style-name="P97"/>
      <text:list xml:id="list191003497539583" text:continue-numbering="true" text:style-name="WWNum14">
        <text:list-item>
          <text:p text:style-name="P142"><text:bookmark-start text:name="_DV_C43"/><text:span text:style-name="T40">Deje de pagar cualquier otro crédito o préstamo que le hubiere otorgado </text:span><text:span text:style-name="T36">GMC AGROFIN</text:span><text:span text:style-name="T40">, aun cuando el crédito objeto del presente Contrato se encuentre vigente, o en general, se dé por vencida anticipadamente cualquier obligación a plazo que tenga con </text:span><text:span text:style-name="T36">GMC AGROFIN</text:span><text:span text:style-name="T40"> o con cualquier otro acreedor de acuerdo con el resultado que muestren las consultas que se realicen a las Sociedades de Información Crediticia durante la vigencia del presente Crédito, éste último supuesto, salvo que el saldo total de los créditos de </text:span><text:span text:style-name="T36">EL ACREDITADO</text:span><text:span text:style-name="T40"> con </text:span><text:span text:style-name="T36">GMC AGROFIN</text:span><text:span text:style-name="T40"> sea menor al equivalente en moneda nacional a 700,000 (setecientas mil) UDI’s.</text:span><text:bookmark-end text:name="_DV_C43"/></text:p>
        </text:list-item>
      </text:list>
      <text:p text:style-name="P99"/>
      <text:list xml:id="list191003333789535" text:continue-numbering="true" text:style-name="WWNum14">
        <text:list-item>
          <text:p text:style-name="P142"><text:span text:style-name="T40">Cambie sin previa autorización de </text:span><text:span text:style-name="T36">GMC AGROFIN</text:span><text:span text:style-name="T40">, su actual estructura accionaria o de participación si esto implica el cambio de control en la administración de </text:span><text:span text:style-name="T36">EL ACREDITADO</text:span><text:span text:style-name="T40">.</text:span></text:p>
        </text:list-item>
      </text:list>
      <text:p text:style-name="P66"/>
      <text:list xml:id="list191003171073462" text:continue-numbering="true" text:style-name="WWNum14">
        <text:list-item>
          <text:p text:style-name="P145">Cuando existan indicios o hechos pudieran estar relacionados con actos, omisiones u operaciones que pudieran favorecer, prestar ayuda, auxilio o cooperación de cualquier especie para la comisión de los delitos establecidos en los artículos 139 Quáter y 400 Bis del Código Penal Federal.</text:p>
        </text:list-item>
      </text:list>
      <text:p text:style-name="P66"/>
      <text:list xml:id="list191002676630258" text:continue-numbering="true" text:style-name="WWNum14">
        <text:list-item>
          <text:p text:style-name="P145">Incumpla con cualquiera de las obligaciones contenidas en el presente Contrato.</text:p>
        </text:list-item>
      </text:list>
      <text:p text:style-name="P42"/>
      <text:p text:style-name="P26"><text:span text:style-name="T18">La resolución del presente Contrato por virtud de su rescisión tendrá como consecuencia el vencimiento anticipado de todas las obligaciones a cargo de </text:span><text:span text:style-name="T1">EL</text:span><text:span text:style-name="T18"> </text:span><text:span text:style-name="T1">ACREDITADO</text:span><text:span text:style-name="T18">, siendo exigibles por </text:span><text:span text:style-name="T1">GMC AGROFIN</text:span><text:span text:style-name="T18"> desde esa fecha.</text:span></text:p>
      <text:p text:style-name="P7"/>
      <text:p text:style-name="P26"><text:span text:style-name="T1">DÉCIMA SÉPTIMA.- OBLIGACIONES DE HACER.-</text:span><text:span text:style-name="T18"> Durante la vigencia del presente crédito o mientras que cualquier cantidad pagadera bajo el presente Contrato permanezca insoluta, </text:span><text:span text:style-name="T1">EL ACREDITADO</text:span><text:span text:style-name="T18">, y en su caso las personas que comparecen a la celebración de este Contrato, deberán:</text:span></text:p>
      <text:p text:style-name="P7"/>
      <text:list xml:id="list2677374136" text:style-name="WWNum20">
        <text:list-item>
          <text:p text:style-name="P132"><text:span text:style-name="T40">Proporcionar a </text:span><text:span text:style-name="T36">GMC AGROFIN</text:span><text:span text:style-name="T40">, estados financieros internos de manera anual, dentro de los 30 días naturales siguientes al año de que se trate, elaborados de conformidad con las Normas de Información Financiera (NIF), debiendo llevar las firmas autógrafas del ACREDITADO o su representante legal. Tratándose de estados financieros internos, éstos deberán acompañarse de las relaciones analíticas correspondientes. Los estados financieros deberán dictaminarse </text:span><text:span text:style-name="T18">cuando este(n) obligado(s) conforme a la legislación aplicable.</text:span></text:p>
        </text:list-item>
      </text:list>
      <text:p text:style-name="P85"/>
      <text:list xml:id="list191003972805670" text:continue-numbering="true" text:style-name="WWNum20">
        <text:list-item>
          <text:p text:style-name="P132"><text:span text:style-name="T18">Proporcionar a </text:span><text:span text:style-name="T1">GMC AGROFIN</text:span><text:span text:style-name="T18">, cuando lo requiera y dentro de los 5 días hábiles posteriores a la solicitud, cualquier información complementaria </text:span><text:span text:style-name="T40">impresa o por vía electrónica, </text:span><text:span text:style-name="T18">relativa a su situación financiera, de mercado</text:span><text:span text:style-name="T40">, corporativa</text:span><text:span text:style-name="T18"> u otra relativa a la operación de </text:span><text:span text:style-name="T1">EL</text:span><text:span text:style-name="T18"> </text:span><text:span text:style-name="T1">ACREDITADO</text:span><text:span text:style-name="T40">, dicha información deberá ser completa, veraz y correcta.</text:span></text:p>
        </text:list-item>
      </text:list>
      <text:p text:style-name="P86"/>
      <text:list xml:id="list191002499211000" text:continue-numbering="true" text:style-name="WWNum20">
        <text:list-item>
          <text:p text:style-name="P132"><text:span text:style-name="T18">Permitir al personal autorizado de </text:span><text:span text:style-name="T1">GMC AGROFIN</text:span><text:span text:style-name="T18">, previo aviso, efectuar inspección de sus libros de contabilidad o registros contables y documentación relativa a su operación.</text:span></text:p>
        </text:list-item>
      </text:list>
      <text:p text:style-name="P7"/>
      <text:p text:style-name="P86"/>
      <text:list xml:id="list191003330118083" text:continue-numbering="true" text:style-name="WWNum20">
        <text:list-item>
          <text:p text:style-name="P132"><text:span text:style-name="T18">Cumplir con todas sus obligaciones, derivadas de cualquier crédito que mantenga con </text:span><text:span text:style-name="T1">GMC AGROFIN</text:span><text:span text:style-name="T18">.</text:span></text:p>
        </text:list-item>
      </text:list>
      <text:p text:style-name="P86"/>
      <text:list xml:id="list191002417245114" text:continue-numbering="true" text:style-name="WWNum20">
        <text:list-item>
          <text:p text:style-name="P132"><text:span text:style-name="T18">Informar a </text:span><text:span text:style-name="T1">GMC AGROFIN</text:span><text:span text:style-name="T18"> dentro de los 5 (cinco) días hábiles siguientes, de cualquier acto o hecho que pudiera afectar, afecte o menoscabe sustancialmente la recuperación del crédito, así como la situación financiera actual de su negocio, inclusive problemas de tipo laboral, de </text:span><text:soft-page-break/><text:span text:style-name="T18">seguridad social, ambiental, social, fiscal o administrativo o judicial o bien, si incurriera en alguna de las causas de vencimiento anticipado prevista en este Contrato, informando además de las acciones y medidas que se vayan a tomar o se estén tomando al respecto.</text:span></text:p>
        </text:list-item>
      </text:list>
      <text:p text:style-name="P7"/>
      <text:list xml:id="list191002914496111" text:continue-numbering="true" text:style-name="WWNum20">
        <text:list-item>
          <text:p text:style-name="P132"><text:span text:style-name="T18">Informar a </text:span><text:span text:style-name="T1">GMC AGROFIN</text:span><text:span text:style-name="T18"> de cualquier situación que sea causa de vencimiento anticipado del crédito.</text:span></text:p>
        </text:list-item>
      </text:list>
      <text:p text:style-name="P7"/>
      <text:list xml:id="list191003740089987" text:continue-numbering="true" text:style-name="WWNum20">
        <text:list-item>
          <text:p text:style-name="P132"><text:span text:style-name="T18">Actualizar el valor de los avalúos de las garantías reales otorgadas, al vencimiento de</text:span><text:span text:style-name="T1"> </text:span><text:span text:style-name="T18">su vigencia.</text:span></text:p>
        </text:list-item>
      </text:list>
      <text:p text:style-name="P68"><text:span text:style-name="DeltaView_20_Insertion"/></text:p>
      <text:list xml:id="list191002429504458" text:continue-numbering="true" text:style-name="WWNum20">
        <text:list-item>
          <text:p text:style-name="P132"><text:span text:style-name="DeltaView_20_Insertion"><text:span text:style-name="T70">Conservar y mantener en todo momento en buenas condiciones los bienes otorgados en garantía.</text:span></text:span><text:bookmark-start text:name="_DV_C133"/></text:p>
        </text:list-item>
      </text:list>
      <text:p text:style-name="P68"><text:span text:style-name="DeltaView_20_Insertion"/></text:p>
      <text:list xml:id="list191004048195450" text:continue-numbering="true" text:style-name="WWNum20">
        <text:list-item>
          <text:p text:style-name="P132"><text:span text:style-name="DeltaView_20_Insertion"><text:span text:style-name="T70">Destinar el importe del crédito materia del presente Contrato en los conceptos de inversión establecidos en el </text:span></text:span><text:span text:style-name="DeltaView_20_Insertion"><text:span text:style-name="T72">Anexo 3</text:span></text:span><text:span text:style-name="DeltaView_20_Insertion"><text:span text:style-name="T70"> del presente Contrato.</text:span></text:span><text:bookmark-start text:name="_DV_C135"/><text:bookmark-end text:name="_DV_C133"/></text:p>
        </text:list-item>
      </text:list>
      <text:p text:style-name="P68"><text:span text:style-name="DeltaView_20_Insertion"/></text:p>
      <text:list xml:id="list191003187147920" text:continue-numbering="true" text:style-name="WWNum20">
        <text:list-item>
          <text:p text:style-name="P132"><text:span text:style-name="DeltaView_20_Insertion"><text:span text:style-name="T70">Efectuar la aportación establecida en la Cláusula Tercera del presente Contrato.</text:span></text:span><text:bookmark-start text:name="_DV_C137"/><text:bookmark-end text:name="_DV_C135"/></text:p>
        </text:list-item>
      </text:list>
      <text:p text:style-name="P68"><text:span text:style-name="DeltaView_20_Insertion"/></text:p>
      <text:list xml:id="list191003135867985" text:continue-numbering="true" text:style-name="WWNum20">
        <text:list-item>
          <text:p text:style-name="P132"><text:span text:style-name="DeltaView_20_Insertion"><text:span text:style-name="T70">Permitir el acceso a sus oficinas al personal interno o externo que designe </text:span></text:span><text:span text:style-name="DeltaView_20_Insertion"><text:span text:style-name="T71">GMC AGROFIN </text:span></text:span><text:span text:style-name="DeltaView_20_Insertion"><text:span text:style-name="T70">y/o LA FINANCIERA <text:s/>y/o de Entidades Fiscalizadoras (Órgano Interno de Control, Secretaría de la Función Pública, Auditoría Superior de la Federación, </text:span></text:span><text:span text:style-name="T18">Comisión Nacional Bancaria y de Valores, Secretaría de Hacienda y Crédito Público </text:span><text:span text:style-name="DeltaView_20_Insertion"><text:span text:style-name="T70">y Auditores Externos), así como de FIRA, </text:span></text:span><text:span text:style-name="T31">SADER</text:span><text:span text:style-name="DeltaView_20_Insertion"><text:span text:style-name="T70"> o los representantes de cualquier intermediario financiero u organismo internacional o nacional que haya intervenido en el financiamiento del presente Crédito o proporcionado el servicio de garantía, para (i) realizar la supervisión y/o auditoría, (ii) solicitar la información financiera y contable, y (iii) en general proporcionarles cualquier documento y/o datos que les soliciten en relación con la ejecución de los conceptos de inversión que se detallan en el </text:span></text:span><text:span text:style-name="DeltaView_20_Insertion"><text:span text:style-name="T72">Anexo 3.</text:span></text:span><text:span text:style-name="DeltaView_20_Insertion"><text:span text:style-name="T70"> Asimismo, en este acto </text:span></text:span><text:span text:style-name="DeltaView_20_Insertion"><text:span text:style-name="T71">EL ACREDITADO</text:span></text:span><text:span text:style-name="DeltaView_20_Insertion"><text:span text:style-name="T70"> autoriza a </text:span></text:span><text:span text:style-name="DeltaView_20_Insertion"><text:span text:style-name="T71">GMC AGROFIN</text:span></text:span><text:span text:style-name="DeltaView_20_Insertion"><text:span text:style-name="T70"> para proporcionar toda la información relacionada con el presente Crédito a las entidades antes señaladas. </text:span></text:span><text:bookmark-end text:name="_DV_C137"/></text:p>
        </text:list-item>
      </text:list>
      <text:p text:style-name="P67"><text:span text:style-name="DeltaView_20_Insertion"/></text:p>
      <text:list xml:id="list191003529113036" text:continue-numbering="true" text:style-name="WWNum20">
        <text:list-item>
          <text:p text:style-name="P132"><text:span text:style-name="DeltaView_20_Insertion"><text:span text:style-name="T50">Cuando una parte o la totalidad de la presente Línea de Crédito esté fondeada con recursos del Banco Mundial, entregar: (a) una declaración donde manifiesten que recibieron la Guía Anti-corrupción que les sea proporcionada y que están de acuerdo en su cumplimiento; y (b) su compromiso de seguir prácticas comerciales lícitas para la adquisición de los bienes y/o servicios para los que contrató el </text:span></text:span><text:span text:style-name="T40">crédito</text:span><text:span text:style-name="DeltaView_20_Insertion"><text:span text:style-name="T50">.</text:span></text:span><text:bookmark text:name="_DV_M130"/></text:p>
        </text:list-item>
      </text:list>
      <text:p text:style-name="P66"/>
      <text:list xml:id="list191004299639116" text:continue-numbering="true" text:style-name="WWNum20">
        <text:list-item>
          <text:p text:style-name="P132"><text:span text:style-name="T40">Manejar racionalmente los recursos</text:span><text:bookmark text:name="_GoBack"/><text:span text:style-name="T40"> naturales y preservar el medio ambiente, acatando las medidas y acciones dictadas por las autoridades competentes.</text:span></text:p>
        </text:list-item>
      </text:list>
      <text:p text:style-name="P65"/>
      <text:list xml:id="list191002762832745" text:continue-numbering="true" text:style-name="WWNum20">
        <text:list-item>
          <text:p text:style-name="P132"><text:span text:style-name="T18">Proporcionar a </text:span><text:span text:style-name="T1">GMC AGROFIN </text:span><text:span text:style-name="T18"><text:s/>estados financieros dictaminados del OBLIGADO(S) SOLIDARIO(S) cuando este(n) obligado(s) conforme a la legislación aplicable a dictaminarlos, hasta antes del primer día hábil del mes de julio del siguiente ejercicio fiscal, firmados por contador público o despacho que elabore el dictamen y elaborados de conformidad con las NIF. Asimismo, proporcionar al menos anualmente a </text:span><text:span text:style-name="T1">GMC AGROFIN </text:span><text:span text:style-name="T18"><text:s/>estados financieros o estados de ingresos y egresos y/o relación patrimonial actualizada, según se trate, respecto del OBLIGADO(S) SOLIDARIO(S).</text:span></text:p>
        </text:list-item>
      </text:list>
      <text:p text:style-name="P7"/>
      <text:p text:style-name="P26"><text:span text:style-name="T1">DÉCIMA OCTAVA.- OBLIGACIONES DE NO HACER.- </text:span><text:span text:style-name="T18">Durante la vigencia del presente crédito o mientras que cualquier cantidad pagadera bajo el presente Contrato permanezca insoluta, </text:span><text:span text:style-name="T1">EL ACREDITADO</text:span><text:span text:style-name="T18"> no podrá, salvo previa autorización por escrito de </text:span><text:span text:style-name="T1">GMC AGROFIN</text:span><text:span text:style-name="T18">:</text:span></text:p>
      <text:p text:style-name="P7"><text:soft-page-break/></text:p>
      <text:p text:style-name="P36"/>
      <text:p text:style-name="P36"/>
      <text:list xml:id="list3715139895" text:style-name="WWNum49">
        <text:list-item>
          <text:p text:style-name="P146"><text:bookmark text:name="_DV_M138"/>Contratar otros pasivos a largo plazo, por cualquier importe con cualquier acreedor ya sea nacional o del extranjero.</text:p>
        </text:list-item>
      </text:list>
      <text:p text:style-name="P36"/>
      <text:list xml:id="list191003415745663" text:continue-numbering="true" text:style-name="WWNum49">
        <text:list-item>
          <text:p text:style-name="P146"><text:bookmark text:name="_DV_M139"/>Otorgar préstamos, garantías reales, personales o fiduciarias a terceros o, en su caso, a sus empresas filiales, controladoras, tenedoras, asociadas o que pertenezcan a su mismo consorcio o grupo empresarial, cuyos montos y garantías pudieran modificar las condiciones establecidas en este Contrato.</text:p>
        </text:list-item>
      </text:list>
      <text:p text:style-name="P97"/>
      <text:list xml:id="list191002705286211" text:continue-numbering="true" text:style-name="WWNum49">
        <text:list-item>
          <text:p text:style-name="P146"><text:bookmark text:name="_DV_M140"/>Enajenar activos inmobiliarios, cuando la enajenación afecte su estructura financiera.</text:p>
        </text:list-item>
      </text:list>
      <text:p text:style-name="P98"/>
      <text:list xml:id="list191003856717515" text:continue-numbering="true" text:style-name="WWNum49">
        <text:list-item>
          <text:p text:style-name="P146"><text:bookmark text:name="_DV_M141"/>Cambiar su actual naturaleza jurídica.</text:p>
        </text:list-item>
      </text:list>
      <text:p text:style-name="P97"/>
      <text:list xml:id="list191004036483093" text:continue-numbering="true" text:style-name="WWNum49">
        <text:list-item>
          <text:p text:style-name="P146"><text:bookmark text:name="_DV_M142"/>Modificar su actual objeto social, si con esto dejare de pertenecer al sector rural.</text:p>
        </text:list-item>
      </text:list>
      <text:p text:style-name="P97"/>
      <text:list xml:id="list191003244363037" text:continue-numbering="true" text:style-name="WWNum49">
        <text:list-item>
          <text:p text:style-name="P146"><text:bookmark text:name="_DV_M143"/>Cambiar su actual estructura accionaria si esto implica el cambio de control en la administración de la sociedad.</text:p>
        </text:list-item>
      </text:list>
      <text:p text:style-name="P97"/>
      <text:list xml:id="list191004225461982" text:continue-numbering="true" text:style-name="WWNum49">
        <text:list-item>
          <text:p text:style-name="P143"><text:bookmark text:name="_DV_M144"/><text:span text:style-name="T46">Disminuir su capital contribuido, entendiéndose por éste lo establecido en el Boletín C-11 Capital Contable de las NIF y sus modificaciones</text:span><text:span text:style-name="T18">.</text:span></text:p>
        </text:list-item>
      </text:list>
      <text:p text:style-name="P97"/>
      <text:list xml:id="list191003449975361" text:continue-numbering="true" text:style-name="WWNum49">
        <text:list-item>
          <text:p text:style-name="P146"><text:bookmark text:name="_DV_M145"/><text:s/>Retirar utilidades de ejercicios anteriores o decretar y pagar dividendos.</text:p>
        </text:list-item>
      </text:list>
      <text:p text:style-name="P97"/>
      <text:list xml:id="list191003406066883" text:continue-numbering="true" text:style-name="WWNum49">
        <text:list-item>
          <text:p text:style-name="P143"><text:bookmark text:name="_DV_M146"/><text:span text:style-name="T40">Escindirse o fusionarse</text:span><text:span text:style-name="T55"> </text:span><text:span text:style-name="T40">con otras empresas, aun siendo filial o de su mismo consorcio o grupo empresarial.</text:span></text:p>
        </text:list-item>
      </text:list>
      <text:p text:style-name="P6"/>
      <text:p text:style-name="P26"><text:span text:style-name="T1">DÉCIMA NOVENA.- CAUSAS DE VENCIMIENTO ANTICIPADO</text:span><text:span text:style-name="T18">.- </text:span><text:span text:style-name="T1">GMC AGROFIN</text:span><text:span text:style-name="T18"> podrá dar por vencido anticipadamente el presente Contrato y hacer exigibles las cantidades que hasta ese momento adeude </text:span><text:span text:style-name="T1">EL ACREDITADO</text:span><text:span text:style-name="T18">, sin necesidad de notificación ni declaración judicial previa, cuando </text:span><text:span text:style-name="T1">EL ACREDITADO</text:span><text:span text:style-name="T18"> incumpla cualquiera de las obligaciones de hacer y de no hacer previstas en las Cláusulas Décima Séptima y Décima Octava, del presente Contrato o cualquier otra obligación establecida en el presente Contrato o cuando a juicio de </text:span><text:span text:style-name="T1">GMC AGROFIN</text:span><text:span text:style-name="T18"> se presenten cambios sustanciales en las condiciones originalmente autorizadas del </text:span><text:span text:style-name="T40">presente </text:span><text:span text:style-name="T18">crédito que comprometan o pongan en riesgo su recuperación.</text:span></text:p>
      <text:p text:style-name="P7"/>
      <text:p text:style-name="P26"><text:span text:style-name="T37">EL ACREDITADO</text:span><text:span text:style-name="T40"> tiene la posibilidad de solicitar la terminación anticipada del presente Contrato, bastando para ello la presentación de solicitud por escrito en las oficinas de </text:span><text:span text:style-name="T37">GMC AGROFIN</text:span><text:span text:style-name="T40"> o bien por teléfono o cualquier otra tecnología o medio que se hubiera pactado, siempre y cuando </text:span><text:span text:style-name="T37">EL ACREDITADO</text:span><text:span text:style-name="T40"> no cuente con adeudos a la fecha de la solicitud. </text:span></text:p>
      <text:p text:style-name="P7"/>
      <text:p text:style-name="P26"><text:span text:style-name="T36">VIGÉSIMA</text:span><text:span text:style-name="T1">.- RESTRICCIÓN Y DENUNCIA</text:span><text:span text:style-name="T18">.- </text:span><text:span text:style-name="T40">Las partes convienen en términos del artículo 294 <text:s/>de la Ley General de Títulos y Operaciones de Crédito, que en cualquier momento y sin ninguna responsabilidad </text:span><text:span text:style-name="T36">GMC AGROFIN </text:span><text:span text:style-name="T40"><text:s/>podrá restringir el importe del crédito total o parcialmente en la parte que no hubiere sido utilizado y también podrá restringir el plazo para su ejercicio y </text:span><text:span text:style-name="T18">disposición; asimismo, </text:span><text:span text:style-name="T1">GMC AGROFIN </text:span><text:span text:style-name="T18"><text:s/>queda facultada para denunciar el </text:span><text:bookmark-start text:name="_DV_C154"/><text:span text:style-name="DeltaView_20_Insertion"><text:span text:style-name="T70">presente </text:span></text:span><text:bookmark-end text:name="_DV_C154"/><text:bookmark text:name="_DV_M151"/><text:span text:style-name="T18">Contrato</text:span><text:bookmark-start text:name="_DV_C156"/><text:span text:style-name="T18"> </text:span><text:span text:style-name="DeltaView_20_Insertion"><text:span text:style-name="T70">en términos del mencionado artículo. </text:span></text:span><text:bookmark-end text:name="_DV_C156"/></text:p>
      <text:p text:style-name="P7"/>
      <text:p text:style-name="P26"><text:bookmark text:name="_DV_M152"/><text:span text:style-name="T18">En el caso de que</text:span><text:span text:style-name="T1"> GMC AGROFIN </text:span><text:span text:style-name="T18">restrinja</text:span><text:span text:style-name="T40"> el monto o plazo del presente Crédito</text:span><text:span text:style-name="T36"> </text:span><text:span text:style-name="T40">éste se extinguirá en la parte no dispuesta por el </text:span><text:span text:style-name="T36">ACREDITADO</text:span><text:span text:style-name="T40">, por lo que éste deberá pagar el importe de las sumas de que haya dispuesto, en la forma y términos establecidos en el presente Contrato.</text:span></text:p>
      <text:p text:style-name="P5"/>
      <text:p text:style-name="P26"><text:span text:style-name="T36">VIGÉSIMA PRIMERA.- GARANTIAS.-</text:span><text:span text:style-name="T40"> </text:span><text:span text:style-name="T36">EL ACREDITADO</text:span><text:span text:style-name="T40"> garantiza a </text:span><text:span text:style-name="T36">GMC AGROFIN</text:span><text:span text:style-name="T40"> el pago </text:span><text:soft-page-break/><text:span text:style-name="T40">puntual y preferente del capital, intereses, comisiones, gastos, costas en caso de juicio, así como también los demás accesorios y obligaciones que deriven del presente Contrato con los siguientes bienes:</text:span></text:p>
      <text:p text:style-name="P54"><text:a xlink:type="simple" xlink:href="py3o://for=%22obj%20in%20objects%22" text:style-name="Internet_20_link" text:visited-style-name="Visited_20_Internet_20_Link"><text:span text:style-name="T96">for="obj in objects"</text:span></text:a></text:p>
      <text:p text:style-name="P106"><text:a xlink:type="simple" xlink:href="py3o://with=%22lang=obj.partner_id.lang%20or%20'en_US'%22" text:style-name="Internet_20_link" text:visited-style-name="Visited_20_Internet_20_Link"><text:span text:style-name="T91">with="lang=obj.partner_id.lang or 'en_US'"</text:span></text:a></text:p>
      <text:p text:style-name="P79"><text:a xlink:type="simple" xlink:href="py3o://with=%22o=obj.with_context(lang=lang)%22" text:style-name="Internet_20_link" text:visited-style-name="Visited_20_Internet_20_Link"><text:span text:style-name="T95">with="o=obj.with_context(lang=lang)"</text:span></text:a></text:p>
      <text:p text:style-name="P30"><text:bookmark text:name="_DV_M159"/><text:span text:style-name="T36">GARANTÍA PRENDARIA.- </text:span><text:span text:style-name="T40">Para garantizar el cumplimiento de las obligaciones derivadas del presente Contrato </text:span><text:span text:style-name="T36">EL ACREDITADO</text:span><text:span text:style-name="T40"> otorga en garantía prendaria, </text:span><text:span text:style-name="T87">en primer lugar y grado de prelación, </text:span><text:span text:style-name="T40">a favor de </text:span><text:span text:style-name="T36">GMC AGROFIN <text:s/></text:span><text:span text:style-name="T41">sobre </text:span><text:span text:style-name="T40">los bienes muebles que se describen </text:span><text:span text:style-name="T18">en el documento que se adjunta al presente Contrato como el </text:span><text:span text:style-name="T16">Anexo 4</text:span><text:span text:style-name="T40">, constituyéndose desde éste momento el(a) Sr (a). </text:span><text:span text:style-name="T61"><text:user-field-get text:name="py3o.obj.partner_id.name">partner_id</text:user-field-get></text:span><text:span text:style-name="T40"><text:s/>como depositario de los mismos, sin que tenga derecho a recibir retribución alguna por su desempeño, considerándose para efectos de responsabilidad civil y penal, como depositario de dichos bienes, en términos del artículo 2522 del Código Civil Federal y del artículo 383 fracción I del Código Penal Federal.</text:span></text:p>
      <text:p text:style-name="P23"/>
      <text:p text:style-name="P57">Dicha garantía real se regirá́ por lo establecido en el Titulo II, Capitulo IV, Sección Séptima de la Ley General de Títulos y Operaciones de Crédito.</text:p>
      <text:p text:style-name="P36"><text:bookmark text:name="_DV_M160"/></text:p>
      <text:p text:style-name="P30"><text:span text:style-name="T40">El Sr. </text:span><text:span text:style-name="T61"><text:user-field-get text:name="py3o.obj.partner_id.name">partner_id</text:user-field-get></text:span><text:span text:style-name="T40">, en su carácter de depositario, manifiesta bajo protesta de decir verdad que los bienes muebles a que se refiere el párrafo anterior, serán depositados en: </text:span><text:span text:style-name="T16">(establecer el lugar de su ubicación física)</text:span><text:span text:style-name="T40"> lo anterior, para todos los efectos legales correspondientes.</text:span></text:p>
      <text:p text:style-name="P36"/>
      <text:p text:style-name="P31"><text:bookmark text:name="_DV_M161"/><text:span text:style-name="T47">OBLIGACIÓN SOLIDARIA.- </text:span><text:span text:style-name="T46">En este acto se constituye(n) como OBLIGADO(S) SOLIDARIO(S) el(los) C. </text:span><text:span text:style-name="Fuente_20_de_20_párrafo_20_predeter."><text:span text:style-name="T63"><text:user-field-get text:name="py3o.objects.proof_1.name">proof_1.name</text:user-field-get></text:span></text:span><text:span text:style-name="T46">, quien(es) se obliga(n) solidaria e ilimitadamente con </text:span><text:span text:style-name="T47">EL ACREDITADO</text:span><text:span text:style-name="T46">, de todas y cada una de las obligaciones de pago a su cargo y a favor de </text:span><text:span text:style-name="T47">GMC AGROFIN </text:span><text:span text:style-name="T46">, incluyendo los gastos y costas en caso de juicio y demás obligaciones que se deriven del presente Contrato, o de las resoluciones judiciales que se dicten en relación con éste. </text:span><text:span text:style-name="T47">GMC AGROFIN </text:span><text:span text:style-name="T46"><text:s/>acepta para todos los efectos legales la garantía personal del(os) OBLIGADO(S) SOLIDARIO(S), quien(es) responderá(n) para todos los efectos del presente Contrato en términos del artículo 2964 del Código Civil Federal.</text:span></text:p>
      <text:p text:style-name="P52"><text:a xlink:type="simple" xlink:href="py3o:///with" text:style-name="Internet_20_link" text:visited-style-name="Visited_20_Internet_20_Link">/with</text:a></text:p>
      <text:p text:style-name="P59"><text:a xlink:type="simple" xlink:href="py3o:///with" text:style-name="Internet_20_link" text:visited-style-name="Visited_20_Internet_20_Link">/with</text:a></text:p>
      <text:p text:style-name="P77"><text:a xlink:type="simple" xlink:href="py3o:///for" text:style-name="Internet_20_link" text:visited-style-name="Visited_20_Internet_20_Link"><text:span text:style-name="T92">/for</text:span></text:a></text:p>
      <text:p text:style-name="P26"><text:span text:style-name="T47">GARANTÍAS DE TERCEROS</text:span><text:span text:style-name="T46">.- E</text:span><text:span text:style-name="T40">l (los) GARANTE(S) PRENDARIO(S), GARANTE(S) HIPOTECARIO(S), y/o OBLIGADO(S) SOLIDARIO(S), se obliga(n) solidaria e ilimitadamente con </text:span><text:span text:style-name="T36">EL ACREDITADO</text:span><text:span text:style-name="T40">, por todas y cada una de las obligaciones de pago a su cargo y a favor de </text:span><text:span text:style-name="T36">GMC AGROFIN </text:span><text:span text:style-name="T40">, incluyendo los gastos y costas en caso de juicio y demás obligaciones que se deriven del presente Contrato, o de las resoluciones judiciales que se dicten en relación con éste, para lo cual otorgan en garantía <text:s/>los bienes que se describen en la presente Cláusula, junto con todo cuanto de hecho y por derecho le corresponde conforme a Ley, que por encontrarse debidamente acreditadas como propiedad, de el(los) GARANTE(S) PRENDARIO(S) y/o GARANTE(S) HIPOTECARIO(S), en términos de lo dispuesto en el capítulo de Declaraciones, </text:span><text:span text:style-name="T36">GMC AGROFIN </text:span><text:span text:style-name="T40"><text:s/>acepta para todos los efectos legales consignados en el presente Contrato; así como, la garantía personal de el(los) OBLIGADOS(S) SOLIDARIO(S); quienes responden para todos los efectos del presente Contrato en términos del artículo 2964 del Código Civil Federal.</text:span></text:p>
      <text:p text:style-name="P41"><text:bookmark text:name="_DV_M163"/><text:bookmark text:name="_DV_M162"/></text:p>
      <text:p text:style-name="P26"><text:span text:style-name="T36">VIGÉSIMA SEGUNDA.- DEPOSITARIO</text:span><text:span text:style-name="T40">.- Los bienes otorgados en garantía así como sus frutos, productos y demás bienes o derechos, incluyendo los pendientes o futuros, en su caso, quedarán en poder del </text:span><text:span text:style-name="T36">ACREDITADO</text:span><text:span text:style-name="T40">, a quien se le considera para efectos de responsabilidad civil y penal, como depositario de dichos bienes.</text:span></text:p>
      <text:p text:style-name="P36"/>
      <text:p text:style-name="P26"><text:bookmark text:name="_DV_M169"/><text:span text:style-name="T40">Desde el momento de la firma del presente Contrato el depositario acepta el cargo sin derecho al cobro de honorarios y protesta su leal y fiel desempeño. </text:span><text:span text:style-name="T36">GMC AGROFIN </text:span><text:span text:style-name="T40"><text:s/>podrá en todo tiempo remover libremente al depositario.</text:span></text:p>
      <text:p text:style-name="P36"><text:soft-page-break/></text:p>
      <text:p text:style-name="P26"><text:bookmark text:name="_DV_M170"/><text:span text:style-name="T40">Si alguno de los bienes dados en garantía es depositado en Almacenes Generales de Depósito, los Certificados de Depósito y Bonos de Prenda correspondientes, deberán endosarse en garantía a favor de </text:span><text:span text:style-name="T36">GMC AGROFIN</text:span><text:span text:style-name="T40">.</text:span></text:p>
      <text:p text:style-name="P13"/>
      <text:p text:style-name="P26"><text:span text:style-name="T36">VIGÉSIMA TERCERA- SUPERVISIÓN DEL CRÉDITO.-</text:span><text:span text:style-name="T40"> </text:span><text:span text:style-name="T36">EL ACREDITADO</text:span><text:span text:style-name="T40"> autoriza expresa e irrevocablemente a </text:span><text:span text:style-name="T36">GMC AGROFIN </text:span><text:span text:style-name="T41">y/o</text:span><text:span text:style-name="T36"> LA FINANCIERA</text:span><text:span text:style-name="T40"> para verificar el cumplimiento de las obligaciones que asume en este Contrato, así como también para supervisar y pedir datos e informes relacionados con el crédito objeto de este Contrato, </text:span><text:span text:style-name="T18">verificar el estado de conservación, </text:span><text:span text:style-name="T40">realizar avalúos de los bienes dados en garantía y, en general, para ejercer todas las actividades para mantener una adecuada vigilancia del presente Crédito.</text:span></text:p>
      <text:p text:style-name="P36"/>
      <text:p text:style-name="P26"><text:bookmark-start text:name="_DV_C157"/><text:bookmark text:name="_DV_M172"/><text:span text:style-name="DeltaView_20_Insertion"><text:span text:style-name="T71">GMC AGROFIN</text:span></text:span><text:span text:style-name="DeltaView_20_Insertion"><text:span text:style-name="T70"> y/o </text:span></text:span><text:span text:style-name="DeltaView_20_Insertion"><text:span text:style-name="T71">LA FINANCIERA</text:span></text:span><text:span text:style-name="DeltaView_20_Insertion"><text:span text:style-name="T70"> podrán designar un interventor cuando </text:span></text:span><text:span text:style-name="DeltaView_20_Insertion"><text:span text:style-name="T71">EL ACREDITADO</text:span></text:span><text:span text:style-name="DeltaView_20_Insertion"><text:span text:style-name="T70"> incumpla con las obligaciones que son a su cargo, siendo por cuenta de éste los gastos que origine dicha intervención.</text:span></text:span><text:bookmark-end text:name="_DV_C157"/></text:p>
      <text:p text:style-name="P2"/>
      <text:p text:style-name="P26"><text:bookmark text:name="_DV_M173"/><text:span text:style-name="T1">VIGÉSIMA CUARTA.- CESIÓN DE DERECHOS</text:span><text:span text:style-name="T36">.</text:span><text:span text:style-name="T40">- </text:span><text:span text:style-name="T36">EL ACREDITADO</text:span><text:span text:style-name="T40"> autoriza expresamente a </text:span><text:span text:style-name="T36">GMC AGROFIN </text:span><text:span text:style-name="T40"><text:s/>para transmitir, endosar, ceder, descontar o en cualquier otra forma negociar parcial o totalmente los contratos y los pagarés que documenten el presente crédito, aún antes de su vencimiento, manifestando también </text:span><text:span text:style-name="T36">EL ACREDITADO</text:span><text:span text:style-name="T40"> su voluntad de reconocer a los que se les transmitan los derechos antes mencionados o endosatarios o cesionarios, los mismos derechos que corresponden a </text:span><text:span text:style-name="T36">GMC AGROFIN </text:span><text:span text:style-name="T40">.</text:span></text:p>
      <text:p text:style-name="P36"/>
      <text:p text:style-name="P26"><text:bookmark text:name="_DV_M174"/><text:span text:style-name="T36">EL ACREDITADO</text:span><text:span text:style-name="T40"> no podrá ceder los derechos y obligaciones que le corresponden en virtud de este Contrato, sin el consentimiento previo y por escrito de </text:span><text:span text:style-name="T36">GMC AGROFIN </text:span><text:span text:style-name="T40">.</text:span></text:p>
      <text:p text:style-name="P42"/>
      <text:p text:style-name="P100"><text:span text:style-name="T1">VIGÉSIMA QUINTA.-</text:span><text:span text:style-name="T18"> </text:span><text:span text:style-name="T1">SEGUROS.- </text:span><text:span text:style-name="T18">Durante todo el tiempo en que subsistan las obligaciones que se asumen en este Contrato por </text:span><text:span text:style-name="T1">LOS ACREDITADOS</text:span><text:span text:style-name="T18">, los conceptos de inversión objeto del crédito y/o los activos productivos que generen la fuente de pago, deberán estar asegurados íntegramente por </text:span><text:span text:style-name="T1">LOS ACREDITADOS</text:span><text:span text:style-name="T18">.</text:span></text:p>
      <text:p text:style-name="P36"/>
      <text:p text:style-name="P26"><text:span text:style-name="T36">GMC AGROFIN </text:span><text:span text:style-name="T40">deberá figurar como beneficiaria preferente en las pólizas o constancias de aseguramiento que se emitan respecto de siniestros o afectaciones que causen daños considerados como pérdida total. En este caso, </text:span><text:span text:style-name="T36">EL ACREDITADO </text:span><text:span text:style-name="T40">se obliga a gestionar y a obtener de parte de la compañía aseguradora o fondo de aseguramiento correspondiente, el pago de la indemnización a favor de </text:span><text:span text:style-name="T36">GMC AGROFIN</text:span><text:span text:style-name="T40">, el cual se aplicará a cubrir el saldo insoluto del crédito siguiendo el orden de prelación establecido en la Cláusula Décima Quinta del presente Contrato. </text:span></text:p>
      <text:p text:style-name="P36"/>
      <text:p text:style-name="P26"><text:span text:style-name="T40">Tratándose de siniestros o afectaciones parciales que no causen daños considerados como pérdida total, </text:span><text:span text:style-name="T36">EL ACREDITADO</text:span><text:span text:style-name="T40"> podrá figurar como beneficiario preferente en las pólizas o constancias de aseguramiento, así como recibir el pago de la indemnización correspondiente en caso de ser procedente, debiendo utilizarlo exclusivamente para resarcir los daños ocasionados por el siniestro. En tal caso, </text:span><text:span text:style-name="T36">EL ACREDITADO </text:span><text:span text:style-name="T40">deberá notificar y comprobar el siniestro a satisfacción de </text:span><text:span text:style-name="T36">GMC AGROFIN, </text:span><text:span text:style-name="T40">así como la correcta aplicación de los recursos derivados de la indemnización.</text:span></text:p>
      <text:p text:style-name="P49"><text:bookmark text:name="_DV_M176"/></text:p>
      <text:p text:style-name="P26"><text:span text:style-name="T36">El ACREDITADO </text:span><text:span text:style-name="T40">deberá entregar a</text:span><text:span text:style-name="T36"> GMC AGROFIN </text:span><text:span text:style-name="T40">una copia de las pólizas o constancias de aseguramiento cotejada con su original.</text:span></text:p>
      <text:p text:style-name="P43"/>
      <text:p text:style-name="P27"><text:span text:style-name="T47">EL ACREDITADO</text:span><text:span text:style-name="T46"> deberá cubrir con recursos propios el pago de la prima de seguro antes referido, cuando este no esté incluido en el paquete de crédito o cuota de crédito.</text:span></text:p>
      <text:p text:style-name="P47"/>
      <text:p text:style-name="P26"><text:bookmark text:name="_DV_M177"/><text:span text:style-name="T36">EL ACREDITADO</text:span><text:span text:style-name="T40"> se obliga a perfeccionar a satisfacción del fondo de aseguramiento o de la compañía aseguradora, según corresponda, la solicitud de aseguramiento, tramitando hasta su </text:span><text:soft-page-break/><text:span text:style-name="T40">obtención la póliza o constancia de aseguramiento respectiva, así como a realizar todos los actos y procedimientos que se originen como consecuencia del contrato de seguro, incluyendo los necesarios para la obtención, en caso de siniestro de la indemnización que corresponda, dando aviso de inmediato a </text:span><text:span text:style-name="T1">GMC AGROFIN <text:s/></text:span><text:span text:style-name="T40">de cada uno de ellos.</text:span></text:p>
      <text:p text:style-name="P36"/>
      <text:p text:style-name="P26"><text:bookmark text:name="_DV_M178"/><text:span text:style-name="T4">EL ACREDITADO</text:span><text:span text:style-name="T21"> se obliga a comprobar a </text:span><text:span text:style-name="T4">GMC AGROFIN </text:span><text:span text:style-name="T21">el pago de</text:span><text:span text:style-name="T4"> </text:span><text:span text:style-name="T21">la(s) póliza(s) o constancia(s) de aseguramiento dentro de un plazo de sesenta (60) días naturales posteriores a la primera disposición. </text:span></text:p>
      <text:p text:style-name="P42"/>
      <text:p text:style-name="P26"><text:bookmark text:name="_DV_M180"/><text:bookmark text:name="_DV_M179"/><text:span text:style-name="T36">GMC AGROFIN </text:span><text:span text:style-name="T40">por cuenta y orden del </text:span><text:span text:style-name="T36">ACREDITADO</text:span><text:span text:style-name="T40"> en caso de que éste no cumpla con dicha obligación, podrá contratar o renovar, el seguro correspondiente. En este caso </text:span><text:span text:style-name="T36">EL ACREDITADO</text:span><text:span text:style-name="T40"> se obliga a pagar a </text:span><text:span text:style-name="T36">GMC AGROFIN</text:span><text:span text:style-name="T40"> todos los gastos que este último hubiese realizado para obtener la póliza o constancia de aseguramiento respectiva.</text:span></text:p>
      <text:p text:style-name="P36"/>
      <text:p text:style-name="P26"><text:bookmark text:name="_DV_M181"/><text:span text:style-name="T40">En su caso, </text:span><text:span text:style-name="T36">EL ACREDITADO</text:span><text:span text:style-name="T40"> faculta a </text:span><text:span text:style-name="T36">GMC AGROFIN</text:span><text:span text:style-name="T40">, a descontar del monto del crédito la cantidad que corresponda al costo de la prima respectiva, para que por su encargo sea entregada directamente a la compañía aseguradora</text:span><text:span text:style-name="DeltaView_20_Style_20_Change_20_Label"><text:span text:style-name="T18"> </text:span></text:span><text:span text:style-name="T40">o fondo de aseguramiento según corresponda</text:span><text:bookmark text:name="_DV_M255"/><text:span text:style-name="T40">.</text:span></text:p>
      <text:p text:style-name="P36"/>
      <text:p text:style-name="P26"><text:bookmark text:name="_DV_M182"/><text:span text:style-name="T40">Esta facultad otorgada a </text:span><text:span text:style-name="T36">GMC AGROFIN</text:span><text:span text:style-name="T40"> no lo responsabiliza de las gestiones y resultados del aseguramiento, ni libera al </text:span><text:span text:style-name="T36">ACREDITADO</text:span><text:span text:style-name="T40"> de sus obligaciones con la compañía aseguradora</text:span><text:span text:style-name="DeltaView_20_Style_20_Change_20_Label"><text:span text:style-name="T18"> </text:span></text:span><text:span text:style-name="T40">o fondo de aseguramiento según corresponda.</text:span></text:p>
      <text:p text:style-name="P13"/>
      <text:p text:style-name="P26"><text:span text:style-name="T36">VIGÉSIMA SEXTA.- ESTADOS DE CUENTA.- </text:span><text:span text:style-name="T18">Las Partes convienen que </text:span><text:span text:style-name="T2">GMC AGROFIN</text:span><text:span text:style-name="T18"> pondr</text:span><text:span text:style-name="T26">á</text:span><text:span text:style-name="T18"> a disposici</text:span><text:span text:style-name="T26">ón</text:span><text:span text:style-name="T18"> de </text:span><text:span text:style-name="T2">EL ACREDITADO </text:span><text:span text:style-name="T18">su estado de cuenta de manera mensual, dentro de los 10 (diez) días naturales siguientes a la fecha de corte que corresponda, a través de alguno de los medios electrónicos automatizados o no, ópticos o de cualquier otra tecnología presente o futura con la que dispone o disponga, tales como correo electr</text:span><text:span text:style-name="T26">ón</text:span><text:span text:style-name="T18">ico, Internet o a trav</text:span><text:span text:style-name="T26">és</text:span><text:span text:style-name="T18"> del medio previamente pactado, el cual se se</text:span><text:span text:style-name="T26">ña</text:span><text:span text:style-name="T18">la en la Car</text:span><text:span text:style-name="T26">at</text:span><text:span text:style-name="T18">ula del Crédito que forma parte integrante del presente Contrato.</text:span></text:p>
      <text:p text:style-name="P36"/>
      <text:p text:style-name="P26"><text:span text:style-name="T40">Así mismo, </text:span><text:span text:style-name="T37">GMC AGROFIN</text:span><text:span text:style-name="T40"> pondrá a disposición del </text:span><text:span text:style-name="T37">ACREDITADO</text:span><text:span text:style-name="T40"> su estado de cuenta en el domicilio de las oficinas de </text:span><text:span text:style-name="T37">GMC AGROFIN</text:span><text:span text:style-name="T40"> cuando </text:span><text:span text:style-name="T37">EL ACREDITADO</text:span><text:span text:style-name="T40"> lo solicite, dentro del horario de atención al público, cualquier día hábil bancario. </text:span></text:p>
      <text:p text:style-name="P36"/>
      <text:p text:style-name="P36">Los estados de cuenta indicarán los adeudos del financiamiento contratado, desglosados por los conceptos de capital e intereses, vigentes y vencidos y otros conceptos aplicables. </text:p>
      <text:p text:style-name="P13"/>
      <text:p text:style-name="P26"><text:span text:style-name="T36">VIGÉSIMA OCTAVA.- REGISTRO</text:span><text:span text:style-name="T40">.- </text:span><text:span text:style-name="T36">EL ACREDITADO</text:span><text:span text:style-name="T40"> se obliga a realizar por su cuenta los trámites de inscripción del presente Contrato ante el Registro Público correspondiente, dentro de los 30 (treinta) días hábiles contados a partir de la firma del presente Contrato y a devolver todos sus tantos debidamente inscritos a </text:span><text:span text:style-name="T36">GMC AGROFIN </text:span><text:span text:style-name="T40">.</text:span></text:p>
      <text:p text:style-name="P36"/>
      <text:p text:style-name="P26"><text:bookmark text:name="_DV_M188"/><text:span text:style-name="T40">Los gastos que causen el otorgamiento y registro de este Contrato serán a cargo del </text:span><text:span text:style-name="T36">ACREDITADO</text:span><text:span text:style-name="T40">.</text:span></text:p>
      <text:p text:style-name="P41"/>
      <text:p text:style-name="P26"><text:span text:style-name="T47">VIGÉSIMA NOVENA.- </text:span><text:span text:style-name="T36">SOLICITUD Y ENTREGA DE INFORMACION</text:span><text:span text:style-name="T40">.- </text:span><text:span text:style-name="T36">EL ACREDITADO</text:span><text:span text:style-name="T40"> en este acto ratifica y/u otorga expresa e irrevocablemente su autorización para que </text:span><text:span text:style-name="T36">GMC AGROFIN </text:span><text:span text:style-name="T40"><text:s/>obtenga de tiempo en tiempo, y por lo menos una vez al año, información relativa a su historial crediticio, en las Sociedades de Información Crediticia. Asimismo, </text:span><text:span text:style-name="T36">EL ACREDITADO</text:span><text:span text:style-name="T40"> manifiesta que entiende y acepta que el incumplimiento total o parcial de las obligaciones de pago aquí contraídas se registrarán con cla</text:span><text:span text:style-name="T46">ves de prevención </text:span><text:span text:style-name="T27">u observación </text:span><text:span text:style-name="T46">establecidas en los reportes de crédito, afectando su historial </text:span><text:span text:style-name="T27">crediticio.</text:span></text:p>
      <text:p text:style-name="P7"/>
      <text:p text:style-name="P26"><text:bookmark-start text:name="_DV_C158"/><text:span text:style-name="DeltaView_20_Insertion"><text:span text:style-name="T70">Asimismo, en caso de que el presente Crédito sea otorgado con recursos de FIRA, EL ACREDITADO </text:span></text:span><text:span text:style-name="DeltaView_20_Insertion"><text:span text:style-name="T54">otorga su consentimiento expreso para que su información crediticia pueda ser </text:span></text:span><text:soft-page-break/><text:span text:style-name="DeltaView_20_Insertion"><text:span text:style-name="T54">proporcionada por las Sociedades de Información Crediticia o por GMC AGROFIN a LA FINANCIERA y/o a FIRA</text:span></text:span><text:bookmark-end text:name="_DV_C158"/><text:span text:style-name="DeltaView_20_Insertion"><text:span text:style-name="T50">, y que éstos últimos a su vez puedan proporcionarla a cualquier entidad pública o privada nacional o internacional que haya intervenido en el financiamiento o fondeo del </text:span></text:span><text:span text:style-name="T56">crédito y/o </text:span><text:span text:style-name="DeltaView_20_Insertion"><text:span text:style-name="T50">otorgado cualquier tipo de apoyos, así como a las autoridades competentes que llegaran a requerirla o a las Sociedades de Información Crediticia, en su caso.</text:span></text:span></text:p>
      <text:p text:style-name="P2"/>
      <text:p text:style-name="P26"><text:span text:style-name="T1">TRIGÉSIMA.- MODIFICACIONES.- </text:span><text:span text:style-name="T18">Las partes convienen que cualquier modificación al presente Contrato o cualquier otro documento relacionado con el mismo, será considerada válida si la misma fuere realizada por escrito firmado por las partes. El presente crédito podrá ser operado al amparo de un programa distinto al autorizado sin necesidad de modificación al presente Contrato, siempre y cuando se ajuste a los términos y condiciones del mismo a consideración de </text:span><text:span text:style-name="T2">GMC AGROFIN</text:span><text:span text:style-name="T18">.</text:span></text:p>
      <text:p text:style-name="P55"><text:a xlink:type="simple" xlink:href="py3o://for=%22obj%20in%20objects%22" text:style-name="Internet_20_link" text:visited-style-name="Visited_20_Internet_20_Link"><text:span text:style-name="T96">for="obj in objects"</text:span></text:a></text:p>
      <text:p text:style-name="P107"><text:a xlink:type="simple" xlink:href="py3o://with=%22lang=obj.partner_id.lang%20or%20'en_US'%22" text:style-name="Internet_20_link" text:visited-style-name="Visited_20_Internet_20_Link"><text:span text:style-name="T91">with="lang=obj.partner_id.lang or 'en_US'"</text:span></text:a></text:p>
      <text:p text:style-name="P80"><text:a xlink:type="simple" xlink:href="py3o://with=%22o=obj.with_context(lang=lang)%22" text:style-name="Internet_20_link" text:visited-style-name="Visited_20_Internet_20_Link"><text:span text:style-name="T95">with="o=obj.with_context(lang=lang)"</text:span></text:a></text:p>
      <text:p text:style-name="P26"><text:span text:style-name="T1">TRIGÉSIMA</text:span><text:span text:style-name="T36"> PRIMERA</text:span><text:span text:style-name="T1">.- DOMICILIO PARA NOTIFICACIONES</text:span><text:span text:style-name="T36">.- </text:span><text:span text:style-name="T40">Todas las notificaciones deberán hacerse por escrito y se considerarán debidamente efectuadas si se entregan personalmente o a través de correo certificado a los domicilios señalados a continuación:</text:span></text:p>
      <text:p text:style-name="P48"/>
      <text:p text:style-name="P32"><text:bookmark text:name="_DV_M191"/><text:span text:style-name="T36">GMC AGROFIN :</text:span><text:span text:style-name="T40"> El ubicado en </text:span><text:span text:style-name="Fuente_20_de_20_párrafo_20_predeter."><text:span text:style-name="T63"><text:user-field-get text:name="py3o.objects.company_id.street">company_id.street</text:user-field-get></text:span></text:span><text:span text:style-name="Fuente_20_de_20_párrafo_20_predeter."><text:span text:style-name="T63"><text:s/></text:span></text:span><text:span text:style-name="Fuente_20_de_20_párrafo_20_predeter."><text:span text:style-name="T63"><text:user-field-get text:name="py3o.objects.company_id.colonia_id.name">company_id.colonia</text:user-field-get></text:span></text:span><text:span text:style-name="Fuente_20_de_20_párrafo_20_predeter."><text:span text:style-name="T63"><text:s/></text:span></text:span><text:span text:style-name="Fuente_20_de_20_párrafo_20_predeter."><text:span text:style-name="T63"><text:user-field-get text:name="py3o.obj.company_id.municipio_id.name">company_id.municipio</text:user-field-get></text:span></text:span><text:span text:style-name="Fuente_20_de_20_párrafo_20_predeter."><text:span text:style-name="T63"><text:s/>C.P. </text:span></text:span><text:span text:style-name="Fuente_20_de_20_párrafo_20_predeter."><text:span text:style-name="T63"><text:user-field-get text:name="py3o.obj.company_id.zip_id.name">company_id.zip</text:user-field-get></text:span></text:span><text:span text:style-name="Fuente_20_de_20_párrafo_20_predeter."><text:span text:style-name="T63"><text:s/></text:span></text:span><text:span text:style-name="Fuente_20_de_20_párrafo_20_predeter."><text:span text:style-name="T63"><text:user-field-get text:name="py3o.obj.company_id.state_id.name">company_id.state_id</text:user-field-get></text:span></text:span><text:span text:style-name="Fuente_20_de_20_párrafo_20_predeter."><text:span text:style-name="T63">.</text:span></text:span></text:p>
      <text:p text:style-name="P36"/>
      <text:p text:style-name="P30"><text:bookmark text:name="_DV_M192"/><text:span text:style-name="T36">EL ACREDITADO:</text:span><text:span text:style-name="T40"> El ubicado e</text:span><text:span text:style-name="T44">n </text:span><text:span text:style-name="Fuente_20_de_20_párrafo_20_predeter."><text:span text:style-name="T63"><text:user-field-get text:name="py3o.objects.partner_id.street">partner_id.street</text:user-field-get></text:span></text:span><text:span text:style-name="Fuente_20_de_20_párrafo_20_predeter."><text:span text:style-name="T63"><text:s/></text:span></text:span><text:span text:style-name="Fuente_20_de_20_párrafo_20_predeter."><text:span text:style-name="T63"><text:user-field-get text:name="py3o.objects.partner_id.colonia_id.name">colonia_id</text:user-field-get></text:span></text:span><text:span text:style-name="Fuente_20_de_20_párrafo_20_predeter."><text:span text:style-name="T63"><text:s/></text:span></text:span><text:span text:style-name="Fuente_20_de_20_párrafo_20_predeter."><text:span text:style-name="T63"><text:user-field-get text:name="py3o.objects.partner_id.municipio_id.name">municipio_id</text:user-field-get></text:span></text:span><text:span text:style-name="Fuente_20_de_20_párrafo_20_predeter."><text:span text:style-name="T63"><text:s/>C.P. </text:span></text:span><text:span text:style-name="Fuente_20_de_20_párrafo_20_predeter."><text:span text:style-name="T63"><text:user-field-get text:name="py3o.objects.partner_id.zip_id.name">zip_id</text:user-field-get></text:span></text:span><text:span text:style-name="Fuente_20_de_20_párrafo_20_predeter."><text:span text:style-name="T63"><text:s/></text:span></text:span><text:span text:style-name="Fuente_20_de_20_párrafo_20_predeter."><text:span text:style-name="T63"><text:user-field-get text:name="py3o.objects.partner_id.state_id.name">partner_id.state_id</text:user-field-get></text:span></text:span></text:p>
      <text:p text:style-name="P36"/>
      <text:p text:style-name="P32"><text:bookmark text:name="_DV_M193"/><text:span text:style-name="T36">OBLIGADO SOLIDARIO Y/O GARANTE PRENDARIO Y/O GARANTE HIPOTECARIO </text:span><text:span text:style-name="T40">El ubicado en: </text:span><text:span text:style-name="Fuente_20_de_20_párrafo_20_predeter."><text:span text:style-name="T64"><text:user-field-get text:name="py3o.objects.proof_1.street">proof_1.street</text:user-field-get></text:span></text:span><text:span text:style-name="Fuente_20_de_20_párrafo_20_predeter."><text:span text:style-name="T59"><text:s/></text:span></text:span><text:span text:style-name="Fuente_20_de_20_párrafo_20_predeter."><text:span text:style-name="T64"><text:user-field-get text:name="py3o.objects.proof_1.colonia_id.name">proof_1.colonia_id</text:user-field-get></text:span></text:span><text:span text:style-name="Fuente_20_de_20_párrafo_20_predeter."><text:span text:style-name="T59"><text:s/></text:span></text:span><text:span text:style-name="Fuente_20_de_20_párrafo_20_predeter."><text:span text:style-name="T64"><text:user-field-get text:name="py3o.objects.proof_1.municipio_id.name">proof_1.municipio_id</text:user-field-get></text:span></text:span><text:span text:style-name="Fuente_20_de_20_párrafo_20_predeter."><text:span text:style-name="T59"><text:s/></text:span></text:span><text:span text:style-name="Fuente_20_de_20_párrafo_20_predeter."><text:span text:style-name="T60">C.P. </text:span></text:span><text:span text:style-name="Fuente_20_de_20_párrafo_20_predeter."><text:span text:style-name="T64"><text:user-field-get text:name="py3o.objects.proof_1.zip_id.name">proof_1.zip_id</text:user-field-get></text:span></text:span><text:span text:style-name="Fuente_20_de_20_párrafo_20_predeter."><text:span text:style-name="T59"><text:s/></text:span></text:span><text:span text:style-name="Fuente_20_de_20_párrafo_20_predeter."><text:span text:style-name="T64"><text:user-field-get text:name="py3o.objects.proof_1.state_id.name">proof_1.state_id</text:user-field-get></text:span></text:span><text:span text:style-name="T58">.</text:span></text:p>
      <text:p text:style-name="P36"/>
      <text:p text:style-name="P36"><text:bookmark text:name="_DV_M194"/>Mientras las partes no se notifiquen el cambio de sus domicilios, los emplazamientos, notificaciones y demás diligencias judiciales y extrajudiciales se practicarán y surtirán todos sus efectos legales en los domicilios señalados en la presente Cláusula. <text:s/></text:p>
      <text:p text:style-name="P36"/>
      <text:p text:style-name="P36"><text:bookmark text:name="_DV_M195"/>Las partes convienen que las notificaciones a que se refiere la presente Cláusula no se podrán efectuar a través o por medios electrónicos, ópticos o de cualquier otra tecnología, no obstante de que dichos medios puedan ser atribuibles a las mismas, o bien de que éstos sean accesibles de ser consultados en forma ulterior. </text:p>
      <text:p text:style-name="P5"/>
      <text:p text:style-name="P26"><text:span text:style-name="T36">TRIGÉSIMA SEGUNDA.- AUTORIZACION DE CARGO.- </text:span><text:span text:style-name="T40">En el supuesto de que </text:span><text:span text:style-name="T36">GMC AGROFIN </text:span><text:span text:style-name="T40"><text:s/>por error llegara a ministrar cualquier cantidad adicional a la que le corresponda al </text:span><text:span text:style-name="T36">ACREDITADO</text:span><text:span text:style-name="T40"> por virtud del presente Contrato, éste último se obliga a instruir <text:s/>al Banco mencionado en la Cláusula Quinta anterior para que cargue a su cuenta las cantidades depositadas adicionalmente y sean depositadas en la cuenta a que se hace referencia en la cláusula denominada “Lugar y Forma de Pago” del presente contrato. </text:span></text:p>
      <text:p text:style-name="P53"><text:a xlink:type="simple" xlink:href="py3o:///with" text:style-name="Internet_20_link" text:visited-style-name="Visited_20_Internet_20_Link">/with</text:a></text:p>
      <text:p text:style-name="P62"><text:a xlink:type="simple" xlink:href="py3o:///with" text:style-name="Internet_20_link" text:visited-style-name="Visited_20_Internet_20_Link">/with</text:a></text:p>
      <text:p text:style-name="P78"><text:a xlink:type="simple" xlink:href="py3o:///for" text:style-name="Internet_20_link" text:visited-style-name="Visited_20_Internet_20_Link"><text:span text:style-name="T92">/for</text:span></text:a></text:p>
      <text:p text:style-name="P26"><text:bookmark text:name="_DV_M198"/><text:bookmark text:name="_DV_M197"/><text:span text:style-name="T2">TRIGÉSIMA </text:span><text:span text:style-name="T36">TERCERA</text:span><text:span text:style-name="T2">.- GASTOS.- </text:span><text:span text:style-name="T40">Todos los gastos, impuestos, derechos y honorarios que se causen por el otorgamiento y ejecución de este contrato, sus consecuencias y sus actos complementarios, serán por cuenta de </text:span><text:span text:style-name="T37">EL ACREDITADO</text:span><text:span text:style-name="T40">, quien se obliga a pagarlos en el momento en que se causen.</text:span><text:span text:style-name="T18"> Ambas partes reconocen y acuerdan que cumplirán con todas las obligaciones fiscales que le resulten aplicables por virtud del presente Contrato y que los recursos económicos utilizados provienen y provendrán de fuentes lícitas y serán utilizados para actividades lícitas en todo momento. </text:span></text:p>
      <text:p text:style-name="P40"><text:soft-page-break/></text:p>
      <text:p text:style-name="P26"><text:span text:style-name="T2">TRIGÉSIMA CUARTA</text:span><text:span text:style-name="T1">.- CASO FORTUITO O FUERZA MAYOR.-</text:span><text:span text:style-name="T18"> </text:span><text:span text:style-name="T2">El ACREDITADO</text:span><text:span text:style-name="T18"> se obliga ante </text:span><text:span text:style-name="T2">GMC AGROFIN </text:span><text:span text:style-name="T18">al debido cumplimiento de las obligaciones que, a su cargo, se encuentran establecidas en el Contrato, incluso en presencia de hechos o eventos de caso fortuito y/o de fuerza mayor. </text:span></text:p>
      <text:p text:style-name="P7"/>
      <text:p text:style-name="P26"><text:span text:style-name="T2">TRIGÉSIMA</text:span><text:span text:style-name="T36"> QUINTA</text:span><text:span text:style-name="T1">.- INDEPENDENCIA DE CLÁUSULAS.-</text:span><text:span text:style-name="T18"> La nulidad de cualquiera de las clausulas establecidas en este Contrato de ninguna manera se podrá interpretar como una nulidad del resto del clausulado o del Contrato, teniendo como efecto únicamente que dicha cláusula declarada como nula se tenga por no puesta. </text:span></text:p>
      <text:p text:style-name="P7"/>
      <text:p text:style-name="P26"><text:span text:style-name="T2">TRIGÉSIMA</text:span><text:span text:style-name="T1"> SEXTA.</text:span><text:span text:style-name="T18">- </text:span><text:span text:style-name="T1">SOLICITUDES, CONSULTAS, ACLARACIONES E INCONFORMIDADES</text:span><text:span text:style-name="T18">.- Para consultar saldos, transacciones o movimientos, así como para presentar cualquier solicitud, consulta y aclaración relacionadas con el Crédito contratado, </text:span><text:span text:style-name="T2">EL ACREDITADO</text:span><text:span text:style-name="T18"> podrá solicitar el apoyo del Gerente de la sucursal donde se le otorgó el Crédito o del personal a su cargo. En caso de consultas, aclaraciones o inconformidades, </text:span><text:span text:style-name="T2">EL ACREDITADO</text:span><text:span text:style-name="T18"> deberá dirigirse a la Unidad Especializada de </text:span><text:span text:style-name="T2">GMC AGROFIN</text:span><text:span text:style-name="T18">.<text:tab/></text:span></text:p>
      <text:p text:style-name="P7"/>
      <text:p text:style-name="P26"><text:span text:style-name="T18">En términos del artículo 23 de la Ley para la Transparencia y Ordenamiento de los Servicios Financieros, si </text:span><text:span text:style-name="T2">EL ACREDITADO</text:span><text:span text:style-name="T18"> no está de acuerdo con alguno de los importes, transacciones o movimientos referentes al comportamiento de su crédito, podrá presentar una solicitud de aclaración dentro del plazo de 90 (noventa) días naturales contados a partir de la Fecha de Corte o, en su caso, de la realización de la operación. </text:span></text:p>
      <text:p text:style-name="P7"/>
      <text:p text:style-name="P26"><text:span text:style-name="T18">La solicitud respectiva deberá presentarse, por escrito, ante la sucursal en la que opera la cuenta del Crédito, o bien, en la Unidad Especializada de </text:span><text:span text:style-name="T2">GMC AGROFIN</text:span><text:span text:style-name="T18">, mediante escrito, correo electrónico o cualquier otro medio por el que se pueda comprobar fehacientemente su recepción. </text:span></text:p>
      <text:p text:style-name="P7"/>
      <text:p text:style-name="P26"><text:span text:style-name="T18">Una vez que </text:span><text:span text:style-name="T1">GMC AGROFIN</text:span><text:span text:style-name="T18"> reciba la solicitud de aclaración, tendrá un plazo máximo de 45 (cuarenta y cinco) días naturales contados a partir de la recepción de la solicitud, para entregar al </text:span><text:span text:style-name="T2">ACREDITADO</text:span><text:span text:style-name="T18"> el dictamen correspondiente suscrito por personal facultado por </text:span><text:span text:style-name="T1">GMC AGROFIN</text:span><text:span text:style-name="T18"> para su realización, así como un informe detallado en el que se respondan todos los hechos contenidos en la solicitud presentada por el </text:span><text:span text:style-name="T2">ACREDITADO.</text:span></text:p>
      <text:p text:style-name="P7"/>
      <text:p text:style-name="P101"><text:span text:style-name="T24">Así también, </text:span><text:span text:style-name="T7">GMC AGROFIN</text:span><text:span text:style-name="T25"> </text:span><text:span text:style-name="T24">le informa al </text:span><text:span text:style-name="T6">ACREDITADO</text:span><text:span text:style-name="T25"> </text:span><text:span text:style-name="T24">que en la página del RECA (Registro de Contratos de Adhesión) https://phpapps.condusef.gob.mx/reca/_index.php, podrá consultar el presente formato de contrato y sus anexos, así como las disposiciones legales que en este documento se citen. </text:span></text:p>
      <text:p text:style-name="P26"><text:span text:style-name="T2">TRIGÉSIMA</text:span><text:span text:style-name="T1"> SÉPTIMA.-</text:span><text:span text:style-name="T18"> </text:span><text:span text:style-name="T1">PROTECCIÓN DE DATOS PERSONALES</text:span><text:span text:style-name="T18">.- Conforme a la Ley Federal de Protección de Datos Personales en Posesión de los Particulares (en lo sucesivo “LFPDPPP”), </text:span><text:span text:style-name="T1">GMC AGROFIN,</text:span><text:span text:style-name="T18"> previamente a la celebración del presente Contrato, solicitó datos personales del </text:span><text:span text:style-name="T2">ACREDITADO </text:span><text:span text:style-name="T18">e intervinientes del contrato con la finalidad de (i) identificarlo, (ii) poder celebrar el presente Contrato, (iii) informarle sobre el estatus de las obligaciones contraídas a través del presente Contrato, (iv) realizar requerimientos de pago, (v) ceder o enajenar los derechos que a su favor se deriven del presente Contrato, (vi) otorgarle información relacionada con el presente Contrato, (vii) ofrecerle los diferentes productos y/o servicios que la SOFOM tiene a su disposición, (viii) consultar y verificar los datos e información otorgada, y (ix) para fines mercadotécnicos, publicitarios y de prospección comercial relacionados a </text:span><text:span text:style-name="T1">GMC AGROFIN</text:span><text:span text:style-name="T18">. </text:span></text:p>
      <text:p text:style-name="P7"/>
      <text:p text:style-name="P26"><text:span text:style-name="T1">GMC AGROFIN</text:span><text:span text:style-name="T18"> protegerá y mantendrá los datos personales del </text:span><text:span text:style-name="T2">ACREDITADO</text:span><text:span text:style-name="T18"> por el tiempo razonablemente necesario, tomando en cuenta las disposiciones legales aplicables y sólo compartirá y/o transferirá dicha información con otra(s) entidad(es), (i) cuando el Acreditado contrate otro producto y/o servicio a través de </text:span><text:span text:style-name="T2">GMC AGROFIN</text:span><text:span text:style-name="T18">, (ii) cuando </text:span><text:span text:style-name="T1">GMC AGROFIN</text:span><text:span text:style-name="T18"> ceda y/o enajene la cartera de Créditos, (iii) para hacer requerimientos de pago a través de despachos de </text:span><text:soft-page-break/><text:span text:style-name="T18">cobranza, (iv) para la prestación de servicios, (v) cuando </text:span><text:span text:style-name="T1">GMC AGROFIN</text:span><text:span text:style-name="T18"> otorgue en garantía los derechos que a su favor se deriven en el presente Contrato, (vi) para consulta y verificación de los datos e información otorgada por el </text:span><text:span text:style-name="T2">ACREDITADO</text:span><text:span text:style-name="T18">, (vii) cuando así se requiera por disposición legal o por orden de autoridad competente debidamente fundada y motivada, y (viii) en los supuestos señalados en el artículo 37 de la LFPDPPP. </text:span></text:p>
      <text:p text:style-name="P7"/>
      <text:p text:style-name="P26"><text:span text:style-name="T2">El ACREDITADO</text:span><text:span text:style-name="T18"> podrá ejercer en todo momento ante </text:span><text:span text:style-name="T1">GMC AGROFIN</text:span><text:span text:style-name="T18">, sus derechos de acceso, rectificación, cancelación, oposición, revocación, limitación en el uso y/o divulgación en el tratamiento de sus datos personales, en caso de que legalmente sea procedente, conforme a los lineamientos y requisitos que marca la LFPDPPP y demás disposiciones aplicables, presentándose en la sucursal que le corresponda con un Ejecutivo de Atención a clientes.</text:span></text:p>
      <text:p text:style-name="P7"/>
      <text:p text:style-name="P26"><text:span text:style-name="T2">El ACREDITADO</text:span><text:span text:style-name="T18"> hace constar que con anterioridad a la celebración del presente Contrato, la SPFPM puso a su disposición un Aviso de Privacidad, donde se le informó, entre otras cosas, sobre: (i) la identidad y domicilio de </text:span><text:span text:style-name="T2">GMC AGROFIN</text:span><text:span text:style-name="T18">; (ii) los datos personales que serán sometidos a tratamiento; (iii) las finalidades del tratamiento; (iv) los mecanismos para que el Acreditado pueda manifestar su negativa para el tratamiento de sus datos personales para aquellas finalidades que no son necesarias, ni hayan dado origen a la relación jurídica con la SOFOM; (v) las transferencias de datos personales que, en su caso, se efectúen; el tercero receptor de los datos personales, y las finalidades de las mismas; (vi) la cláusula que indique si el Acreditado acepta o no la transferencia, cuando así se requiera; (vii) los medios y el procedimiento para ejercer los derechos ARCO, de revocación, limitación en el uso y/o divulgación; (viii) los mecanismos y procedimientos para que, en su caso, el Acreditado pueda revocar su consentimiento al tratamiento de sus datos personales; (ix) las opciones y medios que </text:span><text:span text:style-name="T1">GMC AGROFIN</text:span><text:span text:style-name="T18"> ofrece a el Acreditado para limitar el uso o divulgación de los datos personales; (x) los procedimientos y medios a través de los cuales </text:span><text:span text:style-name="T1">GMC AGROFIN</text:span><text:span text:style-name="T18"> comunicará a el Acreditado los cambios al aviso de privacidad.</text:span></text:p>
      <text:p text:style-name="P7"/>
      <text:p text:style-name="P26"><text:bookmark text:name="_DV_M202"/><text:span text:style-name="T2">TRIGÉSIMA</text:span><text:span text:style-name="T1"> OCTAVA.-</text:span><text:span text:style-name="T18"> </text:span><text:span text:style-name="T1">TRANSCRIPCIÓN DE ARTÍCULOS.-</text:span><text:span text:style-name="T18"> Todos las referencias a </text:span><text:span text:style-name="T81">preceptos legales incluidos en este Contrato, se encuentran transcritas en el </text:span><text:span text:style-name="T84">Anexo 5</text:span><text:span text:style-name="T81"> de este Instrumento. </text:span></text:p>
      <text:p text:style-name="P36"/>
      <text:p text:style-name="P26"><text:span text:style-name="T36">TRIGÉSIMA NOVENA</text:span><text:span text:style-name="T1">.-</text:span><text:span text:style-name="T18"> </text:span><text:span text:style-name="T1">ANEXOS</text:span><text:span text:style-name="T18">.- Todos los anexos a este Contrato forman parte integrante del mismo, los cuales se encuentra a disposición del ACREDITADO en las sucursales de GMC AGROFIN. </text:span></text:p>
      <text:p text:style-name="P42"/>
      <text:p text:style-name="P26"><text:span text:style-name="T36">CUADRAGÉSIMA PRIMERA</text:span><text:span text:style-name="T1">.- LEYES APLICABLES.-</text:span><text:span text:style-name="T18"> El Contrato se rige por lo dispuesto en sus CLÁUSULAS, en su defecto o supletoriamente y en el orden establecido, por las disposiciones contenidas y que resulten aplicables en las Leyes de los Estados Unidos Mexicanos, en particular, la Ley General de Organizaciones y Actividades Auxiliares del Crédito, Ley General de Títulos y Operaciones de Crédito, el Código de Comercio y el Código Civil Federal.</text:span></text:p>
      <text:p text:style-name="P7"/>
      <text:p text:style-name="P26"><text:span text:style-name="T36">CUADRAGÉSIMA SEGUNDA</text:span><text:span text:style-name="T1">.- TRIBUNALES COMPETENTES.-</text:span><text:span text:style-name="T18"> Para la interpretación y cumplimiento del Contrato, las partes se someten expresamente a la jurisdicción de los Tribunales de Chihuahua, Chihuahua, México. Por lo tanto, </text:span><text:span text:style-name="T2">EL ACREDITADO</text:span><text:span text:style-name="T18"> renuncia a fuero territorial distinto que por cualquier causa pudiere corresponderle, ya sea en lo presente o en lo futuro. </text:span></text:p>
      <text:p text:style-name="P56"><text:a xlink:type="simple" xlink:href="py3o://for=%22obj%20in%20objects%22" text:style-name="Internet_20_link" text:visited-style-name="Visited_20_Internet_20_Link"><text:span text:style-name="T96">for="obj in objects"</text:span></text:a></text:p>
      <text:p text:style-name="P108"><text:a xlink:type="simple" xlink:href="py3o://with=%22lang=obj.partner_id.lang%20or%20'en_US'%22" text:style-name="Internet_20_link" text:visited-style-name="Visited_20_Internet_20_Link"><text:span text:style-name="T91">with="lang=obj.partner_id.lang or 'en_US'"</text:span></text:a></text:p>
      <text:p text:style-name="P115"><text:a xlink:type="simple" xlink:href="py3o://with=%22o=obj.with_context(lang=lang)%22" text:style-name="Internet_20_link" text:visited-style-name="Visited_20_Internet_20_Link"><text:span text:style-name="T95">with="o=obj.with_context(lang=lang)"</text:span></text:a></text:p>
      <text:p text:style-name="P34"><text:span text:style-name="T1">Leído que fue el presente instrumento, debidamente inscrito en el </text:span><text:span text:style-name="T82">Registro de Contratos de Adhesión</text:span><text:span text:style-name="T1"> (“</text:span><text:span text:style-name="T16">RECA</text:span><text:span text:style-name="T1">”) bajo el número ________________, estando las Partes enteradas de su contenido, alcance y fuerza legal, lo ratifican en todas sus partes y lo firman para constancia por triplicado, haciéndole entrega de un ejemplar original y sus anexos al ACREDITADO, en la ciudad de Chihuahua, Chihuahua, el </text:span><text:span text:style-name="T97"><text:tab/></text:span><text:span text:style-name="T62"><text:text-input text:description="py3o://function=&quot;format_datetime(o.apply_date, format='full', locale='es_MX')&quot;">[approve_date]</text:text-input></text:span></text:p>
      <text:p text:style-name="P118"/>
      <text:p text:style-name="P7"/>
      <text:h text:style-name="P119" text:outline-level="1">F I R M A S</text:h>
      <text:h text:style-name="P120" text:outline-level="1"><text:soft-page-break/></text:h>
      <text:p text:style-name="P44"/>
      <table:table table:name="Table1" table:style-name="Table1">
        <table:table-column table:style-name="Table1.A"/>
        <table:table-column table:style-name="Table1.B"/>
        <table:table-row table:style-name="Table1.1">
          <table:table-cell table:style-name="Table1.A1" office:value-type="string">
            <text:p text:style-name="P45">GMC AGROFIN</text:p>
          </table:table-cell>
          <table:table-cell table:style-name="Table1.A1" office:value-type="string">
            <text:p text:style-name="P45">EL ACREDITADO</text:p>
          </table:table-cell>
        </table:table-row>
        <table:table-row table:style-name="Table1.1">
          <table:table-cell table:style-name="Table1.A2" office:value-type="string">
            <text:p text:style-name="P45"/>
            <text:p text:style-name="P45">_____________________________</text:p>
            <text:p text:style-name="P45"/>
            <text:p text:style-name="P112"><text:user-field-get text:name="py3o.objects.company_id.name">company_id.name</text:user-field-get></text:p>
          </table:table-cell>
          <table:table-cell table:style-name="Table1.B2" office:value-type="string">
            <text:p text:style-name="P45"/>
            <text:p text:style-name="P45">_______________________________</text:p>
            <text:p text:style-name="P51"/>
            <text:p text:style-name="P112"><text:user-field-get text:name="py3o.obj.partner_id.name">partner_id</text:user-field-get></text:p>
            <text:p text:style-name="P113"/>
            <text:p text:style-name="P113"/>
          </table:table-cell>
        </table:table-row>
      </table:table>
      <text:p text:style-name="P62"/>
      <table:table table:name="Table2" table:style-name="Table2">
        <table:table-column table:style-name="Table2.A"/>
        <table:table-column table:style-name="Table2.B"/>
        <table:table-row table:style-name="Table2.1">
          <table:table-cell table:style-name="Table2.A1" office:value-type="string">
            <text:p text:style-name="P39"/>
            <text:p text:style-name="P45">TESTIGO</text:p>
            <text:p text:style-name="P45"/>
            <text:p text:style-name="P45"/>
            <text:p text:style-name="P39">____________________________________</text:p>
            <text:p text:style-name="P110"><text:span text:style-name="Fuente_20_de_20_párrafo_20_predeter."><text:span text:style-name="T98"/></text:span></text:p>
            <text:p text:style-name="P110"><text:span text:style-name="Fuente_20_de_20_párrafo_20_predeter."><text:span text:style-name="T98"><text:user-field-get text:name="py3o.objects.proof_1.name">proof_1.name</text:user-field-get></text:span></text:span></text:p>
            <text:p text:style-name="P110"><text:span text:style-name="Fuente_20_de_20_párrafo_20_predeter."><text:span text:style-name="T93"/></text:span></text:p>
          </table:table-cell>
          <table:table-cell table:style-name="Table2.A1" office:value-type="string">
            <text:p text:style-name="P39"/>
            <text:p text:style-name="P45">TESTIGO</text:p>
            <text:p text:style-name="P45"/>
            <text:p text:style-name="P45"/>
            <text:p text:style-name="P39">_______________________________________</text:p>
            <text:p text:style-name="P110"><text:span text:style-name="Fuente_20_de_20_párrafo_20_predeter."><text:span text:style-name="T93"/></text:span></text:p>
            <text:p text:style-name="P110"><text:span text:style-name="Fuente_20_de_20_párrafo_20_predeter."><text:span text:style-name="T98"><text:user-field-get text:name="py3o.objects.proof_1.name">proof_1.name</text:user-field-get></text:span></text:span></text:p>
          </table:table-cell>
        </table:table-row>
      </table:table>
      <text:p text:style-name="P46"/>
      <text:p text:style-name="P58"><text:a xlink:type="simple" xlink:href="py3o:///with" text:style-name="Internet_20_link" text:visited-style-name="Visited_20_Internet_20_Link"><text:span text:style-name="T89">/with</text:span></text:a></text:p>
      <text:p text:style-name="P58"><text:a xlink:type="simple" xlink:href="py3o:///with" text:style-name="Internet_20_link" text:visited-style-name="Visited_20_Internet_20_Link"><text:span text:style-name="T89">/with</text:span></text:a></text:p>
      <text:p text:style-name="P82"><text:a xlink:type="simple" xlink:href="py3o:///for" text:style-name="Internet_20_link" text:visited-style-name="Visited_20_Internet_20_Link"><text:span text:style-name="T92">/for</text:span></text:a></text:p>
      <text:p text:style-name="P81"/>
      <text:p text:style-name="P25"/>
      <text:p text:style-name="P25"/>
      <text:p text:style-name="P25"/>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adornments="Normal" style:font-pitch="variable" style:font-charset="x-symbol"/>
    <style:font-face style:name="Symbol" svg:font-family="Symbol" style:font-adornments="Normal" style:font-family-generic="roman" style:font-pitch="variable" style:font-charset="x-symbol"/>
    <style:font-face style:name="Lucida Sans1" svg:font-family="'Lucida Sans'" style:font-family-generic="swiss"/>
    <style:font-face style:name="Courier New" svg:font-family="'Courier New'" style:font-adornments="Normal" style:font-family-generic="modern" style:font-pitch="fixed"/>
    <style:font-face style:name="Arial1" svg:font-family="Arial" style:font-family-generic="roman" style:font-pitch="variable"/>
    <style:font-face style:name="Arial Narrow" svg:font-family="'Arial Narrow'" style:font-family-generic="roman" style:font-pitch="variable"/>
    <style:font-face style:name="ArialMT" svg:font-family="ArialMT" style:font-family-generic="roman" style:font-pitch="variable"/>
    <style:font-face style:name="Calibri" svg:font-family="Calibri"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Verdana" svg:font-family="Verdana" style:font-family-generic="roman" style:font-pitch="variable"/>
    <style:font-face style:name="Arial" svg:font-family="Arial" style:font-family-generic="swiss" style:font-pitch="variable"/>
    <style:font-face style:name="Arial Narrow1" svg:font-family="'Arial Narrow'" style:font-family-generic="swiss" style:font-pitch="variable"/>
    <style:font-face style:name="Calibri1" svg:font-family="Calibri"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alibri2"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1" svg:font-family="Tahoma" style:font-family-generic="system" style:font-pitch="variable"/>
    <style:font-face style:name="Times New Roman1" svg:font-family="'Times New Roman'" style:font-family-generic="system" style:font-pitch="variable"/>
    <style:font-face style:name="Verdana1" svg:font-family="Verdana" style:font-family-generic="system" style:font-pitch="variable"/>
    <style:font-face style:name="ＭＳ ゴシック" svg:font-family="'ＭＳ ゴシック'"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4pt" fo:language="es" fo:country="MX" style:letter-kerning="false" style:font-name-asian="Calibri2" style:font-size-asian="12pt" style:language-asian="en" style:country-asian="US" style:font-name-complex="Tahoma1"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4pt" fo:language="es" fo:country="MX" style:letter-kerning="false" style:font-name-asian="Calibri2" style:font-size-asian="12pt" style:language-asian="en" style:country-asian="US" style:font-name-complex="Tahoma1"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in" loext:contextual-spacing="false" fo:text-align="start" style:justify-single-word="false" fo:orphans="0" fo:widows="0" style:writing-mode="lr-tb"/>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text-align="justify" style:justify-single-word="false"/>
      <style:text-properties style:font-name="Arial1" fo:font-family="Arial" style:font-family-generic="roman" style:font-pitch="variable" fo:font-size="12pt" style:font-size-asian="12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3" style:display-name="Heading 3" style:family="paragraph" style:parent-style-name="Standard" style:next-style-name="Standard" style:default-outline-level="3" style:list-style-name="" style:class="text">
      <style:paragraph-properties fo:text-align="justify" style:justify-single-word="false" fo:keep-with-next="always"/>
      <style:text-properties fo:color="#ff0000" style:font-name="Arial1" fo:font-family="Arial" style:font-family-generic="roman" style:font-pitch="variable" fo:font-size="12pt" fo:letter-spacing="-0.0043in" fo:font-style="italic" fo:font-weight="bold" style:font-size-asian="12pt" style:font-style-asian="italic" style:font-weight-asian="bold"/>
    </style:style>
    <style:style style:name="Header_20_and_20_Footer" style:display-name="Header and Footer" style:family="paragraph" style:parent-style-name="Standard" style:class="extra"/>
    <style:style style:name="Header" style:family="paragraph" style:parent-style-name="Standard" style:default-outline-level="" style:class="extra">
      <style:paragraph-properties>
        <style:tab-stops>
          <style:tab-stop style:position="3.3465in" style:type="center"/>
          <style:tab-stop style:position="6.2992in" style:type="right"/>
        </style:tab-stops>
      </style:paragraph-properties>
    </style:style>
    <style:style style:name="Footer" style:family="paragraph" style:parent-style-name="Standard" style:default-outline-level="" style:class="extra">
      <style:paragraph-properties>
        <style:tab-stops>
          <style:tab-stop style:position="2.9528in" style:type="center"/>
          <style:tab-stop style:position="5.9055in" style:type="right"/>
        </style:tab-stops>
      </style:paragraph-properties>
    </style:style>
    <style:style style:name="Body_20_Text_20_2" style:display-name="Body Text 2" style:family="paragraph" style:parent-style-name="Standard" style:default-outline-level="">
      <style:text-properties fo:color="#ff0000" style:text-line-through-style="solid" style:text-line-through-type="single" style:font-name="Arial1" fo:font-family="Arial" style:font-family-generic="roman" style:font-pitch="variable" fo:font-size="12pt" fo:font-style="italic" fo:font-weight="bold" style:font-size-asian="12pt" style:font-style-asian="italic" style:font-weight-asian="bold"/>
    </style:style>
    <style:style style:name="Body_20_Text_20_3" style:display-name="Body Text 3" style:family="paragraph" style:parent-style-name="Standard" style:default-outline-level="">
      <style:paragraph-properties fo:text-align="justify" style:justify-single-word="false"/>
      <style:text-properties fo:color="#ff0000" style:font-name="Arial1" fo:font-family="Arial" style:font-family-generic="roman" style:font-pitch="variable" fo:font-size="12pt" fo:font-weight="bold" style:font-size-asian="12pt" style:font-weight-asian="bold"/>
    </style:style>
    <style:style style:name="Title" style:family="paragraph" style:parent-style-name="Standard" style:default-outline-level="" style:class="chapter">
      <style:paragraph-properties fo:text-align="center" style:justify-single-word="false"/>
      <style:text-properties style:font-name="Arial1" fo:font-family="Arial" style:font-family-generic="roman" style:font-pitch="variable" fo:font-size="12pt" fo:language="es" fo:country="MX" fo:font-weight="bold" style:font-size-asian="12pt" style:font-weight-asian="bold" style:font-name-complex="Arial2" style:font-family-complex="Arial" style:font-family-generic-complex="system" style:font-pitch-complex="variable" style:font-size-complex="12pt" style:font-weight-complex="bold"/>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ar" style:family="paragraph" style:parent-style-name="Standard" style:default-outline-level="">
      <style:paragraph-properties fo:margin-top="0in" fo:margin-bottom="0.111in" loext:contextual-spacing="false" fo:line-height="0.1665in" fo:orphans="2" fo:widows="2"/>
      <style:text-properties style:font-name="Verdana" fo:font-family="Verdana" style:font-family-generic="roman" style:font-pitch="variable" fo:font-size="10pt" fo:language="en" fo:country="US" style:font-size-asian="10pt" style:language-asian="en" style:country-asian="US" style:font-name-complex="Verdana1" style:font-family-complex="Verdana" style:font-family-generic-complex="system" style:font-pitch-complex="variable"/>
    </style:style>
    <style:style style:name="Document_20_Map" style:display-name="Document Map" style:family="paragraph" style:parent-style-name="Standard" style:default-outline-level="">
      <loext:graphic-properties draw:fill="solid" draw:fill-color="#000080"/>
      <style:paragraph-properties fo:background-color="#000080"/>
      <style:text-properties style:font-name="Tahoma" fo:font-family="Tahoma" style:font-family-generic="roman" style:font-pitch="variable" fo:font-size="10pt" style:font-size-asian="10pt" style:font-name-complex="Tahoma1" style:font-family-complex="Tahoma" style:font-family-generic-complex="system" style:font-pitch-complex="variable"/>
    </style:style>
    <style:style style:name="annotation_20_text" style:display-name="annotation text" style:family="paragraph" style:parent-style-name="Standard" style:default-outline-level="">
      <style:text-properties fo:font-size="10pt" style:font-size-asian="10pt"/>
    </style:style>
    <style:style style:name="annotation_20_subject" style:display-name="annotation subject" style:family="paragraph" style:parent-style-name="annotation_20_text" style:next-style-name="annotation_20_text" style:default-outline-level="">
      <style:text-properties fo:font-weight="bold" style:font-weight-asian="bold" style:font-weight-complex="bold"/>
    </style:style>
    <style:style style:name="List_20_Paragraph" style:display-name="List Paragraph" style:family="paragraph" style:parent-style-name="Standard" style:default-outline-level="">
      <style:paragraph-properties fo:margin-left="0.4917in" fo:margin-right="0in" fo:text-indent="0in" style:auto-text-indent="false"/>
    </style:style>
    <style:style style:name="Normal_20__28_Web_29_" style:display-name="Normal (Web)" style:family="paragraph" style:parent-style-name="Standard" style:default-outline-level="">
      <style:paragraph-properties fo:margin-top="0.1945in" fo:margin-bottom="0.1945in" loext:contextual-spacing="false" fo:orphans="2" fo:widows="2"/>
      <style:text-properties fo:font-size="12pt" fo:language="es" fo:country="MX" style:font-size-asian="12pt" style:font-size-complex="12pt"/>
    </style:style>
    <style:style style:name="Table_20_Contents" style:display-name="Table Contents" style:family="paragraph" style:parent-style-name="Standard" style:class="extra">
      <style:paragraph-properties text:number-lines="false" text:line-number="0"/>
    </style:style>
    <style:style style:name="Normal" style:family="paragraph">
      <style:paragraph-properties fo:margin-left="0.0071in" fo:margin-right="0.1402in" fo:margin-top="0in" fo:margin-bottom="0.7764in" loext:contextual-spacing="false" fo:line-height="104%" fo:text-align="justify" style:justify-single-word="false" fo:hyphenation-ladder-count="no-limit" fo:text-indent="-0.0071in" style:auto-text-indent="false">
        <style:tab-stops/>
      </style:paragraph-properties>
      <style:text-properties fo:color="#000000" style:font-name="Arial" fo:font-family="Arial" style:font-family-generic="swiss" style:font-pitch="variable" fo:font-size="10pt" style:font-name-asian="Arial" style:font-family-asian="Arial" style:font-family-generic-asian="swiss" style:font-pitch-asian="variable" style:font-size-asian="10pt" style:language-asian="es" style:country-asian="MX" style:font-name-complex="Arial" style:font-family-complex="Arial" style:font-family-generic-complex="swiss" style:font-pitch-complex="variable" fo:hyphenate="false" fo:hyphenation-remain-char-count="2" fo:hyphenation-push-char-count="2"/>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Título_20_3_20_Car" style:display-name="Título 3 Car" style:family="text" style:parent-style-name="Default_20_Paragraph_20_Font">
      <style:text-properties fo:color="#ff0000" style:font-name="Arial1" fo:font-family="Arial" style:font-family-generic="roman" style:font-pitch="variable" fo:letter-spacing="-0.0043in"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4pt" style:rfc-language-tag="es-ES-u-co-trad" fo:language="es" fo:country="ES" style:font-name-asian="Times New Roman1" style:font-family-asian="'Times New Roman'" style:font-family-generic-asian="system" style:font-pitch-asian="variable" style:font-size-asian="14pt" style:language-asian="es" style:country-asian="MX" style:font-name-complex="Times New Roman1" style:font-family-complex="'Times New Roman'" style:font-family-generic-complex="system" style:font-pitch-complex="variable" style:font-size-complex="10pt"/>
    </style:style>
    <style:style style:name="page_20_number" style:display-name="page number" style:family="text" style:parent-style-name="Default_20_Paragraph_20_Font"/>
    <style:style style:name="Texto_20_independiente_20_Car" style:display-name="Texto independiente Car" style:family="text" style:parent-style-name="Default_20_Paragraph_20_Font">
      <style:text-properties style:font-name="Arial1" fo:font-family="Arial" style:font-family-generic="roman" style:font-pitch="variable" style:rfc-language-tag="es-ES-u-co-trad" fo:language="es" fo:country="ES" style:font-name-asian="Times New Roman1" style:font-family-asian="'Times New Roman'" style:font-family-generic-asian="system" style:font-pitch-asian="variable" style:language-asian="es" style:country-asian="MX" style:font-name-complex="Times New Roman1" style:font-family-complex="'Times New Roman'" style:font-family-generic-complex="system" style:font-pitch-complex="variable" style:font-size-complex="10pt"/>
    </style:style>
    <style:style style:name="Texto_20_independiente_20_2_20_Car" style:display-name="Texto independiente 2 Car" style:family="text" style:parent-style-name="Default_20_Paragraph_20_Font">
      <style:text-properties fo:color="#ff0000" style:text-line-through-style="solid" style:text-line-through-type="single" style:font-name="Arial1" fo:font-family="Arial" style:font-family-generic="roman" style:font-pitch="variable" style:rfc-language-tag="es-ES-u-co-trad" fo:language="es" fo:country="ES" fo:font-style="italic" fo:font-weight="bold" style:font-name-asian="Times New Roman1" style:font-family-asian="'Times New Roman'" style:font-family-generic-asian="system" style:font-pitch-asian="variable" style:language-asian="es" style:country-asian="MX" style:font-style-asian="italic" style:font-weight-asian="bold" style:font-name-complex="Times New Roman1" style:font-family-complex="'Times New Roman'" style:font-family-generic-complex="system" style:font-pitch-complex="variable" style:font-size-complex="10pt"/>
    </style:style>
    <style:style style:name="Texto_20_independiente_20_3_20_Car" style:display-name="Texto independiente 3 Car" style:family="text" style:parent-style-name="Default_20_Paragraph_20_Font">
      <style:text-properties fo:color="#ff0000" style:font-name="Arial1" fo:font-family="Arial" style:font-family-generic="roman" style:font-pitch="variable" style:rfc-language-tag="es-ES-u-co-trad" fo:language="es" fo:country="ES" fo:font-weight="bold" style:font-name-asian="Times New Roman1" style:font-family-asian="'Times New Roman'" style:font-family-generic-asian="system" style:font-pitch-asian="variable" style:language-asian="es" style:country-asian="MX" style:font-weight-asian="bold" style:font-name-complex="Times New Roman1" style:font-family-complex="'Times New Roman'" style:font-family-generic-complex="system" style:font-pitch-complex="variable" style:font-size-complex="10pt"/>
    </style:style>
    <style:style style:name="Título_20_Car" style:display-name="Título Car" style:family="text" style:parent-style-name="Default_20_Paragraph_20_Font">
      <style:text-properties style:font-name="Arial1" fo:font-family="Arial" style:font-family-generic="roman" style:font-pitch="variable" fo:font-weight="bold" style:font-name-asian="Times New Roman1" style:font-family-asian="'Times New Roman'" style:font-family-generic-asian="system" style:font-pitch-asian="variable" style:language-asian="es" style:country-asian="MX" style:font-weight-asian="bold" style:font-name-complex="Arial2" style:font-family-complex="Arial" style:font-family-generic-complex="system" style:font-pitch-complex="variable"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rfc-language-tag="es-ES-u-co-trad" fo:language="es" fo:country="ES" style:font-name-asian="Times New Roman1" style:font-family-asian="'Times New Roman'" style:font-family-generic-asian="system" style:font-pitch-asian="variable" style:font-size-asian="8pt" style:language-asian="es" style:country-asian="MX" style:font-name-complex="Tahoma1" style:font-family-complex="Tahoma" style:font-family-generic-complex="system" style:font-pitch-complex="variable" style:font-size-complex="8pt"/>
    </style:style>
    <style:style style:name="Mapa_20_del_20_documento_20_Car" style:display-name="Mapa del documento Car" style:family="text" style:parent-style-name="Default_20_Paragraph_20_Font">
      <style:text-properties style:font-name="Tahoma" fo:font-family="Tahoma" style:font-family-generic="roman" style:font-pitch="variable" fo:font-size="10pt" style:rfc-language-tag="es-ES-u-co-trad" fo:language="es" fo:country="ES" fo:background-color="#000080" style:font-name-asian="Times New Roman1" style:font-family-asian="'Times New Roman'" style:font-family-generic-asian="system" style:font-pitch-asian="variable" style:font-size-asian="10pt" style:language-asian="es" style:country-asian="MX" style:font-name-complex="Tahoma1" style:font-family-complex="Tahoma" style:font-family-generic-complex="system" style:font-pitch-complex="variable" style:font-size-complex="10pt"/>
    </style:style>
    <style:style style:name="DeltaView_20_Insertion" style:display-name="DeltaView Insertion" style:family="text">
      <style:text-properties fo:color="#0000ff" fo:letter-spacing="normal" style:text-underline-style="solid" style:text-underline-type="double" style:text-underline-width="auto" style:text-underline-color="font-color"/>
    </style:style>
    <style:style style:name="DeltaView_20_Deletion" style:display-name="DeltaView Deletion" style:family="text">
      <style:text-properties fo:color="#ff0000" style:text-line-through-style="solid" style:text-line-through-type="single" fo:letter-spacing="normal"/>
    </style:style>
    <style:style style:name="DeltaView_20_Move_20_Destination" style:display-name="DeltaView Move Destination" style:family="text">
      <style:text-properties fo:color="#00c000" fo:letter-spacing="normal" style:text-underline-style="solid" style:text-underline-type="double" style:text-underline-width="auto" style:text-underline-color="font-color"/>
    </style:style>
    <style:style style:name="Texto_20_comentario_20_Car" style:display-name="Texto comentario Car" style:family="text" style:parent-style-name="Default_20_Paragraph_20_Font">
      <style:text-properties style:font-name="Times New Roman" fo:font-family="'Times New Roman'" style:font-family-generic="roman" style:font-pitch="variable" fo:font-size="10pt" style:rfc-language-tag="es-ES-u-co-trad" fo:language="es" fo:country="ES" style:font-name-asian="Times New Roman1" style:font-family-asian="'Times New Roman'" style:font-family-generic-asian="system" style:font-pitch-asian="variable" style:font-size-asian="10pt" style:language-asian="es" style:country-asian="MX" style:font-name-complex="Times New Roman1" style:font-family-complex="'Times New Roman'" style:font-family-generic-complex="system" style:font-pitch-complex="variable" style:font-size-complex="10pt"/>
    </style:style>
    <style:style style:name="Asunto_20_del_20_comentario_20_Car" style:display-name="Asunto del comentario Car" style:family="text" style:parent-style-name="Texto_20_comentario_20_Car">
      <style:text-properties style:font-name="Times New Roman" fo:font-family="'Times New Roman'" style:font-family-generic="roman" style:font-pitch="variable" fo:font-size="10pt" style:rfc-language-tag="es-ES-u-co-trad" fo:language="es" fo:country="ES" fo:font-weight="bold" style:font-name-asian="Times New Roman1" style:font-family-asian="'Times New Roman'" style:font-family-generic-asian="system" style:font-pitch-asian="variable" style:font-size-asian="10pt" style:language-asian="es" style:country-asian="MX" style:font-weight-asian="bold" style:font-name-complex="Times New Roman1" style:font-family-complex="'Times New Roman'" style:font-family-generic-complex="system" style:font-pitch-complex="variable" style:font-size-complex="10pt" style:font-weight-complex="bold"/>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DeltaView_20_Style_20_Change_20_Label" style:display-name="DeltaView Style Change Label" style:family="text">
      <style:text-properties fo:color="#000000" fo:letter-spacing="normal"/>
    </style:style>
    <style:style style:name="ListLabel_20_1" style:display-name="ListLabel 1" style:family="text">
      <style:text-properties fo:font-weight="normal" style:font-weight-asian="normal" style:font-size-complex="11pt"/>
    </style:style>
    <style:style style:name="ListLabel_20_2" style:display-name="ListLabel 2" style:family="text">
      <style:text-properties fo:font-weight="normal" style:font-weight-asian="normal"/>
    </style:style>
    <style:style style:name="ListLabel_20_3" style:display-name="ListLabel 3" style:family="text">
      <style:text-properties style:text-line-through-style="solid" style:text-line-through-type="single"/>
    </style:style>
    <style:style style:name="ListLabel_20_4" style:display-name="ListLabel 4" style:family="text">
      <style:text-properties fo:font-weight="normal" style:font-weight-asian="normal"/>
    </style:style>
    <style:style style:name="ListLabel_20_5" style:display-name="ListLabel 5" style:family="text">
      <style:text-properties style:text-line-through-style="none" style:text-line-through-type="none" style:font-size-complex="12pt"/>
    </style:style>
    <style:style style:name="ListLabel_20_6" style:display-name="ListLabel 6" style:family="text">
      <style:text-properties style:font-name-complex="Courier New1" style:font-family-complex="'Courier New'"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10" style:display-name="ListLabel 10" style:family="text">
      <style:text-properties fo:letter-spacing="normal" style:font-name-complex="Times New Roman1" style:font-family-complex="'Times New Roman'" style:font-family-generic-complex="system" style:font-pitch-complex="variable"/>
    </style:style>
    <style:style style:name="ListLabel_20_11" style:display-name="ListLabel 11" style:family="text">
      <style:text-properties fo:letter-spacing="normal"/>
    </style:style>
    <style:style style:name="ListLabel_20_12" style:display-name="ListLabel 12" style:family="text">
      <style:text-properties fo:letter-spacing="normal" style:font-name-complex="Times New Roman1" style:font-family-complex="'Times New Roman'" style:font-family-generic-complex="system" style:font-pitch-complex="variable"/>
    </style:style>
    <style:style style:name="ListLabel_20_13" style:display-name="ListLabel 13" style:family="text">
      <style:text-properties fo:letter-spacing="normal" style:font-name-complex="Times New Roman1" style:font-family-complex="'Times New Roman'" style:font-family-generic-complex="system" style:font-pitch-complex="variable"/>
    </style:style>
    <style:style style:name="ListLabel_20_14" style:display-name="ListLabel 14" style:family="text">
      <style:text-properties fo:letter-spacing="normal" style:font-name-complex="Times New Roman1" style:font-family-complex="'Times New Roman'" style:font-family-generic-complex="system" style:font-pitch-complex="variable"/>
    </style:style>
    <style:style style:name="ListLabel_20_15" style:display-name="ListLabel 15" style:family="text">
      <style:text-properties fo:letter-spacing="normal" style:font-name-complex="Times New Roman1" style:font-family-complex="'Times New Roman'" style:font-family-generic-complex="system" style:font-pitch-complex="variable"/>
    </style:style>
    <style:style style:name="ListLabel_20_16" style:display-name="ListLabel 16" style:family="text">
      <style:text-properties fo:letter-spacing="normal" style:font-name-complex="Times New Roman1" style:font-family-complex="'Times New Roman'" style:font-family-generic-complex="system" style:font-pitch-complex="variable"/>
    </style:style>
    <style:style style:name="ListLabel_20_17" style:display-name="ListLabel 17" style:family="text">
      <style:text-properties fo:letter-spacing="normal" style:font-name-complex="Times New Roman1" style:font-family-complex="'Times New Roman'"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text-line-through-style="none" style:text-line-through-type="none" style:font-size-complex="12pt"/>
    </style:style>
    <style:style style:name="ListLabel_20_28" style:display-name="ListLabel 28" style:family="text">
      <style:text-properties style:text-line-through-style="none" style:text-line-through-type="none" style:font-size-complex="12pt"/>
    </style:style>
    <style:style style:name="ListLabel_20_29" style:display-name="ListLabel 29" style:family="text">
      <style:text-properties style:font-name-complex="Courier New1" style:font-family-complex="'Courier New'" style:font-family-generic-complex="system" style:font-pitch-complex="variable"/>
    </style:style>
    <style:style style:name="ListLabel_20_30" style:display-name="ListLabel 30" style:family="text">
      <style:text-properties style:font-name-complex="Courier New1" style:font-family-complex="'Courier New'" style:font-family-generic-complex="system" style:font-pitch-complex="variable"/>
    </style:style>
    <style:style style:name="ListLabel_20_31" style:display-name="ListLabel 31" style:family="text">
      <style:text-properties style:font-name-complex="Courier New1" style:font-family-complex="'Courier New'" style:font-family-generic-complex="system" style:font-pitch-complex="variable"/>
    </style:style>
    <style:style style:name="ListLabel_20_32" style:display-name="ListLabel 32" style:family="text">
      <style:text-properties style:font-name-complex="Courier New1" style:font-family-complex="'Courier New'" style:font-family-generic-complex="system" style:font-pitch-complex="variable"/>
    </style:style>
    <style:style style:name="ListLabel_20_33" style:display-name="ListLabel 33" style:family="text">
      <style:text-properties style:font-name-complex="Courier New1" style:font-family-complex="'Courier New'" style:font-family-generic-complex="system" style:font-pitch-complex="variable"/>
    </style:style>
    <style:style style:name="ListLabel_20_34" style:display-name="ListLabel 34" style:family="text">
      <style:text-properties style:font-name-complex="Courier New1" style:font-family-complex="'Courier New'" style:font-family-generic-complex="system" style:font-pitch-complex="variable"/>
    </style:style>
    <style:style style:name="ListLabel_20_35" style:display-name="ListLabel 35" style:family="text">
      <style:text-properties style:font-name-complex="Courier New1" style:font-family-complex="'Courier New'" style:font-family-generic-complex="system" style:font-pitch-complex="variable"/>
    </style:style>
    <style:style style:name="ListLabel_20_36" style:display-name="ListLabel 36" style:family="text">
      <style:text-properties style:font-name-complex="Courier New1" style:font-family-complex="'Courier New'" style:font-family-generic-complex="system" style:font-pitch-complex="variable"/>
    </style:style>
    <style:style style:name="ListLabel_20_37" style:display-name="ListLabel 37" style:family="text">
      <style:text-properties style:font-name-complex="Courier New1" style:font-family-complex="'Courier New'" style:font-family-generic-complex="system" style:font-pitch-complex="variable"/>
    </style:style>
    <style:style style:name="ListLabel_20_38" style:display-name="ListLabel 38"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39" style:display-name="ListLabel 39" style:family="text">
      <style:text-properties fo:letter-spacing="normal" style:font-name-complex="Times New Roman1" style:font-family-complex="'Times New Roman'" style:font-family-generic-complex="system" style:font-pitch-complex="variable"/>
    </style:style>
    <style:style style:name="ListLabel_20_40" style:display-name="ListLabel 40" style:family="text">
      <style:text-properties fo:letter-spacing="normal" style:font-name-complex="Times New Roman1" style:font-family-complex="'Times New Roman'" style:font-family-generic-complex="system" style:font-pitch-complex="variable"/>
    </style:style>
    <style:style style:name="ListLabel_20_41" style:display-name="ListLabel 41" style:family="text">
      <style:text-properties fo:letter-spacing="normal" style:font-name-complex="Times New Roman1" style:font-family-complex="'Times New Roman'" style:font-family-generic-complex="system" style:font-pitch-complex="variable"/>
    </style:style>
    <style:style style:name="ListLabel_20_42" style:display-name="ListLabel 42" style:family="text">
      <style:text-properties fo:letter-spacing="normal" style:font-name-complex="Times New Roman1" style:font-family-complex="'Times New Roman'" style:font-family-generic-complex="system" style:font-pitch-complex="variable"/>
    </style:style>
    <style:style style:name="ListLabel_20_43" style:display-name="ListLabel 43" style:family="text">
      <style:text-properties fo:letter-spacing="normal" style:font-name-complex="Times New Roman1" style:font-family-complex="'Times New Roman'" style:font-family-generic-complex="system" style:font-pitch-complex="variable"/>
    </style:style>
    <style:style style:name="ListLabel_20_44" style:display-name="ListLabel 44" style:family="text">
      <style:text-properties fo:letter-spacing="normal" style:font-name-complex="Times New Roman1" style:font-family-complex="'Times New Roman'" style:font-family-generic-complex="system" style:font-pitch-complex="variable"/>
    </style:style>
    <style:style style:name="ListLabel_20_45" style:display-name="ListLabel 45" style:family="text">
      <style:text-properties fo:letter-spacing="normal" style:font-name-complex="Times New Roman1" style:font-family-complex="'Times New Roman'" style:font-family-generic-complex="system" style:font-pitch-complex="variable"/>
    </style:style>
    <style:style style:name="ListLabel_20_46" style:display-name="ListLabel 46" style:family="text">
      <style:text-properties fo:letter-spacing="normal" style:font-name-complex="Times New Roman1" style:font-family-complex="'Times New Roman'" style:font-family-generic-complex="system" style:font-pitch-complex="variable"/>
    </style:style>
    <style:style style:name="ListLabel_20_47" style:display-name="ListLabel 4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48" style:display-name="ListLabel 48" style:family="text">
      <style:text-properties fo:letter-spacing="normal" style:font-name-complex="Times New Roman1" style:font-family-complex="'Times New Roman'" style:font-family-generic-complex="system" style:font-pitch-complex="variable"/>
    </style:style>
    <style:style style:name="ListLabel_20_49" style:display-name="ListLabel 49" style:family="text">
      <style:text-properties fo:letter-spacing="normal" style:font-name-complex="Times New Roman1" style:font-family-complex="'Times New Roman'" style:font-family-generic-complex="system" style:font-pitch-complex="variable"/>
    </style:style>
    <style:style style:name="ListLabel_20_50" style:display-name="ListLabel 50" style:family="text">
      <style:text-properties fo:letter-spacing="normal" style:font-name-complex="Times New Roman1" style:font-family-complex="'Times New Roman'" style:font-family-generic-complex="system" style:font-pitch-complex="variable"/>
    </style:style>
    <style:style style:name="ListLabel_20_51" style:display-name="ListLabel 51" style:family="text">
      <style:text-properties fo:letter-spacing="normal" style:font-name-complex="Times New Roman1" style:font-family-complex="'Times New Roman'" style:font-family-generic-complex="system" style:font-pitch-complex="variable"/>
    </style:style>
    <style:style style:name="ListLabel_20_52" style:display-name="ListLabel 52" style:family="text">
      <style:text-properties fo:letter-spacing="normal" style:font-name-complex="Times New Roman1" style:font-family-complex="'Times New Roman'" style:font-family-generic-complex="system" style:font-pitch-complex="variable"/>
    </style:style>
    <style:style style:name="ListLabel_20_53" style:display-name="ListLabel 53" style:family="text">
      <style:text-properties fo:letter-spacing="normal" style:font-name-complex="Times New Roman1" style:font-family-complex="'Times New Roman'" style:font-family-generic-complex="system" style:font-pitch-complex="variable"/>
    </style:style>
    <style:style style:name="ListLabel_20_54" style:display-name="ListLabel 54" style:family="text">
      <style:text-properties fo:letter-spacing="normal" style:font-name-complex="Times New Roman1" style:font-family-complex="'Times New Roman'" style:font-family-generic-complex="system" style:font-pitch-complex="variable"/>
    </style:style>
    <style:style style:name="ListLabel_20_55" style:display-name="ListLabel 55" style:family="text">
      <style:text-properties fo:letter-spacing="normal" style:font-name-complex="Times New Roman1" style:font-family-complex="'Times New Roman'" style:font-family-generic-complex="system" style:font-pitch-complex="variable"/>
    </style:style>
    <style:style style:name="ListLabel_20_56" style:display-name="ListLabel 5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57" style:display-name="ListLabel 57" style:family="text">
      <style:text-properties fo:letter-spacing="normal" style:font-name-complex="Times New Roman1" style:font-family-complex="'Times New Roman'" style:font-family-generic-complex="system" style:font-pitch-complex="variable"/>
    </style:style>
    <style:style style:name="ListLabel_20_58" style:display-name="ListLabel 58" style:family="text">
      <style:text-properties fo:letter-spacing="normal"/>
    </style:style>
    <style:style style:name="ListLabel_20_59" style:display-name="ListLabel 59" style:family="text">
      <style:text-properties fo:letter-spacing="normal" style:font-name-complex="Times New Roman1" style:font-family-complex="'Times New Roman'" style:font-family-generic-complex="system" style:font-pitch-complex="variable"/>
    </style:style>
    <style:style style:name="ListLabel_20_60" style:display-name="ListLabel 60" style:family="text">
      <style:text-properties fo:letter-spacing="normal" style:font-name-complex="Times New Roman1" style:font-family-complex="'Times New Roman'" style:font-family-generic-complex="system" style:font-pitch-complex="variable"/>
    </style:style>
    <style:style style:name="ListLabel_20_61" style:display-name="ListLabel 61" style:family="text">
      <style:text-properties fo:letter-spacing="normal" style:font-name-complex="Times New Roman1" style:font-family-complex="'Times New Roman'" style:font-family-generic-complex="system" style:font-pitch-complex="variable"/>
    </style:style>
    <style:style style:name="ListLabel_20_62" style:display-name="ListLabel 62" style:family="text">
      <style:text-properties fo:letter-spacing="normal" style:font-name-complex="Times New Roman1" style:font-family-complex="'Times New Roman'" style:font-family-generic-complex="system" style:font-pitch-complex="variable"/>
    </style:style>
    <style:style style:name="ListLabel_20_63" style:display-name="ListLabel 63" style:family="text">
      <style:text-properties fo:letter-spacing="normal" style:font-name-complex="Times New Roman1" style:font-family-complex="'Times New Roman'" style:font-family-generic-complex="system" style:font-pitch-complex="variable"/>
    </style:style>
    <style:style style:name="ListLabel_20_64" style:display-name="ListLabel 64" style:family="text">
      <style:text-properties fo:letter-spacing="normal" style:font-name-complex="Times New Roman1" style:font-family-complex="'Times New Roman'" style:font-family-generic-complex="system" style:font-pitch-complex="variable"/>
    </style:style>
    <style:style style:name="ListLabel_20_65" style:display-name="ListLabel 65" style:family="text">
      <style:text-properties fo:letter-spacing="normal" style:font-name-complex="Times New Roman1" style:font-family-complex="'Times New Roman'" style:font-family-generic-complex="system" style:font-pitch-complex="variable"/>
    </style:style>
    <style:style style:name="ListLabel_20_66" style:display-name="ListLabel 66" style:family="text">
      <style:text-properties fo:letter-spacing="normal" style:font-name-complex="Times New Roman1" style:font-family-complex="'Times New Roman'" style:font-family-generic-complex="system" style:font-pitch-complex="variable"/>
    </style:style>
    <style:style style:name="ListLabel_20_67" style:display-name="ListLabel 67" style:family="text">
      <style:text-properties fo:letter-spacing="normal" style:font-name-complex="Times New Roman1" style:font-family-complex="'Times New Roman'" style:font-family-generic-complex="system" style:font-pitch-complex="variable"/>
    </style:style>
    <style:style style:name="ListLabel_20_68" style:display-name="ListLabel 68" style:family="text">
      <style:text-properties fo:letter-spacing="normal" style:font-name-complex="Times New Roman1" style:font-family-complex="'Times New Roman'" style:font-family-generic-complex="system" style:font-pitch-complex="variable"/>
    </style:style>
    <style:style style:name="ListLabel_20_69" style:display-name="ListLabel 69" style:family="text">
      <style:text-properties fo:letter-spacing="normal" style:font-name-complex="Times New Roman1" style:font-family-complex="'Times New Roman'" style:font-family-generic-complex="system" style:font-pitch-complex="variable"/>
    </style:style>
    <style:style style:name="ListLabel_20_70" style:display-name="ListLabel 70" style:family="text">
      <style:text-properties fo:letter-spacing="normal" style:font-name-complex="Times New Roman1" style:font-family-complex="'Times New Roman'" style:font-family-generic-complex="system" style:font-pitch-complex="variable"/>
    </style:style>
    <style:style style:name="ListLabel_20_71" style:display-name="ListLabel 71" style:family="text">
      <style:text-properties fo:letter-spacing="normal" style:font-name-complex="Times New Roman1" style:font-family-complex="'Times New Roman'" style:font-family-generic-complex="system" style:font-pitch-complex="variable"/>
    </style:style>
    <style:style style:name="ListLabel_20_72" style:display-name="ListLabel 72" style:family="text">
      <style:text-properties fo:letter-spacing="normal" style:font-name-complex="Times New Roman1" style:font-family-complex="'Times New Roman'" style:font-family-generic-complex="system" style:font-pitch-complex="variable"/>
    </style:style>
    <style:style style:name="ListLabel_20_73" style:display-name="ListLabel 73" style:family="text">
      <style:text-properties fo:letter-spacing="normal" style:font-name-complex="Times New Roman1" style:font-family-complex="'Times New Roman'" style:font-family-generic-complex="system" style:font-pitch-complex="variable"/>
    </style:style>
    <style:style style:name="ListLabel_20_74" style:display-name="ListLabel 74" style:family="text">
      <style:text-properties style:text-line-through-style="none" style:text-line-through-type="none" style:font-size-complex="12pt"/>
    </style:style>
    <style:style style:name="ListLabel_20_75" style:display-name="ListLabel 75" style:family="text">
      <style:text-properties fo:letter-spacing="normal" style:font-name-complex="Times New Roman1" style:font-family-complex="'Times New Roman'" style:font-family-generic-complex="system" style:font-pitch-complex="variable"/>
    </style:style>
    <style:style style:name="ListLabel_20_76" style:display-name="ListLabel 76" style:family="text">
      <style:text-properties fo:letter-spacing="normal" style:font-name-complex="Times New Roman1" style:font-family-complex="'Times New Roman'" style:font-family-generic-complex="system" style:font-pitch-complex="variable"/>
    </style:style>
    <style:style style:name="ListLabel_20_77" style:display-name="ListLabel 77"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78" style:display-name="ListLabel 78" style:family="text">
      <style:text-properties fo:letter-spacing="normal" style:font-name-complex="Times New Roman1" style:font-family-complex="'Times New Roman'" style:font-family-generic-complex="system" style:font-pitch-complex="variable"/>
    </style:style>
    <style:style style:name="ListLabel_20_79" style:display-name="ListLabel 79" style:family="text">
      <style:text-properties fo:letter-spacing="normal" style:font-name-complex="Times New Roman1" style:font-family-complex="'Times New Roman'" style:font-family-generic-complex="system" style:font-pitch-complex="variable"/>
    </style:style>
    <style:style style:name="ListLabel_20_80" style:display-name="ListLabel 80" style:family="text">
      <style:text-properties fo:letter-spacing="normal" style:font-name-complex="Times New Roman1" style:font-family-complex="'Times New Roman'" style:font-family-generic-complex="system" style:font-pitch-complex="variable"/>
    </style:style>
    <style:style style:name="ListLabel_20_81" style:display-name="ListLabel 81" style:family="text">
      <style:text-properties fo:letter-spacing="normal" style:font-name-complex="Times New Roman1" style:font-family-complex="'Times New Roman'" style:font-family-generic-complex="system" style:font-pitch-complex="variable"/>
    </style:style>
    <style:style style:name="ListLabel_20_82" style:display-name="ListLabel 82" style:family="text">
      <style:text-properties fo:letter-spacing="normal" style:font-name-complex="Times New Roman1" style:font-family-complex="'Times New Roman'" style:font-family-generic-complex="system" style:font-pitch-complex="variable"/>
    </style:style>
    <style:style style:name="ListLabel_20_83" style:display-name="ListLabel 83" style:family="text">
      <style:text-properties fo:letter-spacing="normal" style:font-name-complex="Times New Roman1" style:font-family-complex="'Times New Roman'" style:font-family-generic-complex="system" style:font-pitch-complex="variable"/>
    </style:style>
    <style:style style:name="ListLabel_20_84" style:display-name="ListLabel 84" style:family="text">
      <style:text-properties fo:letter-spacing="normal" style:font-name-complex="Times New Roman1" style:font-family-complex="'Times New Roman'" style:font-family-generic-complex="system" style:font-pitch-complex="variable"/>
    </style:style>
    <style:style style:name="ListLabel_20_85" style:display-name="ListLabel 85" style:family="text">
      <style:text-properties fo:letter-spacing="normal" style:font-name-complex="Times New Roman1" style:font-family-complex="'Times New Roman'" style:font-family-generic-complex="system" style:font-pitch-complex="variable"/>
    </style:style>
    <style:style style:name="ListLabel_20_86" style:display-name="ListLabel 86" style:family="text">
      <style:text-properties fo:letter-spacing="normal" fo:font-weight="normal" style:font-weight-asian="normal" style:font-name-complex="Times New Roman1" style:font-family-complex="'Times New Roman'" style:font-family-generic-complex="system" style:font-pitch-complex="variable"/>
    </style:style>
    <style:style style:name="ListLabel_20_87" style:display-name="ListLabel 87" style:family="text">
      <style:text-properties fo:letter-spacing="normal" style:font-name-complex="Times New Roman1" style:font-family-complex="'Times New Roman'" style:font-family-generic-complex="system" style:font-pitch-complex="variable"/>
    </style:style>
    <style:style style:name="ListLabel_20_88" style:display-name="ListLabel 88" style:family="text">
      <style:text-properties fo:letter-spacing="normal"/>
    </style:style>
    <style:style style:name="ListLabel_20_89" style:display-name="ListLabel 89" style:family="text">
      <style:text-properties fo:letter-spacing="normal" style:font-name-complex="Times New Roman1" style:font-family-complex="'Times New Roman'" style:font-family-generic-complex="system" style:font-pitch-complex="variable"/>
    </style:style>
    <style:style style:name="ListLabel_20_90" style:display-name="ListLabel 90" style:family="text">
      <style:text-properties fo:letter-spacing="normal" style:font-name-complex="Times New Roman1" style:font-family-complex="'Times New Roman'" style:font-family-generic-complex="system" style:font-pitch-complex="variable"/>
    </style:style>
    <style:style style:name="ListLabel_20_91" style:display-name="ListLabel 91" style:family="text">
      <style:text-properties fo:letter-spacing="normal" style:font-name-complex="Times New Roman1" style:font-family-complex="'Times New Roman'" style:font-family-generic-complex="system" style:font-pitch-complex="variable"/>
    </style:style>
    <style:style style:name="ListLabel_20_92" style:display-name="ListLabel 92" style:family="text">
      <style:text-properties fo:letter-spacing="normal" style:font-name-complex="Times New Roman1" style:font-family-complex="'Times New Roman'" style:font-family-generic-complex="system" style:font-pitch-complex="variable"/>
    </style:style>
    <style:style style:name="ListLabel_20_93" style:display-name="ListLabel 93" style:family="text">
      <style:text-properties fo:letter-spacing="normal" style:font-name-complex="Times New Roman1" style:font-family-complex="'Times New Roman'" style:font-family-generic-complex="system" style:font-pitch-complex="variable"/>
    </style:style>
    <style:style style:name="ListLabel_20_94" style:display-name="ListLabel 94" style:family="text">
      <style:text-properties fo:letter-spacing="normal" style:font-name-complex="Times New Roman1" style:font-family-complex="'Times New Roman'" style:font-family-generic-complex="system" style:font-pitch-complex="variable"/>
    </style:style>
    <style:style style:name="ListLabel_20_95" style:display-name="ListLabel 95" style:family="text">
      <style:text-properties fo:letter-spacing="normal" style:font-name-complex="Times New Roman1" style:font-family-complex="'Times New Roman'" style:font-family-generic-complex="system" style:font-pitch-complex="variable"/>
    </style:style>
    <style:style style:name="ListLabel_20_96" style:display-name="ListLabel 96" style:family="text">
      <style:text-properties fo:letter-spacing="normal" style:font-name-complex="Times New Roman1" style:font-family-complex="'Times New Roman'" style:font-family-generic-complex="system" style:font-pitch-complex="variable"/>
    </style:style>
    <style:style style:name="ListLabel_20_97" style:display-name="ListLabel 97" style:family="text">
      <style:text-properties fo:letter-spacing="normal" style:font-name-complex="Times New Roman1" style:font-family-complex="'Times New Roman'" style:font-family-generic-complex="system" style:font-pitch-complex="variable"/>
    </style:style>
    <style:style style:name="ListLabel_20_98" style:display-name="ListLabel 98" style:family="text">
      <style:text-properties fo:letter-spacing="normal" style:font-name-complex="Times New Roman1" style:font-family-complex="'Times New Roman'" style:font-family-generic-complex="system" style:font-pitch-complex="variable"/>
    </style:style>
    <style:style style:name="ListLabel_20_99" style:display-name="ListLabel 99" style:family="text">
      <style:text-properties fo:letter-spacing="normal" style:font-name-complex="Times New Roman1" style:font-family-complex="'Times New Roman'" style:font-family-generic-complex="system" style:font-pitch-complex="variable"/>
    </style:style>
    <style:style style:name="ListLabel_20_100" style:display-name="ListLabel 100" style:family="text">
      <style:text-properties fo:letter-spacing="normal" style:font-name-complex="Times New Roman1" style:font-family-complex="'Times New Roman'" style:font-family-generic-complex="system" style:font-pitch-complex="variable"/>
    </style:style>
    <style:style style:name="ListLabel_20_101" style:display-name="ListLabel 101" style:family="text">
      <style:text-properties fo:letter-spacing="normal" style:font-name-complex="Times New Roman1" style:font-family-complex="'Times New Roman'" style:font-family-generic-complex="system" style:font-pitch-complex="variable"/>
    </style:style>
    <style:style style:name="ListLabel_20_102" style:display-name="ListLabel 102" style:family="text">
      <style:text-properties fo:letter-spacing="normal" style:font-name-complex="Times New Roman1" style:font-family-complex="'Times New Roman'" style:font-family-generic-complex="system" style:font-pitch-complex="variable"/>
    </style:style>
    <style:style style:name="ListLabel_20_103" style:display-name="ListLabel 103" style:family="text">
      <style:text-properties fo:letter-spacing="normal" style:font-name-complex="Times New Roman1" style:font-family-complex="'Times New Roman'" style:font-family-generic-complex="system" style:font-pitch-complex="variable"/>
    </style:style>
    <style:style style:name="ListLabel_20_104" style:display-name="ListLabel 104" style:family="text">
      <style:text-properties fo:font-size="11pt" fo:letter-spacing="normal" fo:font-weight="normal" style:font-size-asian="11pt" style:font-weight-asian="normal" style:font-name-complex="Times New Roman1" style:font-family-complex="'Times New Roman'" style:font-family-generic-complex="system" style:font-pitch-complex="variable" style:font-size-complex="11pt"/>
    </style:style>
    <style:style style:name="ListLabel_20_105" style:display-name="ListLabel 105" style:family="text">
      <style:text-properties fo:letter-spacing="normal" style:font-name-complex="Times New Roman1" style:font-family-complex="'Times New Roman'" style:font-family-generic-complex="system" style:font-pitch-complex="variable"/>
    </style:style>
    <style:style style:name="ListLabel_20_106" style:display-name="ListLabel 106" style:family="text">
      <style:text-properties fo:letter-spacing="normal" style:font-name-complex="Times New Roman1" style:font-family-complex="'Times New Roman'" style:font-family-generic-complex="system" style:font-pitch-complex="variable"/>
    </style:style>
    <style:style style:name="ListLabel_20_107" style:display-name="ListLabel 107" style:family="text">
      <style:text-properties fo:letter-spacing="normal" style:font-name-complex="Times New Roman1" style:font-family-complex="'Times New Roman'" style:font-family-generic-complex="system" style:font-pitch-complex="variable"/>
    </style:style>
    <style:style style:name="ListLabel_20_108" style:display-name="ListLabel 108" style:family="text">
      <style:text-properties fo:letter-spacing="normal" style:font-name-complex="Times New Roman1" style:font-family-complex="'Times New Roman'" style:font-family-generic-complex="system" style:font-pitch-complex="variable"/>
    </style:style>
    <style:style style:name="ListLabel_20_109" style:display-name="ListLabel 109" style:family="text">
      <style:text-properties fo:letter-spacing="normal" style:font-name-complex="Times New Roman1" style:font-family-complex="'Times New Roman'" style:font-family-generic-complex="system" style:font-pitch-complex="variable"/>
    </style:style>
    <style:style style:name="ListLabel_20_110" style:display-name="ListLabel 110" style:family="text">
      <style:text-properties fo:letter-spacing="normal" style:font-name-complex="Times New Roman1" style:font-family-complex="'Times New Roman'" style:font-family-generic-complex="system" style:font-pitch-complex="variable"/>
    </style:style>
    <style:style style:name="ListLabel_20_111" style:display-name="ListLabel 111" style:family="text">
      <style:text-properties fo:letter-spacing="normal" style:font-name-complex="Times New Roman1" style:font-family-complex="'Times New Roman'" style:font-family-generic-complex="system" style:font-pitch-complex="variable"/>
    </style:style>
    <style:style style:name="ListLabel_20_112" style:display-name="ListLabel 112" style:family="text">
      <style:text-properties fo:letter-spacing="normal" style:font-name-complex="Times New Roman1" style:font-family-complex="'Times New Roman'" style:font-family-generic-complex="system" style:font-pitch-complex="variable"/>
    </style:style>
    <style:style style:name="ListLabel_20_113" style:display-name="ListLabel 113" style:family="text">
      <style:text-properties fo:letter-spacing="normal" style:font-name-complex="Times New Roman1" style:font-family-complex="'Times New Roman'" style:font-family-generic-complex="system" style:font-pitch-complex="variable"/>
    </style:style>
    <style:style style:name="ListLabel_20_114" style:display-name="ListLabel 114" style:family="text">
      <style:text-properties fo:letter-spacing="normal" style:font-name-complex="Times New Roman1" style:font-family-complex="'Times New Roman'" style:font-family-generic-complex="system" style:font-pitch-complex="variable"/>
    </style:style>
    <style:style style:name="ListLabel_20_115" style:display-name="ListLabel 115" style:family="text">
      <style:text-properties fo:letter-spacing="normal" style:font-name-complex="Times New Roman1" style:font-family-complex="'Times New Roman'" style:font-family-generic-complex="system" style:font-pitch-complex="variable"/>
    </style:style>
    <style:style style:name="ListLabel_20_116" style:display-name="ListLabel 116" style:family="text">
      <style:text-properties fo:letter-spacing="normal" style:font-name-complex="Times New Roman1" style:font-family-complex="'Times New Roman'" style:font-family-generic-complex="system" style:font-pitch-complex="variable"/>
    </style:style>
    <style:style style:name="ListLabel_20_117" style:display-name="ListLabel 117" style:family="text">
      <style:text-properties fo:letter-spacing="normal" style:font-name-complex="Times New Roman1" style:font-family-complex="'Times New Roman'" style:font-family-generic-complex="system" style:font-pitch-complex="variable"/>
    </style:style>
    <style:style style:name="ListLabel_20_118" style:display-name="ListLabel 118" style:family="text">
      <style:text-properties fo:letter-spacing="normal" style:font-name-complex="Times New Roman1" style:font-family-complex="'Times New Roman'" style:font-family-generic-complex="system" style:font-pitch-complex="variable"/>
    </style:style>
    <style:style style:name="ListLabel_20_119" style:display-name="ListLabel 119" style:family="text">
      <style:text-properties fo:letter-spacing="normal" style:font-name-complex="Times New Roman1" style:font-family-complex="'Times New Roman'" style:font-family-generic-complex="system" style:font-pitch-complex="variable"/>
    </style:style>
    <style:style style:name="ListLabel_20_120" style:display-name="ListLabel 120" style:family="text">
      <style:text-properties fo:letter-spacing="normal" style:font-name-complex="Times New Roman1" style:font-family-complex="'Times New Roman'" style:font-family-generic-complex="system" style:font-pitch-complex="variable"/>
    </style:style>
    <style:style style:name="ListLabel_20_121" style:display-name="ListLabel 121" style:family="text">
      <style:text-properties fo:letter-spacing="normal" style:font-name-complex="Times New Roman1" style:font-family-complex="'Times New Roman'" style:font-family-generic-complex="system" style:font-pitch-complex="variable"/>
    </style:style>
    <style:style style:name="ListLabel_20_122" style:display-name="ListLabel 122" style:family="text">
      <style:text-properties style:text-line-through-style="none" style:text-line-through-type="none" fo:font-size="10pt" fo:letter-spacing="normal" fo:font-weight="normal" style:font-size-asian="10pt" style:font-weight-asian="normal" style:font-name-complex="Times New Roman1" style:font-family-complex="'Times New Roman'" style:font-family-generic-complex="system" style:font-pitch-complex="variable" style:font-size-complex="10pt"/>
    </style:style>
    <style:style style:name="ListLabel_20_123" style:display-name="ListLabel 123" style:family="text">
      <style:text-properties fo:letter-spacing="normal" style:font-name-complex="Times New Roman1" style:font-family-complex="'Times New Roman'" style:font-family-generic-complex="system" style:font-pitch-complex="variable"/>
    </style:style>
    <style:style style:name="ListLabel_20_124" style:display-name="ListLabel 124" style:family="text">
      <style:text-properties fo:letter-spacing="normal" style:font-name-complex="Times New Roman1" style:font-family-complex="'Times New Roman'" style:font-family-generic-complex="system" style:font-pitch-complex="variable"/>
    </style:style>
    <style:style style:name="ListLabel_20_125" style:display-name="ListLabel 125" style:family="text">
      <style:text-properties fo:letter-spacing="normal" style:font-name-complex="Times New Roman1" style:font-family-complex="'Times New Roman'" style:font-family-generic-complex="system" style:font-pitch-complex="variable"/>
    </style:style>
    <style:style style:name="ListLabel_20_126" style:display-name="ListLabel 126" style:family="text">
      <style:text-properties fo:letter-spacing="normal" style:font-name-complex="Times New Roman1" style:font-family-complex="'Times New Roman'" style:font-family-generic-complex="system" style:font-pitch-complex="variable"/>
    </style:style>
    <style:style style:name="ListLabel_20_127" style:display-name="ListLabel 127" style:family="text">
      <style:text-properties fo:letter-spacing="normal" style:font-name-complex="Times New Roman1" style:font-family-complex="'Times New Roman'" style:font-family-generic-complex="system" style:font-pitch-complex="variable"/>
    </style:style>
    <style:style style:name="ListLabel_20_128" style:display-name="ListLabel 128" style:family="text">
      <style:text-properties fo:letter-spacing="normal" style:font-name-complex="Times New Roman1" style:font-family-complex="'Times New Roman'" style:font-family-generic-complex="system" style:font-pitch-complex="variable"/>
    </style:style>
    <style:style style:name="ListLabel_20_129" style:display-name="ListLabel 129" style:family="text">
      <style:text-properties fo:letter-spacing="normal" style:font-name-complex="Times New Roman1" style:font-family-complex="'Times New Roman'" style:font-family-generic-complex="system" style:font-pitch-complex="variable"/>
    </style:style>
    <style:style style:name="ListLabel_20_130" style:display-name="ListLabel 130" style:family="text">
      <style:text-properties fo:letter-spacing="normal" style:font-name-complex="Times New Roman1" style:font-family-complex="'Times New Roman'" style:font-family-generic-complex="system" style:font-pitch-complex="variable"/>
    </style:style>
    <style:style style:name="ListLabel_20_131" style:display-name="ListLabel 131" style:family="text">
      <style:text-properties fo:letter-spacing="normal" style:font-name-complex="Times New Roman1" style:font-family-complex="'Times New Roman'" style:font-family-generic-complex="system" style:font-pitch-complex="variable"/>
    </style:style>
    <style:style style:name="ListLabel_20_132" style:display-name="ListLabel 132" style:family="text">
      <style:text-properties fo:letter-spacing="normal"/>
    </style:style>
    <style:style style:name="ListLabel_20_133" style:display-name="ListLabel 133" style:family="text">
      <style:text-properties fo:letter-spacing="normal"/>
    </style:style>
    <style:style style:name="ListLabel_20_134" style:display-name="ListLabel 134" style:family="text">
      <style:text-properties fo:letter-spacing="normal"/>
    </style:style>
    <style:style style:name="ListLabel_20_135" style:display-name="ListLabel 135" style:family="text">
      <style:text-properties fo:letter-spacing="normal"/>
    </style:style>
    <style:style style:name="ListLabel_20_136" style:display-name="ListLabel 136" style:family="text">
      <style:text-properties fo:letter-spacing="normal"/>
    </style:style>
    <style:style style:name="ListLabel_20_137" style:display-name="ListLabel 137" style:family="text">
      <style:text-properties fo:letter-spacing="normal"/>
    </style:style>
    <style:style style:name="ListLabel_20_138" style:display-name="ListLabel 138" style:family="text">
      <style:text-properties fo:letter-spacing="normal"/>
    </style:style>
    <style:style style:name="ListLabel_20_139" style:display-name="ListLabel 139" style:family="text">
      <style:text-properties fo:letter-spacing="norma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Fuente_20_de_20_párrafo_20_predeter." style:display-name="Fuente de párrafo predeter."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a" style:num-letter-sync="true">
        <style:list-level-properties text:list-level-position-and-space-mode="label-alignment">
          <style:list-level-label-alignment text:label-followed-by="listtab" text:list-tab-stop-position="0.4472in" fo:text-indent="-0.25in" fo:margin-left="0.447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text:start-value="24">
        <style:list-level-properties text:list-level-position-and-space-mode="label-alignment">
          <style:list-level-label-alignment text:label-followed-by="listtab" text:list-tab-stop-position="0.4898in" fo:text-indent="-0.4898in" fo:margin-left="0.4898in"/>
        </style:list-level-properties>
      </text:list-level-style-number>
      <text:list-level-style-number text:level="2" text:style-name="ListLabel_20_3" style:num-suffix="." style:num-format="1" text:start-value="4" text:display-levels="2">
        <style:list-level-properties text:list-level-position-and-space-mode="label-alignment">
          <style:list-level-label-alignment text:label-followed-by="listtab" text:list-tab-stop-position="0.5in" fo:text-indent="-0.5in" fo:margin-left="0.5in"/>
        </style:list-level-properties>
      </text:list-level-style-number>
      <text:list-level-style-number text:level="3" style:num-suffix="."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style:num-suffix="." style:num-format="1" text:display-levels="4">
        <style:list-level-properties text:list-level-position-and-space-mode="label-alignment">
          <style:list-level-label-alignment text:label-followed-by="listtab" text:list-tab-stop-position="0.75in" fo:text-indent="-0.75in" fo:margin-left="0.75in"/>
        </style:list-level-properties>
      </text:list-level-style-number>
      <text:list-level-style-number text:level="5" style:num-suffix="."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style:num-suffix="." style:num-format="1" text:display-levels="6">
        <style:list-level-properties text:list-level-position-and-space-mode="label-alignment">
          <style:list-level-label-alignment text:label-followed-by="listtab" text:list-tab-stop-position="1in" fo:text-indent="-1in" fo:margin-left="1in"/>
        </style:list-level-properties>
      </text:list-level-style-number>
      <text:list-level-style-number text:level="7" style:num-suffix="."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style:num-suffix="." style:num-format="1" text:display-levels="8">
        <style:list-level-properties text:list-level-position-and-space-mode="label-alignment">
          <style:list-level-label-alignment text:label-followed-by="listtab" text:list-tab-stop-position="1.25in" fo:text-indent="-1.25in" fo:margin-left="1.25in"/>
        </style:list-level-properties>
      </text:list-level-style-number>
      <text:list-level-style-number text:level="9" style:num-suffix="." style:num-format="1" text:display-levels="9">
        <style:list-level-properties text:list-level-position-and-space-mode="label-alignment">
          <style:list-level-label-alignment text:label-followed-by="listtab" text:list-tab-stop-position="1.5in" fo:text-indent="-1.5in" fo:margin-left="1.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num-letter-sync="true" text:start-value="6">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text:style-name="ListLabel_20_4" style:num-suffix=")" style:num-format="a" style:num-letter-sync="true">
        <style:list-level-properties text:list-level-position-and-space-mode="label-alignment">
          <style:list-level-label-alignment text:label-followed-by="listtab" text:list-tab-stop-position="1.1366in" fo:text-indent="-0.25in" fo:margin-left="1.1366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6445in" fo:text-indent="-0.25in" fo:margin-left="0.644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1445in" fo:text-indent="-0.1252in" fo:margin-left="1.1445in"/>
        </style:list-level-properties>
      </text:list-level-style-number>
      <text:list-level-style-number text:level="4" style:num-suffix="." style:num-format="1">
        <style:list-level-properties text:list-level-position-and-space-mode="label-alignment">
          <style:list-level-label-alignment text:label-followed-by="listtab" text:list-tab-stop-position="1.6445in" fo:text-indent="-0.25in" fo:margin-left="1.644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1445in" fo:text-indent="-0.25in" fo:margin-left="2.144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6445in" fo:text-indent="-0.1252in" fo:margin-left="2.6445in"/>
        </style:list-level-properties>
      </text:list-level-style-number>
      <text:list-level-style-number text:level="7" style:num-suffix="." style:num-format="1">
        <style:list-level-properties text:list-level-position-and-space-mode="label-alignment">
          <style:list-level-label-alignment text:label-followed-by="listtab" text:list-tab-stop-position="3.1445in" fo:text-indent="-0.25in" fo:margin-left="3.144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6445in" fo:text-indent="-0.25in" fo:margin-left="3.644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1445in" fo:text-indent="-0.1252in" fo:margin-left="4.14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number text:level="1" text:style-name="ListLabel_20_5"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number text:level="1" style:num-suffix="." style:num-format="1">
        <style:list-level-properties text:list-level-position-and-space-mode="label-alignment">
          <style:list-level-label-alignment text:label-followed-by="listtab" text:list-tab-stop-position="0.8937in" fo:text-indent="-0.25in" fo:margin-left="0.893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3937in" fo:text-indent="-0.25in" fo:margin-left="1.393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8937in" fo:text-indent="-0.1252in" fo:margin-left="1.8937in"/>
        </style:list-level-properties>
      </text:list-level-style-number>
      <text:list-level-style-number text:level="4" style:num-suffix="." style:num-format="1">
        <style:list-level-properties text:list-level-position-and-space-mode="label-alignment">
          <style:list-level-label-alignment text:label-followed-by="listtab" text:list-tab-stop-position="2.3937in" fo:text-indent="-0.25in" fo:margin-left="2.393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8937in" fo:text-indent="-0.25in" fo:margin-left="2.893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3937in" fo:text-indent="-0.1252in" fo:margin-left="3.3937in"/>
        </style:list-level-properties>
      </text:list-level-style-number>
      <text:list-level-style-number text:level="7" style:num-suffix="." style:num-format="1">
        <style:list-level-properties text:list-level-position-and-space-mode="label-alignment">
          <style:list-level-label-alignment text:label-followed-by="listtab" text:list-tab-stop-position="3.8937in" fo:text-indent="-0.25in" fo:margin-left="3.893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3937in" fo:text-indent="-0.25in" fo:margin-left="4.393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8937in" fo:text-indent="-0.1252in" fo:margin-left="4.893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6"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7"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8"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number text:level="1" text:style-name="ListLabel_20_9"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 style:num-suffix="." style:num-format="i">
        <style:list-level-properties text:list-level-position-and-space-mode="label-alignment" fo:text-align="end">
          <style:list-level-label-alignment text:label-followed-by="listtab" text:list-tab-stop-position="1.6252in" fo:text-indent="-0.1252in" fo:margin-left="1.5in"/>
        </style:list-level-properties>
      </text:list-level-style-number>
      <text:list-level-style-number text:level="4" text:style-name="ListLabel_20_12"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3"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4"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5"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6"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7"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18"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9"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0"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number text:level="1" style:num-suffix="." style:num-format="i">
        <style:list-level-properties text:list-level-position-and-space-mode="label-alignment" fo:text-align="end">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style:num-suffix="" text:bullet-char="">
        <style:list-level-properties text:list-level-position-and-space-mode="label-alignment">
          <style:list-level-label-alignment text:label-followed-by="listtab" text:list-tab-stop-position="1.4898in" fo:text-indent="-0.25in" fo:margin-left="1.4898in"/>
        </style:list-level-properties>
        <style:text-properties style:font-name="Symbol"/>
      </text:list-level-style-bullet>
      <text:list-level-style-bullet text:level="2" text:style-name="ListLabel_20_21"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2"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3"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4"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2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26"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style:num-suffix="." style:num-format="1">
        <style:list-level-properties text:list-level-position-and-space-mode="label-alignment">
          <style:list-level-label-alignment text:label-followed-by="listtab" fo:text-indent="-0.1965in" fo:margin-left="0.19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7"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7">
      <text:list-level-style-number text:level="1" text:style-name="ListLabel_20_28"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8">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29"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30"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31"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0">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3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3"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4"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1">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35"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ListLabel_20_36" style:num-suffix="o" text:bullet-char="o">
        <style:list-level-properties text:list-level-position-and-space-mode="label-alignment">
          <style:list-level-label-alignment text:label-followed-by="listtab" text:list-tab-stop-position="2.5in"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ListLabel_20_37" style:num-suffix="o" text:bullet-char="o">
        <style:list-level-properties text:list-level-position-and-space-mode="label-alignment">
          <style:list-level-label-alignment text:label-followed-by="listtab" text:list-tab-stop-position="4in"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3">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4">
      <text:list-level-style-number text:level="1" text:style-name="ListLabel_20_38"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39"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40"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41"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42"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43"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44"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45"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46"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5">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6">
      <text:list-level-style-number text:level="1" text:style-name="ListLabel_20_4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4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4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5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5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5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5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5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5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7">
      <text:list-level-style-number text:level="1" text:style-name="ListLabel_20_5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5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5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5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6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6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6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6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6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8">
      <text:list-level-style-number text:level="1" text:style-name="ListLabel_20_65"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text:style-name="ListLabel_20_66"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text:style-name="ListLabel_20_67"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text:style-name="ListLabel_20_68"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text:style-name="ListLabel_20_69"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text:style-name="ListLabel_20_70"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text:style-name="ListLabel_20_71"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text:style-name="ListLabel_20_72"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text:style-name="ListLabel_20_73"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9">
      <text:list-level-style-number text:level="1" text:style-name="ListLabel_20_74" style:num-suffix="." style:num-format="1">
        <style:list-level-properties text:list-level-position-and-space-mode="label-alignment">
          <style:list-level-label-alignment text:label-followed-by="listtab" text:list-tab-stop-position="0.3752in" fo:text-indent="-0.25in" fo:margin-left="0.3752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8752in" fo:text-indent="-0.25in" fo:margin-left="0.8752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3752in" fo:text-indent="-0.1252in" fo:margin-left="1.3752in"/>
        </style:list-level-properties>
      </text:list-level-style-number>
      <text:list-level-style-number text:level="4" style:num-suffix="." style:num-format="1">
        <style:list-level-properties text:list-level-position-and-space-mode="label-alignment">
          <style:list-level-label-alignment text:label-followed-by="listtab" text:list-tab-stop-position="1.8752in" fo:text-indent="-0.25in" fo:margin-left="1.875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3752in" fo:text-indent="-0.25in" fo:margin-left="2.3752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8752in" fo:text-indent="-0.1252in" fo:margin-left="2.8752in"/>
        </style:list-level-properties>
      </text:list-level-style-number>
      <text:list-level-style-number text:level="7" style:num-suffix="." style:num-format="1">
        <style:list-level-properties text:list-level-position-and-space-mode="label-alignment">
          <style:list-level-label-alignment text:label-followed-by="listtab" text:list-tab-stop-position="3.3752in" fo:text-indent="-0.25in" fo:margin-left="3.3752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8752in" fo:text-indent="-0.25in" fo:margin-left="3.8752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3752in" fo:text-indent="-0.1252in" fo:margin-left="4.3752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0">
      <text:list-level-style-number text:level="1" text:style-name="ListLabel_20_7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1">
      <text:list-level-style-number text:level="1" text:style-name="ListLabel_20_76"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2">
      <text:list-level-style-number text:level="1" text:style-name="ListLabel_20_77"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78"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79"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80"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81"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82"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83"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84"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85"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3">
      <text:list-level-style-number text:level="1" text:style-name="ListLabel_20_86"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87"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ListLabel_20_88"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ListLabel_20_89"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0"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91"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92"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93"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94"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4">
      <text:list-level-style-number text:level="1" text:style-name="ListLabel_20_95"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96" style:num-suffix="." style:num-format="1" text:start-value="10">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97"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98"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99"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0"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01"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02"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03"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5">
      <text:list-level-style-number text:level="1" text:style-name="ListLabel_20_104"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05" style:num-suffix=")" style:num-format="A" style:num-letter-sync="true">
        <style:list-level-properties text:list-level-position-and-space-mode="label-alignment">
          <style:list-level-label-alignment text:label-followed-by="listtab" text:list-tab-stop-position="1.0102in" fo:text-indent="-0.2602in" fo:margin-left="1.0102in"/>
        </style:list-level-properties>
      </text:list-level-style-number>
      <text:list-level-style-number text:level="3" text:style-name="ListLabel_20_106"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0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08"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09"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0"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11"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12"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6">
      <text:list-level-style-number text:level="1" text:style-name="ListLabel_20_113"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4"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15"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16"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17"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18"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19"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0"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21"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7">
      <text:list-level-style-number text:level="1"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0.5457in" fo:text-indent="-0.25in" fo:margin-left="0.5457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0457in" fo:text-indent="-0.1252in" fo:margin-left="1.0457in"/>
        </style:list-level-properties>
      </text:list-level-style-number>
      <text:list-level-style-number text:level="4" style:num-suffix="." style:num-format="1">
        <style:list-level-properties text:list-level-position-and-space-mode="label-alignment">
          <style:list-level-label-alignment text:label-followed-by="listtab" text:list-tab-stop-position="1.5457in" fo:text-indent="-0.25in" fo:margin-left="1.5457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0457in" fo:text-indent="-0.25in" fo:margin-left="2.0457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2.5457in" fo:text-indent="-0.1252in" fo:margin-left="2.5457in"/>
        </style:list-level-properties>
      </text:list-level-style-number>
      <text:list-level-style-number text:level="7" style:num-suffix="." style:num-format="1">
        <style:list-level-properties text:list-level-position-and-space-mode="label-alignment">
          <style:list-level-label-alignment text:label-followed-by="listtab" text:list-tab-stop-position="3.0457in" fo:text-indent="-0.25in" fo:margin-left="3.0457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3.5457in" fo:text-indent="-0.25in" fo:margin-left="3.5457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0457in" fo:text-indent="-0.1252in" fo:margin-left="4.0457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8">
      <text:list-level-style-number text:level="1" text:style-name="ListLabel_20_122"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23"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ListLabel_20_124"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ListLabel_20_125"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ListLabel_20_126"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ListLabel_20_127"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ListLabel_20_128"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ListLabel_20_129"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ListLabel_20_130"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9">
      <text:list-level-style-number text:level="1" text:style-name="ListLabel_20_13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ListLabel_20_132" style:num-suffix="o" text:bullet-char="o">
        <style:list-level-properties text:list-level-position-and-space-mode="label-alignment">
          <style:list-level-label-alignment text:label-followed-by="listtab" text:list-tab-stop-position="1.9898in" fo:text-indent="-0.25in" fo:margin-left="1.9898in"/>
        </style:list-level-properties>
        <style:text-properties style:font-name="Courier New"/>
      </text:list-level-style-bullet>
      <text:list-level-style-bullet text:level="3" text:style-name="ListLabel_20_133" style:num-suffix="" text:bullet-char="">
        <style:list-level-properties text:list-level-position-and-space-mode="label-alignment">
          <style:list-level-label-alignment text:label-followed-by="listtab" text:list-tab-stop-position="2.4898in" fo:text-indent="-0.25in" fo:margin-left="2.4898in"/>
        </style:list-level-properties>
        <style:text-properties style:font-name="Wingdings"/>
      </text:list-level-style-bullet>
      <text:list-level-style-bullet text:level="4" text:style-name="ListLabel_20_134" style:num-suffix="" text:bullet-char="">
        <style:list-level-properties text:list-level-position-and-space-mode="label-alignment">
          <style:list-level-label-alignment text:label-followed-by="listtab" text:list-tab-stop-position="2.9898in" fo:text-indent="-0.25in" fo:margin-left="2.9898in"/>
        </style:list-level-properties>
        <style:text-properties style:font-name="Symbol"/>
      </text:list-level-style-bullet>
      <text:list-level-style-bullet text:level="5" text:style-name="ListLabel_20_135" style:num-suffix="o" text:bullet-char="o">
        <style:list-level-properties text:list-level-position-and-space-mode="label-alignment">
          <style:list-level-label-alignment text:label-followed-by="listtab" text:list-tab-stop-position="3.4898in" fo:text-indent="-0.25in" fo:margin-left="3.4898in"/>
        </style:list-level-properties>
        <style:text-properties style:font-name="Courier New"/>
      </text:list-level-style-bullet>
      <text:list-level-style-bullet text:level="6" text:style-name="ListLabel_20_136" style:num-suffix="" text:bullet-char="">
        <style:list-level-properties text:list-level-position-and-space-mode="label-alignment">
          <style:list-level-label-alignment text:label-followed-by="listtab" text:list-tab-stop-position="3.9898in" fo:text-indent="-0.25in" fo:margin-left="3.9898in"/>
        </style:list-level-properties>
        <style:text-properties style:font-name="Wingdings"/>
      </text:list-level-style-bullet>
      <text:list-level-style-bullet text:level="7" text:style-name="ListLabel_20_137" style:num-suffix="" text:bullet-char="">
        <style:list-level-properties text:list-level-position-and-space-mode="label-alignment">
          <style:list-level-label-alignment text:label-followed-by="listtab" text:list-tab-stop-position="4.4898in" fo:text-indent="-0.25in" fo:margin-left="4.4898in"/>
        </style:list-level-properties>
        <style:text-properties style:font-name="Symbol"/>
      </text:list-level-style-bullet>
      <text:list-level-style-bullet text:level="8" text:style-name="ListLabel_20_138" style:num-suffix="o" text:bullet-char="o">
        <style:list-level-properties text:list-level-position-and-space-mode="label-alignment">
          <style:list-level-label-alignment text:label-followed-by="listtab" text:list-tab-stop-position="4.9898in" fo:text-indent="-0.25in" fo:margin-left="4.9898in"/>
        </style:list-level-properties>
        <style:text-properties style:font-name="Courier New"/>
      </text:list-level-style-bullet>
      <text:list-level-style-bullet text:level="9" text:style-name="ListLabel_20_139" style:num-suffix="" text:bullet-char="">
        <style:list-level-properties text:list-level-position-and-space-mode="label-alignment">
          <style:list-level-label-alignment text:label-followed-by="listtab" text:list-tab-stop-position="5.4898in" fo:text-indent="-0.25in" fo:margin-left="5.4898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list-style-name="">
      <style:paragraph-properties fo:text-align="end" style:justify-single-word="false"/>
      <style:text-properties style:font-name="Arial1" fo:font-size="10pt" fo:font-weight="bold" style:font-size-asian="10pt" style:font-weight-asian="bold" style:font-name-complex="Arial2"/>
    </style:style>
    <style:style style:name="MP2" style:family="paragraph" style:parent-style-name="Standard" style:list-style-name="">
      <style:paragraph-properties fo:text-align="end" style:justify-single-word="false"/>
      <style:text-properties officeooo:paragraph-rsid="0019b98e"/>
    </style:style>
    <style:style style:name="MT1" style:family="text">
      <style:text-properties style:font-name="Arial1" fo:font-size="10pt" fo:font-weight="bold" style:font-size-asian="10pt" style:font-weight-asian="bold" style:font-name-complex="Arial2"/>
    </style:style>
    <style:style style:name="MT2" style:family="text">
      <style:text-properties style:font-name="Arial1" fo:font-size="9pt" style:rfc-language-tag="es-ES-u-co-trad" fo:language="es" fo:country="ES" fo:font-weight="bold" officeooo:rsid="0020aca5" style:font-name-asian="Times New Roman1" style:font-size-asian="9pt" style:language-asian="es" style:country-asian="MX" style:font-weight-asian="bold" style:font-name-complex="Arial2" style:font-size-complex="9pt" style:font-weight-complex="bold"/>
    </style:style>
    <style:page-layout style:name="Mpm1">
      <style:page-layout-properties fo:page-width="8.5in" fo:page-height="11in" style:num-format="1" style:print-orientation="portrait" fo:margin-top="0.4925in" fo:margin-bottom="0.9846in" fo:margin-left="1.1811in" fo:margin-right="1.1811in" style:writing-mode="lr-tb" style:layout-grid-color="#c0c0c0" style:layout-grid-lines="36" style:layout-grid-base-height="0.25in" style:layout-grid-ruby-height="0in" style:layout-grid-mode="none" style:layout-grid-ruby-below="false" style:layout-grid-print="false" style:layout-grid-display="false" style:layout-grid-base-width="0.194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4925in" fo:margin-left="0in" fo:margin-right="0in" fo:margin-bottom="0.4528in" style:dynamic-spacing="true"/>
      </style:header-style>
      <style:footer-style/>
    </style:page-layout>
  </office:automatic-styles>
  <office:master-styles>
    <style:master-page style:name="Standard" style:page-layout-name="Mpm1">
      <style:header>
        <text:user-field-decls>
          <text:user-field-decl office:value-type="string" office:string-value="loan_id" text:name="py3o.objects.loan_id"/>
        </text:user-field-decls>
        <text:h text:style-name="MP1" text:outline-level="1"/>
        <text:h text:style-name="MP1" text:outline-level="1"/>
        <text:h text:style-name="MP2" text:outline-level="1"><text:span text:style-name="MT1">CONTRATO No. <text:s/></text:span><text:span text:style-name="MT2"><text:user-field-get text:name="py3o.objects.loan_id">loan_id</text:user-field-get></text:span></text:h>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amel Hery Cazares Villarreal</meta:initial-creator>
    <meta:editing-cycles>29</meta:editing-cycles>
    <meta:creation-date>2020-03-02T00:52:00</meta:creation-date>
    <dc:date>2020-06-12T19:10:01.882726971</dc:date>
    <meta:editing-duration>PT8H49M25S</meta:editing-duration>
    <meta:generator>LibreOffice/6.0.7.3$Linux_X86_64 LibreOffice_project/00m0$Build-3</meta:generator>
    <meta:document-statistic meta:table-count="3" meta:image-count="0" meta:object-count="0" meta:page-count="22" meta:paragraph-count="285" meta:word-count="10790" meta:character-count="69267" meta:non-whitespace-character-count="58760"/>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